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lack1" svg:font-family="'Lato Black'" style:font-adornments="Black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.4889in" table:align="left"/>
    </style:style>
    <style:style style:name="Table1.A" style:family="table-column">
      <style:table-column-properties style:column-width="1.6799in"/>
    </style:style>
    <style:style style:name="Table1.B" style:family="table-column">
      <style:table-column-properties style:column-width="1.809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3.7799in" fo:margin-left="0in" fo:margin-top="0in" fo:margin-bottom="0in" table:align="left" style:writing-mode="lr-tb"/>
    </style:style>
    <style:style style:name="Table124.A" style:family="table-column">
      <style:table-column-properties style:column-width="2.8306in"/>
    </style:style>
    <style:style style:name="Table124.B" style:family="table-column">
      <style:table-column-properties style:column-width="0.9493in"/>
    </style:style>
    <style:style style:name="Table124.1" style:family="table-row">
      <style:table-row-properties style:min-row-height="0.2597in" fo:keep-together="auto"/>
    </style:style>
    <style:style style:name="Table124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4.2" style:family="table-row">
      <style:table-row-properties style:min-row-height="0.2549in" fo:keep-together="auto"/>
    </style:style>
    <style:style style:name="Table124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4.A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1.1076in" table:align="left" style:writing-mode="page"/>
    </style:style>
    <style:style style:name="Table2.A" style:family="table-column">
      <style:table-column-properties style:column-width="0.5354in"/>
    </style:style>
    <style:style style:name="Table2.B" style:family="table-column">
      <style:table-column-properties style:column-width="0.572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2.266in" table:align="left" style:writing-mode="page"/>
    </style:style>
    <style:style style:name="Table3.A" style:family="table-column">
      <style:table-column-properties style:column-width="0.9271in"/>
    </style:style>
    <style:style style:name="Table3.B" style:family="table-column">
      <style:table-column-properties style:column-width="1.3389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0.05pt solid #000000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6826in" table:align="left" style:writing-mode="page"/>
    </style:style>
    <style:style style:name="Table4.A" style:family="table-column">
      <style:table-column-properties style:column-width="1.7556in"/>
    </style:style>
    <style:style style:name="Table4.B" style:family="table-column">
      <style:table-column-properties style:column-width="1.9271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6535in" table:align="left"/>
    </style:style>
    <style:style style:name="Table5.A" style:family="table-column">
      <style:table-column-properties style:column-width="2.0007in"/>
    </style:style>
    <style:style style:name="Table5.B" style:family="table-column">
      <style:table-column-properties style:column-width="1.6528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0.05pt solid #000000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5" style:family="table">
      <style:table-properties style:width="6.2021in" fo:margin-left="0in" fo:margin-top="0in" fo:margin-bottom="0in" table:align="left" style:writing-mode="lr-tb"/>
    </style:style>
    <style:style style:name="Table125.A" style:family="table-column">
      <style:table-column-properties style:column-width="3.0153in"/>
    </style:style>
    <style:style style:name="Table125.B" style:family="table-column">
      <style:table-column-properties style:column-width="3.1868in"/>
    </style:style>
    <style:style style:name="Table125.1" style:family="table-row">
      <style:table-row-properties style:min-row-height="0.259in" fo:keep-together="auto"/>
    </style:style>
    <style:style style:name="Table125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5.2" style:family="table-row">
      <style:table-row-properties style:min-row-height="0.2549in" fo:keep-together="auto"/>
    </style:style>
    <style:style style:name="Table125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5.A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6" style:family="table">
      <style:table-properties style:width="4.4153in" fo:margin-left="0in" fo:margin-top="0in" fo:margin-bottom="0in" table:align="left" style:writing-mode="lr-tb"/>
    </style:style>
    <style:style style:name="Table126.A" style:family="table-column">
      <style:table-column-properties style:column-width="2.5424in"/>
    </style:style>
    <style:style style:name="Table126.B" style:family="table-column">
      <style:table-column-properties style:column-width="1.8729in"/>
    </style:style>
    <style:style style:name="Table126.1" style:family="table-row">
      <style:table-row-properties style:min-row-height="0.2597in" fo:keep-together="auto"/>
    </style:style>
    <style:style style:name="Table126.A1" style:family="table-cell">
      <style:table-cell-properties fo:padding-left="0.0035in" fo:padding-right="0in" fo:padding-top="0in" fo:padding-bottom="0in" fo:border-left="0.5pt solid #000000" fo:border-right="0.5pt solid #000000" fo:border-top="0.5pt solid #000000" fo:border-bottom="none"/>
    </style:style>
    <style:style style:name="Table126.2" style:family="table-row">
      <style:table-row-properties style:min-row-height="0.2549in" fo:keep-together="auto"/>
    </style:style>
    <style:style style:name="Table126.A2" style:family="table-cell">
      <style:table-cell-properties fo:padding-left="0.0035in" fo:padding-right="0in" fo:padding-top="0in" fo:padding-bottom="0in" fo:border-left="0.5pt solid #000000" fo:border-right="0.5pt solid #000000" fo:border-top="none" fo:border-bottom="none"/>
    </style:style>
    <style:style style:name="Table126.3" style:family="table-row">
      <style:table-row-properties style:min-row-height="0.2556in" fo:keep-together="auto"/>
    </style:style>
    <style:style style:name="Table126.A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5.0674in" table:align="left" style:writing-mode="page"/>
    </style:style>
    <style:style style:name="Table6.A" style:family="table-column">
      <style:table-column-properties style:column-width="2.9188in"/>
    </style:style>
    <style:style style:name="Table6.B" style:family="table-column">
      <style:table-column-properties style:column-width="2.1486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0.05pt solid #000000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3847in" table:align="left" style:writing-mode="page"/>
    </style:style>
    <style:style style:name="Table7.A" style:family="table-column">
      <style:table-column-properties style:column-width="1.8806in"/>
    </style:style>
    <style:style style:name="Table7.B" style:family="table-column">
      <style:table-column-properties style:column-width="1.5042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4083in" table:align="left" style:writing-mode="page"/>
    </style:style>
    <style:style style:name="Table8.A" style:family="table-column">
      <style:table-column-properties style:column-width="0.7063in"/>
    </style:style>
    <style:style style:name="Table8.B" style:family="table-column">
      <style:table-column-properties style:column-width="0.7021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0.05pt solid #000000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4451in" table:align="left" style:writing-mode="page"/>
    </style:style>
    <style:style style:name="Table9.A" style:family="table-column">
      <style:table-column-properties style:column-width="0.725in"/>
    </style:style>
    <style:style style:name="Table9.B" style:family="table-column">
      <style:table-column-properties style:column-width="0.7201in"/>
    </style:style>
    <style:style style:name="Table9.A1" style:family="table-cell">
      <style:table-cell-properties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none" fo:border-top="none" fo:border-bottom="none"/>
    </style:style>
    <style:style style:name="Table9.B2" style:family="table-cell">
      <style:table-cell-properties fo:padding="0.0382in" fo:border-left="0.05pt solid #000000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1264in" table:align="left"/>
    </style:style>
    <style:style style:name="Table10.A" style:family="table-column">
      <style:table-column-properties style:column-width="1.434in"/>
    </style:style>
    <style:style style:name="Table10.B" style:family="table-column">
      <style:table-column-properties style:column-width="0.6924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B2" style:family="table-cell">
      <style:table-cell-properties fo:padding="0.0382in" fo:border-left="0.05pt solid #000000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5569in" table:align="left" style:writing-mode="page"/>
    </style:style>
    <style:style style:name="Table11.A" style:family="table-column">
      <style:table-column-properties style:column-width="1.6285in"/>
    </style:style>
    <style:style style:name="Table11.B" style:family="table-column">
      <style:table-column-properties style:column-width="0.9285in"/>
    </style:style>
    <style:style style:name="Table11.A1" style:family="table-cell">
      <style:table-cell-properties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1.A2" style:family="table-cell">
      <style:table-cell-properties fo:padding="0.0382in" fo:border-left="0.05pt solid #000000" fo:border-right="none" fo:border-top="none" fo:border-bottom="none"/>
    </style:style>
    <style:style style:name="Table11.B2" style:family="table-cell">
      <style:table-cell-properties fo:padding="0.0382in" fo:border-left="0.05pt solid #000000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2.4514in" table:align="left" style:writing-mode="page"/>
    </style:style>
    <style:style style:name="Table12.A" style:family="table-column">
      <style:table-column-properties style:column-width="1.6063in"/>
    </style:style>
    <style:style style:name="Table12.B" style:family="table-column">
      <style:table-column-properties style:column-width="0.8451in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B2" style:family="table-cell">
      <style:table-cell-properties fo:padding="0.0382in" fo:border-left="0.05pt solid #000000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5014in" table:align="left"/>
    </style:style>
    <style:style style:name="Table13.A" style:family="table-column">
      <style:table-column-properties style:column-width="1.6007in"/>
    </style:style>
    <style:style style:name="Table13.B" style:family="table-column">
      <style:table-column-properties style:column-width="0.9007in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0.05pt solid #000000" fo:border-right="0.05pt solid #000000" fo:border-top="none" fo:border-bottom="none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7" style:family="table">
      <style:table-properties style:width="3.8646in" fo:margin-top="0in" fo:margin-bottom="0in" table:align="left" style:writing-mode="rl-tb"/>
    </style:style>
    <style:style style:name="Table127.A" style:family="table-column">
      <style:table-column-properties style:column-width="0.75in"/>
    </style:style>
    <style:style style:name="Table127.B" style:family="table-column">
      <style:table-column-properties style:column-width="2.6243in"/>
    </style:style>
    <style:style style:name="Table127.C" style:family="table-column">
      <style:table-column-properties style:column-width="0.4903in"/>
    </style:style>
    <style:style style:name="Table127.1" style:family="table-row">
      <style:table-row-properties fo:keep-together="auto"/>
    </style:style>
    <style:style style:name="Table127.A1" style:family="table-cell">
      <style:table-cell-properties fo:padding-left="0.0035in" fo:padding-right="0in" fo:padding-top="0in" fo:padding-bottom="0in" fo:border="0.5pt solid #000000"/>
    </style:style>
    <style:style style:name="Table127.A23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29" style:family="table">
      <style:table-properties style:width="1.7021in" fo:margin-left="0in" fo:margin-top="0in" fo:margin-bottom="0in" table:align="left" style:writing-mode="lr-tb"/>
    </style:style>
    <style:style style:name="Table129.A" style:family="table-column">
      <style:table-column-properties style:column-width="0.4951in"/>
    </style:style>
    <style:style style:name="Table129.B" style:family="table-column">
      <style:table-column-properties style:column-width="0.7125in"/>
    </style:style>
    <style:style style:name="Table129.C" style:family="table-column">
      <style:table-column-properties style:column-width="0.4944in"/>
    </style:style>
    <style:style style:name="Table129.1" style:family="table-row">
      <style:table-row-properties style:min-row-height="0.3417in" fo:keep-together="auto"/>
    </style:style>
    <style:style style:name="Table129.A1" style:family="table-cell">
      <style:table-cell-properties fo:padding-left="0.0035in" fo:padding-right="0in" fo:padding-top="0in" fo:padding-bottom="0in" fo:border="0.5pt solid #000000"/>
    </style:style>
    <style:style style:name="Table129.2" style:family="table-row">
      <style:table-row-properties style:min-row-height="0.3653in" fo:keep-together="auto"/>
    </style:style>
    <style:style style:name="Table129.3" style:family="table-row">
      <style:table-row-properties style:min-row-height="0.2875in" fo:keep-together="auto"/>
    </style:style>
    <style:style style:name="Table129.4" style:family="table-row">
      <style:table-row-properties style:min-row-height="0.3729in" fo:keep-together="auto"/>
    </style:style>
    <style:style style:name="Table130" style:family="table">
      <style:table-properties style:width="3.4375in" fo:margin-top="0in" fo:margin-bottom="0in" table:align="left" style:writing-mode="lr-tb"/>
    </style:style>
    <style:style style:name="Table130.A" style:family="table-column">
      <style:table-column-properties style:column-width="1in"/>
    </style:style>
    <style:style style:name="Table130.B" style:family="table-column">
      <style:table-column-properties style:column-width="0.875in"/>
    </style:style>
    <style:style style:name="Table130.C" style:family="table-column">
      <style:table-column-properties style:column-width="1.0625in"/>
    </style:style>
    <style:style style:name="Table130.D" style:family="table-column">
      <style:table-column-properties style:column-width="0.5in"/>
    </style:style>
    <style:style style:name="Table130.1" style:family="table-row">
      <style:table-row-properties style:min-row-height="0.3708in" fo:keep-together="auto"/>
    </style:style>
    <style:style style:name="Table130.A1" style:family="table-cell">
      <style:table-cell-properties fo:padding-left="0.0035in" fo:padding-right="0in" fo:padding-top="0in" fo:padding-bottom="0in" fo:border="0.5pt solid #000000"/>
    </style:style>
    <style:style style:name="Table130.2" style:family="table-row">
      <style:table-row-properties style:min-row-height="0.2868in" fo:keep-together="auto"/>
    </style:style>
    <style:style style:name="Table130.4" style:family="table-row">
      <style:table-row-properties style:min-row-height="0.2875in" fo:keep-together="auto"/>
    </style:style>
    <style:style style:name="Table130.12" style:family="table-row">
      <style:table-row-properties style:min-row-height="0.3493in" fo:keep-together="auto"/>
    </style:style>
    <style:style style:name="Table131" style:family="table">
      <style:table-properties style:width="2.4813in" fo:margin-left="0in" fo:margin-top="0in" fo:margin-bottom="0in" table:align="left" style:writing-mode="lr-tb"/>
    </style:style>
    <style:style style:name="Table131.A" style:family="table-column">
      <style:table-column-properties style:column-width="1.0035in"/>
    </style:style>
    <style:style style:name="Table131.B" style:family="table-column">
      <style:table-column-properties style:column-width="0.8792in"/>
    </style:style>
    <style:style style:name="Table131.C" style:family="table-column">
      <style:table-column-properties style:column-width="0.5986in"/>
    </style:style>
    <style:style style:name="Table131.1" style:family="table-row">
      <style:table-row-properties style:min-row-height="0.4174in" fo:keep-together="auto"/>
    </style:style>
    <style:style style:name="Table131.A1" style:family="table-cell">
      <style:table-cell-properties fo:padding-left="0.0035in" fo:padding-right="0in" fo:padding-top="0in" fo:padding-bottom="0in" fo:border="0.5pt solid #000000"/>
    </style:style>
    <style:style style:name="Table131.2" style:family="table-row">
      <style:table-row-properties style:min-row-height="0.3632in" fo:keep-together="auto"/>
    </style:style>
    <style:style style:name="Table131.3" style:family="table-row">
      <style:table-row-properties style:min-row-height="0.3174in" fo:keep-together="auto"/>
    </style:style>
    <style:style style:name="Table131.4" style:family="table-row">
      <style:table-row-properties style:min-row-height="0.4in" fo:keep-together="auto"/>
    </style:style>
    <style:style style:name="Table131.5" style:family="table-row">
      <style:table-row-properties style:min-row-height="0.3451in" fo:keep-together="auto"/>
    </style:style>
    <style:style style:name="Table131.6" style:family="table-row">
      <style:table-row-properties style:min-row-height="0.3in" fo:keep-together="auto"/>
    </style:style>
    <style:style style:name="Table131.A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33" style:family="table">
      <style:table-properties style:width="2.15in" fo:margin-left="0in" fo:margin-top="0in" fo:margin-bottom="0in" table:align="left" style:writing-mode="lr-tb"/>
    </style:style>
    <style:style style:name="Table133.A" style:family="table-column">
      <style:table-column-properties style:column-width="0.7201in"/>
    </style:style>
    <style:style style:name="Table133.B" style:family="table-column">
      <style:table-column-properties style:column-width="0.5625in"/>
    </style:style>
    <style:style style:name="Table133.C" style:family="table-column">
      <style:table-column-properties style:column-width="0.4417in"/>
    </style:style>
    <style:style style:name="Table133.D" style:family="table-column">
      <style:table-column-properties style:column-width="0.4257in"/>
    </style:style>
    <style:style style:name="Table133.1" style:family="table-row">
      <style:table-row-properties style:min-row-height="0.2868in" fo:keep-together="auto"/>
    </style:style>
    <style:style style:name="Table133.A1" style:family="table-cell">
      <style:table-cell-properties fo:padding-left="0.0035in" fo:padding-right="0in" fo:padding-top="0in" fo:padding-bottom="0in" fo:border="0.5pt solid #000000"/>
    </style:style>
    <style:style style:name="Table133.4" style:family="table-row">
      <style:table-row-properties style:min-row-height="0.2875in" fo:keep-together="auto"/>
    </style:style>
    <style:style style:name="Table133.7" style:family="table-row">
      <style:table-row-properties style:min-row-height="0.491in" fo:keep-together="auto"/>
    </style:style>
    <style:style style:name="Table133.8" style:family="table-row">
      <style:table-row-properties style:min-row-height="0.3729in" fo:keep-together="auto"/>
    </style:style>
    <style:style style:name="Table133.9" style:family="table-row">
      <style:table-row-properties style:min-row-height="0.4451in" fo:keep-together="auto"/>
    </style:style>
    <style:style style:name="Table133.10" style:family="table-row">
      <style:table-row-properties style:min-row-height="0.3632in" fo:keep-together="auto"/>
    </style:style>
    <style:style style:name="Table133.A2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35" style:family="table">
      <style:table-properties style:width="1.9438in" fo:margin-left="0in" fo:margin-top="0in" fo:margin-bottom="0in" table:align="left" style:writing-mode="lr-tb"/>
    </style:style>
    <style:style style:name="Table135.A" style:family="table-column">
      <style:table-column-properties style:column-width="0.8556in"/>
    </style:style>
    <style:style style:name="Table135.B" style:family="table-column">
      <style:table-column-properties style:column-width="0.666in"/>
    </style:style>
    <style:style style:name="Table135.C" style:family="table-column">
      <style:table-column-properties style:column-width="0.4222in"/>
    </style:style>
    <style:style style:name="Table135.1" style:family="table-row">
      <style:table-row-properties style:min-row-height="0.2993in" fo:keep-together="auto"/>
    </style:style>
    <style:style style:name="Table135.A1" style:family="table-cell">
      <style:table-cell-properties fo:padding-left="0.0035in" fo:padding-right="0in" fo:padding-top="0in" fo:padding-bottom="0in" fo:border="0.5pt solid #000000"/>
    </style:style>
    <style:style style:name="Table135.2" style:family="table-row">
      <style:table-row-properties style:min-row-height="0.2868in" fo:keep-together="auto"/>
    </style:style>
    <style:style style:name="Table135.4" style:family="table-row">
      <style:table-row-properties style:min-row-height="0.2875in" fo:keep-together="auto"/>
    </style:style>
    <style:style style:name="Table136" style:family="table">
      <style:table-properties style:width="1.4118in" fo:margin-left="0in" fo:margin-top="0in" fo:margin-bottom="0in" table:align="left" style:writing-mode="lr-tb"/>
    </style:style>
    <style:style style:name="Table136.A" style:family="table-column">
      <style:table-column-properties style:column-width="0.3889in"/>
    </style:style>
    <style:style style:name="Table136.B" style:family="table-column">
      <style:table-column-properties style:column-width="0.1896in"/>
    </style:style>
    <style:style style:name="Table136.C" style:family="table-column">
      <style:table-column-properties style:column-width="0.1076in"/>
    </style:style>
    <style:style style:name="Table136.D" style:family="table-column">
      <style:table-column-properties style:column-width="0.3514in"/>
    </style:style>
    <style:style style:name="Table136.E" style:family="table-column">
      <style:table-column-properties style:column-width="0.1986in"/>
    </style:style>
    <style:style style:name="Table136.F" style:family="table-column">
      <style:table-column-properties style:column-width="0.1757in"/>
    </style:style>
    <style:style style:name="Table136.1" style:family="table-row">
      <style:table-row-properties fo:keep-together="auto"/>
    </style:style>
    <style:style style:name="Table136.A1" style:family="table-cell">
      <style:table-cell-properties fo:padding-left="0.0035in" fo:padding-right="0in" fo:padding-top="0in" fo:padding-bottom="0in" fo:border="0.5pt solid #000000"/>
    </style:style>
    <style:style style:name="Table137" style:family="table">
      <style:table-properties style:width="2.8681in" fo:margin-left="0in" fo:margin-top="0in" fo:margin-bottom="0in" table:align="left" style:writing-mode="lr-tb"/>
    </style:style>
    <style:style style:name="Table137.A" style:family="table-column">
      <style:table-column-properties style:column-width="0.8604in"/>
    </style:style>
    <style:style style:name="Table137.B" style:family="table-column">
      <style:table-column-properties style:column-width="0.5375in"/>
    </style:style>
    <style:style style:name="Table137.C" style:family="table-column">
      <style:table-column-properties style:column-width="0.1076in"/>
    </style:style>
    <style:style style:name="Table137.D" style:family="table-column">
      <style:table-column-properties style:column-width="0.8236in"/>
    </style:style>
    <style:style style:name="Table137.E" style:family="table-column">
      <style:table-column-properties style:column-width="0.5389in"/>
    </style:style>
    <style:style style:name="Table137.1" style:family="table-row">
      <style:table-row-properties fo:keep-together="auto"/>
    </style:style>
    <style:style style:name="Table137.A1" style:family="table-cell">
      <style:table-cell-properties fo:padding-left="0.0035in" fo:padding-right="0in" fo:padding-top="0in" fo:padding-bottom="0in" fo:border="0.5pt solid #000000"/>
    </style:style>
    <style:style style:name="Table138" style:family="table">
      <style:table-properties style:width="2.6278in" fo:margin-left="0in" fo:margin-top="0in" fo:margin-bottom="0in" table:align="left" style:writing-mode="lr-tb"/>
    </style:style>
    <style:style style:name="Table138.A" style:family="table-column">
      <style:table-column-properties style:column-width="0.759in"/>
    </style:style>
    <style:style style:name="Table138.B" style:family="table-column">
      <style:table-column-properties style:column-width="0.4313in"/>
    </style:style>
    <style:style style:name="Table138.C" style:family="table-column">
      <style:table-column-properties style:column-width="0.1076in"/>
    </style:style>
    <style:style style:name="Table138.D" style:family="table-column">
      <style:table-column-properties style:column-width="0.7215in"/>
    </style:style>
    <style:style style:name="Table138.E" style:family="table-column">
      <style:table-column-properties style:column-width="0.4326in"/>
    </style:style>
    <style:style style:name="Table138.F" style:family="table-column">
      <style:table-column-properties style:column-width="0.1757in"/>
    </style:style>
    <style:style style:name="Table138.1" style:family="table-row">
      <style:table-row-properties fo:keep-together="auto"/>
    </style:style>
    <style:style style:name="Table138.A1" style:family="table-cell">
      <style:table-cell-properties fo:padding-left="0.0035in" fo:padding-right="0in" fo:padding-top="0in" fo:padding-bottom="0in" fo:border="0.5pt solid #000000"/>
    </style:style>
    <style:style style:name="Table139" style:family="table">
      <style:table-properties style:width="4.1285in" fo:margin-left="0in" fo:margin-top="0in" fo:margin-bottom="0in" table:align="left" style:writing-mode="lr-tb"/>
    </style:style>
    <style:style style:name="Table139.A" style:family="table-column">
      <style:table-column-properties style:column-width="1.041in"/>
    </style:style>
    <style:style style:name="Table139.B" style:family="table-column">
      <style:table-column-properties style:column-width="0.8208in"/>
    </style:style>
    <style:style style:name="Table139.C" style:family="table-column">
      <style:table-column-properties style:column-width="0.1076in"/>
    </style:style>
    <style:style style:name="Table139.D" style:family="table-column">
      <style:table-column-properties style:column-width="1.0042in"/>
    </style:style>
    <style:style style:name="Table139.E" style:family="table-column">
      <style:table-column-properties style:column-width="0.9792in"/>
    </style:style>
    <style:style style:name="Table139.F" style:family="table-column">
      <style:table-column-properties style:column-width="0.1757in"/>
    </style:style>
    <style:style style:name="Table139.1" style:family="table-row">
      <style:table-row-properties fo:keep-together="auto"/>
    </style:style>
    <style:style style:name="Table139.A1" style:family="table-cell">
      <style:table-cell-properties fo:padding-left="0.0035in" fo:padding-right="0in" fo:padding-top="0in" fo:padding-bottom="0in" fo:border="0.5pt solid #000000"/>
    </style:style>
    <style:style style:name="Table140" style:family="table">
      <style:table-properties style:width="4.9375in" fo:margin-top="0in" fo:margin-bottom="0in" table:align="left" style:writing-mode="lr-tb"/>
    </style:style>
    <style:style style:name="Table140.A" style:family="table-column">
      <style:table-column-properties style:column-width="1.5813in"/>
    </style:style>
    <style:style style:name="Table140.B" style:family="table-column">
      <style:table-column-properties style:column-width="1.1229in"/>
    </style:style>
    <style:style style:name="Table140.C" style:family="table-column">
      <style:table-column-properties style:column-width="0.9778in"/>
    </style:style>
    <style:style style:name="Table140.D" style:family="table-column">
      <style:table-column-properties style:column-width="0.7833in"/>
    </style:style>
    <style:style style:name="Table140.E" style:family="table-column">
      <style:table-column-properties style:column-width="0.4722in"/>
    </style:style>
    <style:style style:name="Table140.1" style:family="table-row">
      <style:table-row-properties style:min-row-height="0.5743in" fo:keep-together="auto"/>
    </style:style>
    <style:style style:name="Table140.A1" style:family="table-cell">
      <style:table-cell-properties fo:padding-left="0.0035in" fo:padding-right="0in" fo:padding-top="0in" fo:padding-bottom="0in" fo:border="0.5pt solid #000000"/>
    </style:style>
    <style:style style:name="Table140.2" style:family="table-row">
      <style:table-row-properties style:min-row-height="0.2847in" fo:keep-together="auto"/>
    </style:style>
    <style:style style:name="Table140.3" style:family="table-row">
      <style:table-row-properties style:min-row-height="0.2958in" fo:keep-together="auto"/>
    </style:style>
    <style:style style:name="Table140.4" style:family="table-row">
      <style:table-row-properties style:min-row-height="0.2868in" fo:keep-together="auto"/>
    </style:style>
    <style:style style:name="Table140.6" style:family="table-row">
      <style:table-row-properties style:min-row-height="0.2875in" fo:keep-together="auto"/>
    </style:style>
    <style:style style:name="Table140.7" style:family="table-row">
      <style:table-row-properties style:min-row-height="0.3in" fo:keep-together="auto"/>
    </style:style>
    <style:style style:name="Table140.9" style:family="table-row">
      <style:table-row-properties style:min-row-height="0.3229in" fo:keep-together="auto"/>
    </style:style>
    <style:style style:name="Table140.A10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143" style:family="table">
      <style:table-properties style:width="2.766in" fo:margin-left="0in" fo:margin-top="0in" fo:margin-bottom="0in" table:align="left" style:writing-mode="lr-tb"/>
    </style:style>
    <style:style style:name="Table143.A" style:family="table-column">
      <style:table-column-properties style:column-width="0.9549in"/>
    </style:style>
    <style:style style:name="Table143.B" style:family="table-column">
      <style:table-column-properties style:column-width="0.6292in"/>
    </style:style>
    <style:style style:name="Table143.C" style:family="table-column">
      <style:table-column-properties style:column-width="0.2528in"/>
    </style:style>
    <style:style style:name="Table143.D" style:family="table-column">
      <style:table-column-properties style:column-width="0.5458in"/>
    </style:style>
    <style:style style:name="Table143.E" style:family="table-column">
      <style:table-column-properties style:column-width="0.3833in"/>
    </style:style>
    <style:style style:name="Table143.1" style:family="table-row">
      <style:table-row-properties style:min-row-height="0.2875in" fo:keep-together="auto"/>
    </style:style>
    <style:style style:name="Table143.A1" style:family="table-cell">
      <style:table-cell-properties fo:padding-left="0.0035in" fo:padding-right="0in" fo:padding-top="0in" fo:padding-bottom="0in" fo:border="0.5pt solid #000000"/>
    </style:style>
    <style:style style:name="Table143.2" style:family="table-row">
      <style:table-row-properties style:min-row-height="0.3542in" fo:keep-together="auto"/>
    </style:style>
    <style:style style:name="P1" style:family="paragraph" style:parent-style-name="Table_20_Paragraph">
      <style:paragraph-properties style:writing-mode="lr-tb"/>
    </style:style>
    <style:style style:name="P2" style:family="paragraph" style:parent-style-name="Table_20_Paragraph">
      <style:paragraph-properties style:writing-mode="rl-tb"/>
    </style:style>
    <style:style style:name="P3" style:family="paragraph" style:parent-style-name="Table_20_Paragraph">
      <style:paragraph-properties fo:text-align="end" style:justify-single-word="false" style:writing-mode="rl-tb"/>
    </style:style>
    <style:style style:name="P4" style:family="paragraph" style:parent-style-name="Table_20_Paragraph" style:master-page-name="Converted114">
      <style:paragraph-properties style:page-number="auto" style:writing-mode="lr-tb"/>
    </style:style>
    <style:style style:name="P5" style:family="paragraph" style:parent-style-name="Table_20_Paragraph" style:master-page-name="Converted116">
      <style:paragraph-properties style:page-number="auto" style:writing-mode="rl-tb"/>
    </style:style>
    <style:style style:name="P6" style:family="paragraph" style:parent-style-name="Table_20_Paragraph" style:master-page-name="Converted117">
      <style:paragraph-properties style:page-number="auto"/>
    </style:style>
    <style:style style:name="P7" style:family="paragraph" style:parent-style-name="Table_20_Paragraph" style:master-page-name="Converted120">
      <style:paragraph-properties fo:text-align="end" style:justify-single-word="false" style:page-number="auto" style:writing-mode="rl-tb"/>
    </style:style>
    <style:style style:name="P8" style:family="paragraph" style:parent-style-name="Table_20_Paragraph" style:master-page-name="Converted121">
      <style:paragraph-properties fo:text-align="end" style:justify-single-word="false" style:page-number="auto" style:writing-mode="rl-tb"/>
    </style:style>
    <style:style style:name="P9" style:family="paragraph" style:parent-style-name="Heading_20_3">
      <style:text-properties officeooo:rsid="0027d9b8" officeooo:paragraph-rsid="0027d9b8"/>
    </style:style>
    <style:style style:name="P10" style:family="paragraph" style:parent-style-name="Heading_20_3">
      <style:text-properties officeooo:rsid="0027d9b8" officeooo:paragraph-rsid="002a5888"/>
    </style:style>
    <style:style style:name="P11" style:family="paragraph" style:parent-style-name="Heading_20_3">
      <style:text-properties officeooo:paragraph-rsid="002a5888"/>
    </style:style>
    <style:style style:name="P12" style:family="paragraph" style:parent-style-name="Heading_20_3">
      <style:text-properties style:font-name="Lato Black1" officeooo:rsid="002a5888" officeooo:paragraph-rsid="002a5888" style:font-name-asian="Lato Black1" style:font-name-complex="Lato Black1"/>
    </style:style>
    <style:style style:name="P13" style:family="paragraph" style:parent-style-name="Heading_20_3">
      <style:text-properties officeooo:rsid="002e6033" officeooo:paragraph-rsid="002e6033"/>
    </style:style>
    <style:style style:name="P14" style:family="paragraph" style:parent-style-name="Heading_20_3">
      <style:text-properties officeooo:rsid="002e6033" officeooo:paragraph-rsid="003200ce"/>
    </style:style>
    <style:style style:name="P15" style:family="paragraph" style:parent-style-name="Heading_20_3">
      <style:text-properties officeooo:rsid="002e6033" officeooo:paragraph-rsid="0032546b"/>
    </style:style>
    <style:style style:name="P16" style:family="paragraph" style:parent-style-name="Heading_20_3">
      <style:text-properties officeooo:rsid="0030c8e2" officeooo:paragraph-rsid="0030c8e2"/>
    </style:style>
    <style:style style:name="P17" style:family="paragraph" style:parent-style-name="Heading_20_3">
      <style:text-properties officeooo:paragraph-rsid="0030c8e2"/>
    </style:style>
    <style:style style:name="P18" style:family="paragraph" style:parent-style-name="Heading_20_3">
      <style:text-properties officeooo:rsid="0031f13c" officeooo:paragraph-rsid="0031f13c"/>
    </style:style>
    <style:style style:name="P19" style:family="paragraph" style:parent-style-name="Heading_20_3">
      <style:text-properties officeooo:rsid="003200ce" officeooo:paragraph-rsid="003200ce"/>
    </style:style>
    <style:style style:name="P20" style:family="paragraph" style:parent-style-name="Heading_20_3">
      <style:text-properties officeooo:rsid="0032546b"/>
    </style:style>
    <style:style style:name="P21" style:family="paragraph" style:parent-style-name="Heading_20_3">
      <style:text-properties officeooo:rsid="0032546b" officeooo:paragraph-rsid="0032546b"/>
    </style:style>
    <style:style style:name="P22" style:family="paragraph" style:parent-style-name="Heading_20_3">
      <style:text-properties officeooo:paragraph-rsid="0032546b"/>
    </style:style>
    <style:style style:name="P23" style:family="paragraph" style:parent-style-name="Heading_20_3">
      <style:text-properties officeooo:paragraph-rsid="0033c1b7"/>
    </style:style>
    <style:style style:name="P24" style:family="paragraph" style:parent-style-name="Heading_20_3">
      <style:text-properties officeooo:paragraph-rsid="0035bef8"/>
    </style:style>
    <style:style style:name="P25" style:family="paragraph" style:parent-style-name="Heading_20_3">
      <style:text-properties officeooo:paragraph-rsid="0039faef"/>
    </style:style>
    <style:style style:name="P26" style:family="paragraph" style:parent-style-name="Standard" style:list-style-name="WWNum7"/>
    <style:style style:name="P27" style:family="paragraph" style:parent-style-name="Standard" style:list-style-name="WWNum8"/>
    <style:style style:name="T1" style:family="text">
      <style:text-properties style:font-name="Lato Black1" officeooo:rsid="002a5888" style:font-name-asian="Lato Black1" style:font-name-complex="Lato Black1"/>
    </style:style>
    <style:style style:name="T2" style:family="text">
      <style:text-properties style:font-name="Lato Black1" officeooo:rsid="002d8f40" style:font-name-asian="Lato Black1" style:font-name-complex="Lato Black1"/>
    </style:style>
    <style:style style:name="T3" style:family="text">
      <style:text-properties style:font-name="Lato Black1" officeooo:rsid="003200ce" style:font-name-asian="Lato Black1" style:font-name-complex="Lato Black1"/>
    </style:style>
    <style:style style:name="T4" style:family="text">
      <style:text-properties style:font-name="Lato Black1" officeooo:rsid="0032546b" style:font-name-asian="Lato Black1" style:font-name-complex="Lato Black1"/>
    </style:style>
    <style:style style:name="T5" style:family="text">
      <style:text-properties officeooo:rsid="002eb7fa"/>
    </style:style>
    <style:style style:name="T6" style:family="text">
      <style:text-properties officeooo:rsid="0030c8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екоторые сведения о персидском языке</text:h>
      <text:p text:style-name="Text_20_body">(Пункты, отмеченные звездочкой, рекомендуетсяпрочитать в первую очередь: перед тем, как начинать читать и слушать данный курс).</text:p>
      <text:h text:style-name="P9" text:outline-level="3">Артикли</text:h>
      <text:p text:style-name="Text_20_body">В персидском языке нет артиклей, неопределенность выражается присоединением к имени безударного -i:</text:p>
      <text:p text:style-name="Text_20_body">ketāb — книга (определенная, та самая)</text:p>
      <text:p text:style-name="Text_20_body">ketābi — книга (неопределенная, одна какая-то)</text:p>
      <text:p text:style-name="Text_20_body">doxtar-e bozorg — (та, конкретная) большаядевушка</text:p>
      <text:p text:style-name="Text_20_body">doxtar-e bozorgi — (одна какая-то) большаядевушка</text:p>
      <text:h text:style-name="P10" text:outline-level="3"><text:span text:style-name="T1">☀ </text:span>Глагол budan “быть”</text:h>
      <text:p text:style-name="Text_20_body">Спряжение глагола budan («быть») в краткой (присоединяемой к имени) форме (личные окончания при этом безударны)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xub-am — я хороший</text:p>
          </table:table-cell>
          <table:table-cell table:style-name="Table1.B1" office:value-type="string">
            <text:p text:style-name="Text_20_body">xub-im — мы хорошие</text:p>
          </table:table-cell>
        </table:table-row>
        <table:table-row>
          <table:table-cell table:style-name="Table1.A2" office:value-type="string">
            <text:p text:style-name="Text_20_body">xub-i — ты хороший</text:p>
          </table:table-cell>
          <table:table-cell table:style-name="Table1.B2" office:value-type="string">
            <text:p text:style-name="Text_20_body">xub-id — вы хорошие</text:p>
          </table:table-cell>
        </table:table-row>
        <table:table-row>
          <table:table-cell table:style-name="Table1.A3" office:value-type="string">
            <text:p text:style-name="Text_20_body">xub-ast — он хороший</text:p>
          </table:table-cell>
          <table:table-cell table:style-name="Table1.B3" office:value-type="string">
            <text:p text:style-name="Text_20_body">xub-and — они хорошие</text:p>
          </table:table-cell>
        </table:table-row>
      </table:table>
      <text:p text:style-name="Text_20_body">Спряжение глагола budan («быть») в (полной) форме hast (это более подчеркнутая форма, т.е. несущая на себе логическое ударение; она используется также обычно после слов, оканчивающихся на -i):</text:p>
      <table:table table:name="Table124" table:style-name="Table124">
        <table:table-column table:style-name="Table124.A"/>
        <table:table-column table:style-name="Table124.B"/>
        <table:table-row table:style-name="Table124.1">
          <table:table-cell table:style-name="Table124.A1" office:value-type="string">
            <text:p text:style-name="Text_20_body">xāreji (bigāne) hastam — я иностранец</text:p>
          </table:table-cell>
          <table:table-cell table:style-name="Table124.A1" office:value-type="string">
            <text:p text:style-name="Text_20_body">xāreji hastim</text:p>
          </table:table-cell>
        </table:table-row>
        <table:table-row table:style-name="Table124.2">
          <table:table-cell table:style-name="Table124.A2" office:value-type="string">
            <text:p text:style-name="Text_20_body">xāreji hasti</text:p>
          </table:table-cell>
          <table:table-cell table:style-name="Table124.A2" office:value-type="string">
            <text:p text:style-name="Text_20_body">xāreji hastid</text:p>
          </table:table-cell>
        </table:table-row>
        <table:table-row table:style-name="Table124.2">
          <table:table-cell table:style-name="Table124.A3" office:value-type="string">
            <text:p text:style-name="Text_20_body">xāreji hast</text:p>
          </table:table-cell>
          <table:table-cell table:style-name="Table124.A3" office:value-type="string">
            <text:p text:style-name="Text_20_body">xāreji hastand</text:p>
          </table:table-cell>
        </table:table-row>
      </table:table>
      <text:p text:style-name="Text_20_body">Спряжение глагола «быть» в отрицательной форме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nístam</text:p>
            <text:p text:style-name="Text_20_body">nísti</text:p>
            <text:p text:style-name="Text_20_body">nist</text:p>
          </table:table-cell>
          <table:table-cell table:style-name="Table2.B1" office:value-type="string">
            <text:p text:style-name="Text_20_body">nístim</text:p>
            <text:p text:style-name="Text_20_body">nístid</text:p>
            <text:p text:style-name="Text_20_body">nístand</text:p>
          </table:table-cell>
        </table:table-row>
      </table:table>
      <text:p text:style-name="Text_20_body">Разница между hast и ast заключается также в следующем:</text:p>
      <text:p text:style-name="Text_20_body">Nān hast — хлеб есть (имеется).</text:p>
      <text:p text:style-name="Text_20_body">Nān tāze ast — хлеб — свежий: «хлеб свежий есть = свежим является».</text:p>
      <text:p text:style-name="Text_20_body">Отрицание (как от hast, так и от ast) — nist: Nān nist.</text:p>
      <text:p text:style-name="Text_20_body">Nān tāze nist.</text:p>
      <text:h text:style-name="P11" text:outline-level="3"><text:span text:style-name="T1">☀ </text:span>Множественное число</text:h>
      <text:p text:style-name="Text_20_body">Множественное число выражается суффиксом -hā (для неодушевленных и одушевленных имен) и суффиксом ān (для одушевленных):</text:p>
      <text:p text:style-name="Text_20_body">miz — miz-hā (стол — столы)</text:p>
      <text:p text:style-name="Text_20_body">zan — zanān (женщина — женщины)</text:p>
      <text:p text:style-name="Text_20_body">Xanum-hā va āqāyān! — Дамы и господа!</text:p>
      <text:h text:style-name="Heading_20_3" text:outline-level="3">Единственное число</text:h>
      <text:p text:style-name="Text_20_body">В персидском языке единственное число употребляется часто в значении множественного — когда речь идет о чем-то общем, собирательном:</text:p>
      <text:p text:style-name="Text_20_body">Ketāb xub-ast. — Книги хорошие (хорошая это вещь — книги).</text:p>
      <text:p text:style-name="Text_20_body">Единственное число употребляется также после слова čand (сколько?) и послечислительных:</text:p>
      <text:p text:style-name="Text_20_body">panj ketāb — пять книг</text:p>
      <text:h text:style-name="P12" text:outline-level="3">☀ Общий вопрос</text:h>
      <text:p text:style-name="Text_20_body">*** В литературном персидском в начале вопросительного предложения используется специальная вопросительная частица āyā (если в предложении нет другого вопросительного слова). Эта частица на русский язык не переводится.</text:p>
      <text:p text:style-name="Text_20_body">Āyā nān hast? — Имеется (ли) хлеб? Kojā nān hast? — Где (есть) хлеб?</text:p>
      <text:h text:style-name="P11" text:outline-level="3"><text:span text:style-name="T1">☀ </text:span>Личные местоимения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man — я</text:p>
          </table:table-cell>
          <table:table-cell table:style-name="Table3.B1" office:value-type="string">
            <text:p text:style-name="Text_20_body">mā — мы</text:p>
          </table:table-cell>
        </table:table-row>
        <text:soft-page-break/>
        <table:table-row>
          <table:table-cell table:style-name="Table3.A2" office:value-type="string">
            <text:p text:style-name="Text_20_body">to — ты</text:p>
          </table:table-cell>
          <table:table-cell table:style-name="Table3.B2" office:value-type="string">
            <text:p text:style-name="Text_20_body">šomā — вы, Вы</text:p>
          </table:table-cell>
        </table:table-row>
        <table:table-row>
          <table:table-cell table:style-name="Table3.A3" office:value-type="string">
            <text:p text:style-name="Text_20_body">u — он, она</text:p>
          </table:table-cell>
          <table:table-cell table:style-name="Table3.B3" office:value-type="string">
            <text:p text:style-name="Text_20_body">išān (ānhā) — они</text:p>
          </table:table-cell>
        </table:table-row>
      </table:table>
      <text:h text:style-name="Heading_20_3" text:outline-level="3"><text:span text:style-name="T1">☀ </text:span><text:span text:style-name="T2">Связывание имён</text:span></text:h>
      <text:p text:style-name="Text_20_body">Изафет («добавление»): два слова связываются в словосочетание при помощи суффикса -e (после согласных) или -ye (после гласных — для удобства произношения):</text:p>
      <text:p text:style-name="Text_20_body">dar-e xāne — дверь дома</text:p>
      <text:p text:style-name="Text_20_body">xāne-ye pedar — домотца</text:p>
      <text:p text:style-name="Text_20_body">Так же присоединяются и прилагательные: nān-e tāze — свежийхлеб</text:p>
      <text:p text:style-name="Text_20_body">nān-e garm-e tāze — свежий теплый хлеб</text:p>
      <text:h text:style-name="Heading_20_3" text:outline-level="3">Изафетные предлоги</text:h>
      <text:p text:style-name="Text_20_body">Изафет также используется при словах-указателях местоположения вроде: внизу (под), возле, на(чем-либо)…</text:p>
      <text:p text:style-name="Text_20_body">zir-e māšin — под автомобилем nazdik-e hotel — возле гостиницы ru-ye miz — на столе</text:p>
      <text:h text:style-name="P13" text:outline-level="3"><text:span text:style-name="T1">☀ </text:span>Притяжательн<text:span text:style-name="T5">ые местоимения</text:span></text:h>
      <text:p text:style-name="Text_20_body">Притяжательность:</text:p>
      <text:p text:style-name="Text_20_body">ketāb-e man — моя книга; ketāb-e to — твоя книга… и т.д.</text:p>
      <text:p text:style-name="Text_20_body">Более распространенная разговорная форма (слитные притяжательные местоимения)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ketāb-am — моя книга </text:p>
          </table:table-cell>
          <table:table-cell table:style-name="Table4.B1" office:value-type="string">
            <text:p text:style-name="Text_20_body">ketāb-emān — наша книга</text:p>
          </table:table-cell>
        </table:table-row>
        <table:table-row>
          <table:table-cell table:style-name="Table4.A2" office:value-type="string">
            <text:p text:style-name="Text_20_body">ketāb-at — твоя книга</text:p>
          </table:table-cell>
          <table:table-cell table:style-name="Table4.B2" office:value-type="string">
            <text:p text:style-name="Text_20_body">ketāb-etān — ваша книга</text:p>
          </table:table-cell>
        </table:table-row>
        <table:table-row>
          <table:table-cell table:style-name="Table4.A3" office:value-type="string">
            <text:p text:style-name="Text_20_body">ketāb-aš — его/ее книга</text:p>
          </table:table-cell>
          <table:table-cell table:style-name="Table4.B3" office:value-type="string">
            <text:p text:style-name="Text_20_body">ketāb-ešān — их книга</text:p>
          </table:table-cell>
        </table:table-row>
      </table:table>
      <text:p text:style-name="Text_20_body"/>
      <text:p text:style-name="Text_20_body">barādar-at — твой брат, barādar-e bozorg-at — твой старший:</text:p>
      <text:p text:style-name="Text_20_body">«большой» брат</text:p>
      <text:p text:style-name="Text_20_body">Если при этом слово оканчивается на -a или на -u, то для удобства произношения вставляется -y-:</text:p>
      <text:p text:style-name="Text_20_body">pā-yam — моя нога, patu-yam — мое одеяло</text:p>
      <text:h text:style-name="Heading_20_3" text:outline-level="3">Возвратность</text:h>
      <text:p text:style-name="Text_20_body">Cлово xod (сам) cпрягается, присоединяя к себе притяжательные окончания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xod-am — я сам</text:p>
          </table:table-cell>
          <table:table-cell table:style-name="Table5.B1" office:value-type="string">
            <text:p text:style-name="Text_20_body">xod-emān — мы сами </text:p>
          </table:table-cell>
        </table:table-row>
        <table:table-row>
          <table:table-cell table:style-name="Table5.A2" office:value-type="string">
            <text:p text:style-name="Text_20_body">xod-at — ты сам</text:p>
          </table:table-cell>
          <table:table-cell table:style-name="Table5.B2" office:value-type="string">
            <text:p text:style-name="Text_20_body">xod-etān — вы сами </text:p>
          </table:table-cell>
        </table:table-row>
        <table:table-row>
          <table:table-cell table:style-name="Table5.A3" office:value-type="string">
            <text:p text:style-name="Text_20_body">xod-aš — он сам / она сама</text:p>
          </table:table-cell>
          <table:table-cell table:style-name="Table5.B3" office:value-type="string">
            <text:p text:style-name="Text_20_body">xod-ešān — они сами</text:p>
          </table:table-cell>
        </table:table-row>
      </table:table>
      <text:p text:style-name="Text_20_body"/>
      <text:p text:style-name="Text_20_body">Например:</text:p>
      <text:p text:style-name="Text_20_body">Mādar xod-aš-rā šost. — Мама мылась, умывалась («мыла себя»). U xod-aš man-rā did. — Он сам увидел меня.</text:p>
      <text:p text:style-name="Text_20_body">Mā āšpaz nadārim va xodemān āšpazi mikonim. — У нас нет повара и мы сами готовим («готовку делаем»).</text:p>
      <table:table table:name="Table125" table:style-name="Table125">
        <table:table-column table:style-name="Table125.A"/>
        <table:table-column table:style-name="Table125.B"/>
        <table:table-row table:style-name="Table125.1">
          <table:table-cell table:style-name="Table125.A1" office:value-type="string">
            <text:p text:style-name="Text_20_body">ketāb-e xod-am — моя собственная книга</text:p>
          </table:table-cell>
          <table:table-cell table:style-name="Table125.A1" office:value-type="string">
            <text:p text:style-name="Text_20_body">ketāb-e xod-emān — наша собственная книга</text:p>
          </table:table-cell>
        </table:table-row>
        <table:table-row table:style-name="Table125.2">
          <table:table-cell table:style-name="Table125.A2" office:value-type="string">
            <text:p text:style-name="Text_20_body">ketāb-e xod-at — твоя собственная книга</text:p>
          </table:table-cell>
          <table:table-cell table:style-name="Table125.A2" office:value-type="string">
            <text:p text:style-name="Text_20_body">ketāb-e xod-etān — ваша собственная книга</text:p>
          </table:table-cell>
        </table:table-row>
        <table:table-row table:style-name="Table125.2">
          <table:table-cell table:style-name="Table125.A3" office:value-type="string">
            <text:p text:style-name="Text_20_body">ketāb-e xod-aš — его/ее собственная книга</text:p>
          </table:table-cell>
          <table:table-cell table:style-name="Table125.A3" office:value-type="string">
            <text:p text:style-name="Text_20_body">ketāb-e xod-ešān — их собственная книга</text:p>
          </table:table-cell>
        </table:table-row>
      </table:table>
      <text:h text:style-name="P16" text:outline-level="3">Степени сравнения</text:h>
      <text:p text:style-name="Text_20_body">Степени сравненияприлагательных:</text:p>
      <text:p text:style-name="Text_20_body">-tar — сравнительная степень,</text:p>
      <text:p text:style-name="Text_20_body">-tarin — превосходная степень (и прилагательное при этом ставится перед существительным):</text:p>
      <text:p text:style-name="Text_20_body">Оtobus az tāksi bozorgtar-ast — Автобус больше, чем такси. bozorgtarin xāne — самый большой дом</text:p>
      <text:p text:style-name="Text_20_body">Для слова «хороший» степени сравнения образуются от разных основ (как и в русском языке):</text:p>
      <text:p text:style-name="Text_20_body">xub — behtar — behtarin (хороший — лучше — самый лучший)</text:p>
      <text:h text:style-name="P16" text:outline-level="3"><text:soft-page-break/>Словообразование: суффикс -i</text:h>
      <text:p text:style-name="Text_20_body">От существительных и прилагательных образуются существительные с абстрактным значением — прибавлением (ударного) суффикса-i:</text:p>
      <text:p text:style-name="Text_20_body">pezešk — врач; pezeški — медицина</text:p>
      <text:p text:style-name="Text_20_body">tambal — ленивый, tambali — лень, леность</text:p>
      <text:p text:style-name="Text_20_body">Если прилагательное оканчивается на -e, то для благозвучия вставляется еще и -g-:</text:p>
      <text:p text:style-name="Text_20_body">gorosne — голодный, gorosnegi — голод</text:p>
      <text:h text:style-name="Heading_20_3" text:outline-level="3"><text:span text:style-name="T6">C</text:span>уффикс<text:span text:style-name="T6">ы</text:span> -<text:span text:style-name="T6">gar и -či</text:span></text:h>
      <text:p text:style-name="Text_20_body">Cуффиксы -gar и -či передают значение лица, имеющего определенный родзанятия:</text:p>
      <text:p text:style-name="Text_20_body">kār — работа;<text:tab/><text:tab/>kārgar — работник</text:p>
      <text:p text:style-name="Text_20_body">āhan — железо,<text:tab/>āhangar — кузнец</text:p>
      <text:p text:style-name="Text_20_body">šekārči — охотник;<text:tab/>šekār — охота</text:p>
      <text:h text:style-name="P17" text:outline-level="3"><text:span text:style-name="T6">C</text:span>уффикс -<text:span text:style-name="T6">šenās</text:span></text:h>
      <text:p text:style-name="Text_20_body">Суффикс -šenās означает «сведущий = специалист»:</text:p>
      <text:p text:style-name="Text_20_body">zabānšenās — лингвист (zabān —язык)</text:p>
      <text:h text:style-name="Heading_20_3" text:outline-level="3"><text:span text:style-name="T6">Уменьшительные с</text:span>уффикс<text:span text:style-name="T6">ы</text:span></text:h>
      <text:p text:style-name="Text_20_body">Уменьшительно-ласкательное значение выражается уменьшительнымисуффиксами:</text:p>
      <text:p text:style-name="Text_20_body">pesar-ak — мальчишка</text:p>
      <text:p text:style-name="Text_20_body">bağ-če — садик</text:p>
      <text:p text:style-name="Text_20_body">dar-iče — дверца</text:p>
      <text:h text:style-name="Heading_20_3" text:outline-level="3"><text:span text:style-name="T6">C</text:span>уффикс<text:span text:style-name="T6">ы</text:span> -<text:span text:style-name="T6">bān, -dār, -vār, -mand</text:span></text:h>
      <text:p text:style-name="Text_20_body">Суффикс -bān означает хранитель чего-либо, охраняющий что- либо, ответственный зачто-либо:</text:p>
      <text:p text:style-name="Text_20_body">bāğ-bān — садовник</text:p>
      <text:p text:style-name="Text_20_body">Суффикс -dār означает «владелец, обладающий»:</text:p>
      <text:p text:style-name="Text_20_body">pul-dār — богатый, с деньгами (pul —деньги)</text:p>
      <text:p text:style-name="Text_20_body">Суффиксы -vār и –mand означают «обладающий определенным качеством»:</text:p>
      <text:p text:style-name="Text_20_body">omid-vār — надеющийся (omid — надежда)</text:p>
      <text:p text:style-name="Text_20_body">bozorg-vār — благородный (bozorg — большой)</text:p>
      <text:p text:style-name="Text_20_body">zurmand — сильный (zur — сила)</text:p>
      <text:p text:style-name="Text_20_body">sudmand — полезный (sud — польза)</text:p>
      <text:p text:style-name="Text_20_body">kārmand — служащий (kār — работа)</text:p>
      <text:p text:style-name="Text_20_body">dānešmand — образованный (dāneš — знание)</text:p>
      <text:h text:style-name="Heading_20_3" text:outline-level="3"><text:span text:style-name="T6">C</text:span>уффикс<text:span text:style-name="T6">ы</text:span> -<text:span text:style-name="T6">xāne, -gāh, -dān, -stān</text:span></text:h>
      <text:p text:style-name="Text_20_body">Суффиксы -xāne («дом») и gāh («место») означают место (где находится определенное количество людей или вещей, где что-то делается, производится илипродается):</text:p>
      <text:p text:style-name="Text_20_body">ketābxāne — библиотека</text:p>
      <text:p text:style-name="Text_20_body">kārxāne — фабрика (kār — работа)</text:p>
      <text:p text:style-name="Text_20_body">dānešgāh — университет (dāneš — знание)</text:p>
      <text:p text:style-name="Text_20_body">furudgāh — аэропорт (furud — опускание /вниз/, спуск /например, с самолета/)</text:p>
      <text:p text:style-name="Text_20_body">Суффикс -dān означает ёмкость (в которой что-либо содержится):</text:p>
      <text:p text:style-name="Text_20_body">gol-dān — ваза (gol —розы)</text:p>
      <text:p text:style-name="Text_20_body">namak-dān —солонка</text:p>
      <text:p text:style-name="Text_20_body">Суффикс -stān означает страну либо место, где имеется скопление определенныхвещей:</text:p>
      <text:p text:style-name="Text_20_body">Kurdestān — Курдистан</text:p>
      <text:p text:style-name="Text_20_body">kuhestān — горная местность (kuh — гора)</text:p>
      <text:p text:style-name="Text_20_body">gurestān — кладбище (gur — могила)</text:p>
      <text:h text:style-name="P18" text:outline-level="3">Приставки bi-, bā-, ham-</text:h>
      <text:p text:style-name="Text_20_body">Префикс bi- (без) означает отсутствие какого-либо качества, а префикс bā- (с) — наличие какого-либокачества:</text:p>
      <text:p text:style-name="Text_20_body"><text:soft-page-break/>bi-kār — безработный («без работы»)</text:p>
      <text:p text:style-name="Text_20_body">bā-mazze — вкусный («со вкусом»)</text:p>
      <text:p text:style-name="Text_20_body">Префикс ham- (со/вместно/) означает совместность:</text:p>
      <text:p text:style-name="Text_20_body">ham-kār — сотрудник</text:p>
      <text:h text:style-name="P14" text:outline-level="3"><text:span text:style-name="T1">☀ </text:span><text:span text:style-name="T3">Прошедшее время глагола</text:span></text:h>
      <text:p text:style-name="Text_20_body">Неопределенная форма глагола оканчивается на -dan, -tan, -idan. Если отнять эти окончания, то получится основа настоящего времени, а если отнять только -an, то останется основа прошедшего времени.</text:p>
      <text:p text:style-name="Text_20_body">rasidan — прибывать, приезжать</text:p>
      <text:p text:style-name="Text_20_body">ras — основа настоящего времени</text:p>
      <text:p text:style-name="Text_20_body">rasid — основа прошедшего времени</text:p>
      <text:p text:style-name="Text_20_body">Простое прошедшее время (претерит — «прошедшее» /лат./):</text:p>
      <text:p text:style-name="Text_20_body"/>
      <table:table table:name="Table126" table:style-name="Table126">
        <table:table-column table:style-name="Table126.A"/>
        <table:table-column table:style-name="Table126.B"/>
        <table:table-row table:style-name="Table126.1">
          <table:table-cell table:style-name="Table126.A1" office:value-type="string">
            <text:p text:style-name="Table_20_Paragraph">rasidam — я приехал</text:p>
          </table:table-cell>
          <table:table-cell table:style-name="Table126.A1" office:value-type="string">
            <text:p text:style-name="Table_20_Paragraph">rasidim — мы приехали</text:p>
          </table:table-cell>
        </table:table-row>
        <table:table-row table:style-name="Table126.2">
          <table:table-cell table:style-name="Table126.A2" office:value-type="string">
            <text:p text:style-name="Table_20_Paragraph">rasidi — ты приехал</text:p>
          </table:table-cell>
          <table:table-cell table:style-name="Table126.A2" office:value-type="string">
            <text:p text:style-name="Table_20_Paragraph">rasidid — вы приехали</text:p>
          </table:table-cell>
        </table:table-row>
        <table:table-row table:style-name="Table126.3">
          <table:table-cell table:style-name="Table126.A3" office:value-type="string">
            <text:p text:style-name="Table_20_Paragraph">rasid — он приехал (она приехала)</text:p>
          </table:table-cell>
          <table:table-cell table:style-name="Table126.A3" office:value-type="string">
            <text:p text:style-name="Table_20_Paragraph">rasidand — они приехали</text:p>
          </table:table-cell>
        </table:table-row>
      </table:table>
      <text:p text:style-name="Text_20_body">Претерит чаще всего используется, когда речь идет об однократном действии в прошлом (или даже о многократном, но нерегулярном — тогда обычно с указанием, сколько раз).</text:p>
      <text:p text:style-name="Text_20_body">Если к этим формам добавить префикс mi- , то получится еще одно прошедшее время — имперфект — прошедшее длительное время (имперфект — «несовершенное /до конца/» — лат.). Оно выражает продолжающееся, обычное или повторяющееся действие в прошлом:</text:p>
      <text:p text:style-name="Text_20_body">Сравните:</text:p>
      <text:p text:style-name="Text_20_body">Be edāre raftam. — Я пошел / сходил в офис.</text:p>
      <text:p text:style-name="Text_20_body">Pedaram har ruz be edāre miraft. — Мой отец каждый день ходил в офис (raftan)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mirasidam — я приезжал </text:p>
          </table:table-cell>
          <table:table-cell table:style-name="Table6.B1" office:value-type="string">
            <text:p text:style-name="Text_20_body">mirasidim — мы приезжали </text:p>
          </table:table-cell>
        </table:table-row>
        <table:table-row>
          <table:table-cell table:style-name="Table6.A2" office:value-type="string">
            <text:p text:style-name="Text_20_body">mirasidi — ты приезжал </text:p>
          </table:table-cell>
          <table:table-cell table:style-name="Table6.B2" office:value-type="string">
            <text:p text:style-name="Text_20_body">mirasidid — вы приезжали</text:p>
          </table:table-cell>
        </table:table-row>
        <table:table-row>
          <table:table-cell table:style-name="Table6.A3" office:value-type="string">
            <text:p text:style-name="Text_20_body">mirasid — он приезжал (она приезжала)</text:p>
          </table:table-cell>
          <table:table-cell table:style-name="Table6.B3" office:value-type="string">
            <text:p text:style-name="Text_20_body">mirasidand — они приезжали</text:p>
          </table:table-cell>
        </table:table-row>
      </table:table>
      <text:p text:style-name="Text_20_body"/>
      <text:p text:style-name="Text_20_body">Отрицание (ударное): na- (претерит), ne- (имперфект):</text:p>
      <text:p text:style-name="Text_20_body">naraftam — я не пошел / не сходил</text:p>
      <text:p text:style-name="Text_20_body">nemiraftam — я не ходил</text:p>
      <text:p text:style-name="Text_20_body">Причастие прошедшего времени образуется добавлением (ударного) суффикса -e к корню прошедшего времени:</text:p>
      <text:p text:style-name="Text_20_body">raftan — raft — rafté (ушедший, ходивший)</text:p>
      <text:p text:style-name="Text_20_body">rasidan — rasid — rasidé (прибывший)</text:p>
      <text:p text:style-name="Text_20_body">Спряжение глагола «быть» — budan (bāš) — в прошедшем времени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budam — я был</text:p>
          </table:table-cell>
          <table:table-cell table:style-name="Table7.B1" office:value-type="string">
            <text:p text:style-name="Text_20_body">budim — мы были </text:p>
          </table:table-cell>
        </table:table-row>
        <table:table-row>
          <table:table-cell table:style-name="Table7.A2" office:value-type="string">
            <text:p text:style-name="Text_20_body">budi — ты был</text:p>
          </table:table-cell>
          <table:table-cell table:style-name="Table7.B2" office:value-type="string">
            <text:p text:style-name="Text_20_body">budid — вы были </text:p>
          </table:table-cell>
        </table:table-row>
        <table:table-row>
          <table:table-cell table:style-name="Table7.A3" office:value-type="string">
            <text:p text:style-name="Text_20_body">bud — он был (она была)</text:p>
          </table:table-cell>
          <table:table-cell table:style-name="Table7.B3" office:value-type="string">
            <text:p text:style-name="Text_20_body">budand — они были</text:p>
          </table:table-cell>
        </table:table-row>
      </table:table>
      <text:h text:style-name="P19" text:outline-level="3">Настоящее время глагола</text:h>
      <text:p text:style-name="Text_20_body">Настоящее время образуется от основы настоящего времени, к которой прибавляется (ударный) префикс mi- и личные окончание (такие же, как и в прошедшем времени, кроме формы третьего лица единственного числа, где добавляется-ad):</text:p>
      <text:p text:style-name="Text_20_body">rasidan (ras) — прибывать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ext_20_body">mirasam </text:p>
          </table:table-cell>
          <table:table-cell table:style-name="Table8.B1" office:value-type="string">
            <text:p text:style-name="Text_20_body">mirasim </text:p>
          </table:table-cell>
        </table:table-row>
        <table:table-row>
          <table:table-cell table:style-name="Table8.A2" office:value-type="string">
            <text:p text:style-name="Text_20_body">mirasi</text:p>
          </table:table-cell>
          <table:table-cell table:style-name="Table8.B2" office:value-type="string">
            <text:p text:style-name="Text_20_body">mirasid</text:p>
          </table:table-cell>
        </table:table-row>
        <table:table-row>
          <table:table-cell table:style-name="Table8.A3" office:value-type="string">
            <text:p text:style-name="Text_20_body">mirasad</text:p>
          </table:table-cell>
          <table:table-cell table:style-name="Table8.B3" office:value-type="string">
            <text:p text:style-name="Text_20_body">mirasand</text:p>
          </table:table-cell>
        </table:table-row>
      </table:table>
      <text:p text:style-name="Text_20_body"/>
      <text:p text:style-name="Text_20_body">При этом перед гласным звуком вставляется -y- (для благозвучия):</text:p>
      <text:p text:style-name="Text_20_body">Man miyāyam. — Я прихожу.</text:p>
      <text:p text:style-name="Text_20_body">Man nayāmadam — Я не пришел.</text:p>
      <text:h text:style-name="P21" text:outline-level="3"><text:soft-page-break/>Причастия</text:h>
      <text:p text:style-name="Text_20_body">Причастия настоящего времени образуются прибавлением к корню настоящего времени суффикса -ān. Они малоупотребительны, используются для характеристики действия (какнаречия):</text:p>
      <text:p text:style-name="Text_20_body">Davān davān āmad. — Он прибежал: «бегущим, бежа = бегом пришел, прибыл» (davidan — бежать)</text:p>
      <text:h text:style-name="P20" text:outline-level="3">Существительные по глаголу</text:h>
      <text:p text:style-name="Text_20_body">От корня настоящего времени глагола часто образуются существительные — прибавлением суффикса-eš:</text:p>
      <text:p text:style-name="Text_20_body">baxšidan (baxš) — прощать, baxšeš — прощение</text:p>
      <text:h text:style-name="P15" text:outline-level="3"><text:span text:style-name="T1">☀ </text:span><text:span text:style-name="T4">Нерегулярные глаголы</text:span></text:h>
      <text:p text:style-name="Text_20_body">В персидском языке есть ряд сильных («неправильных, нерегулярных» глаголов), для которых корень настоящего времени нужно запоминать (недостаточно будет просто отнять -dan, -tan, - idan):</text:p>
      <text:p text:style-name="Text_20_body">raftan (rav) — идти, уходить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miravam </text:p>
          </table:table-cell>
          <table:table-cell table:style-name="Table9.B1" office:value-type="string">
            <text:p text:style-name="Text_20_body">miravim </text:p>
          </table:table-cell>
        </table:table-row>
        <table:table-row>
          <table:table-cell table:style-name="Table9.A2" office:value-type="string">
            <text:p text:style-name="Text_20_body">miravi</text:p>
          </table:table-cell>
          <table:table-cell table:style-name="Table9.B2" office:value-type="string">
            <text:p text:style-name="Text_20_body">miravid</text:p>
          </table:table-cell>
        </table:table-row>
        <table:table-row>
          <table:table-cell table:style-name="Table9.A3" office:value-type="string">
            <text:p text:style-name="Text_20_body">miravad</text:p>
          </table:table-cell>
          <table:table-cell table:style-name="Table9.B3" office:value-type="string">
            <text:p text:style-name="Text_20_body">miravand</text:p>
          </table:table-cell>
        </table:table-row>
      </table:table>
      <text:p text:style-name="Text_20_body"/>
      <text:p text:style-name="Text_20_body">В отрицательной форме: nemiravam — я не ухожу…</text:p>
      <text:h text:style-name="P22" text:outline-level="3"><text:span text:style-name="T1">☀ </text:span>Сослагательное наклонение</text:h>
      <text:p text:style-name="Text_20_body">Сослагательное наклонение используется не для простой констатации факта (как изъявительное наклонение), а для выражения отношения говорящего к этому факту, иными словами, для выражения модальности (в русском языке сослагательное наклонение выражается частицейбы, можно также вспомнить в этой связи и слово якобы /но без оценочности, без недоверия — просто для передачи косвенной речи/). Сослагательное наклонение образуется прибавлением (ударного) префикса be- (вместо mi-):</text:p>
      <text:p text:style-name="Text_20_body">beravam — (что) я ухожу…</text:p>
      <text:p text:style-name="Text_20_body">От глагола быть — budan (bāš) эта форма образуется без прибавления be- : bāšam…</text:p>
      <text:p text:style-name="Text_20_body">Форма сослагательного наклонения (в настоящем времени) выражает значение возможности, некатегоричности действия и поэтому часто используется после модальных глаголов и других модальных слов (могу, хочу, собираюсь, должен /что-либосделать/) — т.е. для выражения способности, желания, необходимости что- либо сделать, а также возможности совершения действия, неуверенности в совершении действия, цели совершения действия:</text:p>
      <text:list xml:id="list8489269759493734082" text:style-name="WWNum7">
        <text:list-header>
          <text:p text:style-name="P26">1) В первом и третьем лице единственного и множественного числа при вопросе со значением: «сделать ли мне/нам/ему/имэто»:</text:p>
        </text:list-header>
      </text:list>
      <text:p text:style-name="Text_20_body">Beravam be bāzār? — Мне сходить на базар?</text:p>
      <text:list xml:id="list71419590859776" text:continue-numbering="true" text:style-name="WWNum7">
        <text:list-header>
          <text:p text:style-name="P26">2) В первом лице множественного числа при предложении что-либо сделать:</text:p>
        </text:list-header>
      </text:list>
      <text:p text:style-name="Text_20_body">Beravim be xāne. — Пойдем домой.</text:p>
      <text:list xml:id="list71419552645016" text:continue-numbering="true" text:style-name="WWNum7">
        <text:list-header>
          <text:p text:style-name="P26">3) Форма сослагательного наклонения всегда используется после глаголов xāstan — хотеть, tavānestan — мочь, а также после fekr kardan — думать, полагать («делать мысль»), nāčār budan — быть вынужденным (что-либо сделать):</text:p>
        </text:list-header>
      </text:list>
      <text:p text:style-name="Text_20_body">Mixāham māšin berānam. — Я хочу вести машину (rāndan).</text:p>
      <text:p text:style-name="Text_20_body">Nemitāvanam māšin berānam. — Я не могу вести машину.</text:p>
      <text:list xml:id="list71419783740893" text:continue-numbering="true" text:style-name="WWNum7">
        <text:list-header>
          <text:p text:style-name="P26">4) После слов bāyad — должен, šāyad — возможно, может быть, momken ast — возможно, behtar ast — /было бы/ лучше, lāzem ast — необходимо, tā/barāye ān-ke/ke —чтобы:</text:p>
        </text:list-header>
      </text:list>
      <text:p text:style-name="Text_20_body">Bāyad be xāne beravam. — Я должен идти домой.</text:p>
      <text:p text:style-name="Text_20_body">Šāyad be mosāferat beravam. — Возможно, я отправлюсь в путешествие.</text:p>
      <text:list xml:id="list71419566152671" text:continue-numbering="true" text:style-name="WWNum7">
        <text:list-header>
          <text:p text:style-name="P26">5) После глагола gozāštan (gozār) — класть, ставить, когда он используется в значении «разрешать,позволять»:</text:p>
        </text:list-header>
      </text:list>
      <text:p text:style-name="Text_20_body">Beguzār beravam. — Позволь мне уйти.</text:p>
      <text:h text:style-name="P22" text:outline-level="3"><text:soft-page-break/><text:span text:style-name="T1">☀ </text:span>Императив</text:h>
      <text:p text:style-name="Text_20_body">Повелительное наклонение образуется добавлением (ударного) префикса be- к корню настоящего времени:</text:p>
      <text:p text:style-name="Text_20_body">Beras! — Прибывай, приходи!</text:p>
      <text:p text:style-name="Text_20_body">Если корень настоящего времени оканчивается на -av, то -av превращается в -o:</text:p>
      <text:p text:style-name="Text_20_body">šenidan (šenav) — Bešno (= bešeno)! — Слушай!</text:p>
      <text:p text:style-name="Text_20_body">При этом и be- иногда превращается в bo-:</text:p>
      <text:p text:style-name="Text_20_body">raftan (rav) — Boro (= bero)! — Иди, уходи!</text:p>
      <text:p text:style-name="Text_20_body">Глагол budan не присоединяет be-:</text:p>
      <text:p text:style-name="Text_20_body">Budan (bāš) — bāš! — Будь!</text:p>
      <text:p text:style-name="Text_20_body">Повелительная форма множественного числа оканчивается на -id:</text:p>
      <text:p text:style-name="Text_20_body">Beravid! Bāšid!</text:p>
      <text:p text:style-name="Text_20_body">Отрицательная форма повелительного наклонения:</text:p>
      <text:p text:style-name="Text_20_body">Nábāš! — Не будь! Nakun! — Не делай!</text:p>
      <text:p text:style-name="Text_20_body">Есть также усиленная форма отрицания (более категорический запрет):</text:p>
      <text:p text:style-name="Text_20_body">Mákun! — Не делай! Maro! — Не ходи!</text:p>
      <text:h text:style-name="P23" text:outline-level="3"><text:span text:style-name="T1">☀ </text:span>Глагол dāštan “иметь”</text:h>
      <text:p text:style-name="Text_20_body">Глагол dāštan (dār) не присоединяет к себе mi- или be-: dāram —</text:p>
      <text:p text:style-name="Text_20_body">имею, dāštam — (я) имел (претерит и имперфект).</text:p>
      <text:p text:style-name="Text_20_body">Сослагательная форма настоящего времени у этого глагола тождественна сослагательной форме прошедшего времени:</text:p>
      <text:p text:style-name="Text_20_body">dāšté bāšam…</text:p>
      <text:p text:style-name="Text_20_body">Повелительная форма:</text:p>
      <text:p text:style-name="Text_20_body">dāšté bāš</text:p>
      <text:h text:style-name="Heading_20_3" text:outline-level="3">Причастия</text:h>
      <text:p text:style-name="Text_20_body">От глаголов при помощи добавления суффикса -ande к корню настоящего времени образуются имена существительные со значениемдеятеля:</text:p>
      <text:p text:style-name="Text_20_body">rāndan (rān) — вести (машину) — rānande — водитель</text:p>
      <text:p text:style-name="Text_20_body">šenidan (šenav) — слушать — šenavande — слушатель (мн. ч. šenavandegān — g здесь добавляется для удобства произношения).</text:p>
      <text:h text:style-name="P24" text:outline-level="3"><text:span text:style-name="T1">☀ </text:span>Винительный падеж</text:h>
      <text:p text:style-name="Text_20_body">Для обозначения прямого дополнения, объекта действия (кого? что? — соответствует русскому винительному падежу) после имени ставится частица rā — однако только в том случае, если речь идет об определенном объекте. Иными словами, частица rā — показатель и объекта действия, и определенности этогообъекта.</text:p>
      <text:p text:style-name="Text_20_body">Сравните:</text:p>
      <text:p text:style-name="Text_20_body">Bilit-rā xarid. — Он купил билет.</text:p>
      <text:p text:style-name="Text_20_body">(Yek) bilit xarid. — Он купил (один, какой-то) билет.</text:p>
      <text:h text:style-name="P24" text:outline-level="3"><text:span text:style-name="T1">☀ </text:span>Фразовые глаголы</text:h>
      <text:p text:style-name="Text_20_body">В персидском языке много составных глаголов, устроенных по схеме: вспомогательный глагол типа «делать», «становиться» + имя (существительное или прилагательное).</text:p>
      <text:p text:style-name="Text_20_body">zendegi — жизнь, zendegi kardan — жить: «делать жизнь»</text:p>
      <text:p text:style-name="Text_20_body">bāz — открытый, bāz kardan — открывать: «делать открытым»</text:p>
      <text:p text:style-name="Text_20_body">xaste — уставший; xaste mišavam — я устаю: «становлюсь уставшим» — šodan (šav)</text:p>
      <text:p text:style-name="Text_20_body">boland — высокий, boland kardan — поднимать, boland šodan — вставать</text:p>
      <text:p text:style-name="Text_20_body">И с другими вспомогательными глаголами:</text:p>
      <text:p text:style-name="Text_20_body">yād — память, yād gereftan — учиться (чему-то), учить (что-то): «брать память»</text:p>
      <text:p text:style-name="Text_20_body">harf — буква, harf zadan — разговаривать: «бить букву»</text:p>
      <text:p text:style-name="Text_20_body"><text:soft-page-break/>čāne — подбородок, čāne zadan — торговаться</text:p>
      <text:p text:style-name="Text_20_body">guš — ухо, guš dādan — слушать: «давать ухо»</text:p>
      <text:p text:style-name="Text_20_body">āvāz — песня, āvāz xāndan — петь: «читатьпесню»</text:p>
      <text:h text:style-name="Heading_20_3" text:outline-level="3">Сложные времена</text:h>
      <text:p text:style-name="Text_20_body">Сложные (составные) времена (перфект, плюсквамперфект (предпрошедшее время), будущее время, прошедшее время сослагательного наклонения): вспомагательный глагол — budan (bāš), xāstan (xāh), šodan (šav) + основной (смысловой)глагол.</text:p>
      <text:h text:style-name="Heading_20_3" text:outline-level="3">Совершенное время</text:h>
      <text:p text:style-name="Text_20_body">Перфект образуется прибавлением к причастию прошедшего времени кратких форм глагола«быть»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ext_20_body">rafté-am — я ушел </text:p>
          </table:table-cell>
          <table:table-cell table:style-name="Table10.B1" office:value-type="string">
            <text:p text:style-name="Text_20_body">rafté-im </text:p>
          </table:table-cell>
        </table:table-row>
        <table:table-row>
          <table:table-cell table:style-name="Table10.A2" office:value-type="string">
            <text:p text:style-name="Text_20_body">rafté-i</text:p>
          </table:table-cell>
          <table:table-cell table:style-name="Table10.B2" office:value-type="string">
            <text:p text:style-name="Text_20_body">rafté-id </text:p>
          </table:table-cell>
        </table:table-row>
        <table:table-row>
          <table:table-cell table:style-name="Table10.A3" office:value-type="string">
            <text:p text:style-name="Text_20_body">rafté-ast</text:p>
          </table:table-cell>
          <table:table-cell table:style-name="Table10.B3" office:value-type="string">
            <text:p text:style-name="Text_20_body">rafté-and</text:p>
          </table:table-cell>
        </table:table-row>
      </table:table>
      <text:p text:style-name="Text_20_body"/>
      <text:p text:style-name="Text_20_body">Перфект обозначает действие, начавшееся в прошлом и либо еще не законченное к настоящему моменту времени, либо связанное с настоящим:</text:p>
      <text:p text:style-name="Text_20_body">Tāksi āmadé-ast. — Такси приехало. Тут смысл не тот, что оно когда-то один раз приехало (тогда было бы простое прошедшее время: āmad) или что раньше оно неоднократно приезжало (тогда был бы имперфект: miāmad), а то, что оно приехало и стоит ждет (что это произошедшее событие актуально сейчас).</text:p>
      <text:h text:style-name="Heading_20_3" text:outline-level="3">Предпрошедшее</text:h>
      <text:p text:style-name="Text_20_body">Плюсквамперфект («больше, чем прошедшее» — лат.) образуется прибавлением к причастию прошедшего времени формглагола</text:p>
      <text:p text:style-name="Text_20_body">«быть» в простом прошедшем времени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ext_20_body">rafté budam — я ушел</text:p>
          </table:table-cell>
          <table:table-cell table:style-name="Table11.B1" office:value-type="string">
            <text:p text:style-name="Text_20_body">rafté budim </text:p>
          </table:table-cell>
        </table:table-row>
        <table:table-row>
          <table:table-cell table:style-name="Table11.A2" office:value-type="string">
            <text:p text:style-name="Text_20_body">rafté budi</text:p>
          </table:table-cell>
          <table:table-cell table:style-name="Table11.B2" office:value-type="string">
            <text:p text:style-name="Text_20_body">rafté budid </text:p>
          </table:table-cell>
        </table:table-row>
        <table:table-row>
          <table:table-cell table:style-name="Table11.A3" office:value-type="string">
            <text:p text:style-name="Text_20_body">rafté bud</text:p>
          </table:table-cell>
          <table:table-cell table:style-name="Table11.B3" office:value-type="string">
            <text:p text:style-name="Text_20_body">rafté budand</text:p>
          </table:table-cell>
        </table:table-row>
      </table:table>
      <text:p text:style-name="Text_20_body"/>
      <text:p text:style-name="Text_20_body">Плюсквамперфект означает действие, произошедшее до какого- либо другого действия в прошлом.</text:p>
      <text:p text:style-name="Text_20_body">А также как описательная форма для прошлого:</text:p>
      <text:p text:style-name="Text_20_body">Istādé bud. — Он стоял (тогда: «был стоявшим»).</text:p>
      <text:h text:style-name="P25" text:outline-level="3"><text:span text:style-name="T1">☀ </text:span>Будущее</text:h>
      <text:p text:style-name="Text_20_body">Будущее время образуется прибавлением к корню прошедшего времени глагола «хотеть» в настоящем времени, но без префикса mi-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ext_20_body">xāham raft — я пойду</text:p>
          </table:table-cell>
          <table:table-cell table:style-name="Table12.B1" office:value-type="string">
            <text:p text:style-name="Text_20_body">xāhim raft </text:p>
          </table:table-cell>
        </table:table-row>
        <table:table-row>
          <table:table-cell table:style-name="Table12.A2" office:value-type="string">
            <text:p text:style-name="Text_20_body">xāhi raft </text:p>
          </table:table-cell>
          <table:table-cell table:style-name="Table12.B2" office:value-type="string">
            <text:p text:style-name="Text_20_body">xāhid raft </text:p>
          </table:table-cell>
        </table:table-row>
        <table:table-row>
          <table:table-cell table:style-name="Table12.A3" office:value-type="string">
            <text:p text:style-name="Text_20_body">xāhad raft</text:p>
          </table:table-cell>
          <table:table-cell table:style-name="Table12.B3" office:value-type="string">
            <text:p text:style-name="Text_20_body">xāhand raft</text:p>
          </table:table-cell>
        </table:table-row>
      </table:table>
      <text:p text:style-name="Text_20_body"/>
      <text:p text:style-name="Text_20_body">Если глагол составной или с приставкой, то вспомогательный глагол разбивает его и встает в середину:</text:p>
      <text:p text:style-name="Text_20_body">Telefon xāham kard. — Я позвоню (telefon kardan).</text:p>
      <text:p text:style-name="Text_20_body">Bar xāham gašt. — Я вернусь (bar-gaštan —воз-вращаться).</text:p>
      <text:h text:style-name="Heading_20_3" text:outline-level="3">Сослагательное прошлое</text:h>
      <text:p text:style-name="Text_20_body">Прошедшее время сослагательного наклонения образуется прибавлением к причастию прошедшего времени форм глагола budan в настоящем времени (сослагательного наклонения)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ext_20_body">rafté bāšam — я ушел</text:p>
          </table:table-cell>
          <table:table-cell table:style-name="Table13.B1" office:value-type="string">
            <text:p text:style-name="Text_20_body">rafté bāšim </text:p>
          </table:table-cell>
        </table:table-row>
        <table:table-row>
          <table:table-cell table:style-name="Table13.A2" office:value-type="string">
            <text:p text:style-name="Text_20_body">rafté bāši </text:p>
          </table:table-cell>
          <table:table-cell table:style-name="Table13.B2" office:value-type="string">
            <text:p text:style-name="Text_20_body">rafté bāšid </text:p>
          </table:table-cell>
        </table:table-row>
        <table:table-row>
          <table:table-cell table:style-name="Table13.A3" office:value-type="string">
            <text:p text:style-name="Text_20_body">rafté bāšad</text:p>
          </table:table-cell>
          <table:table-cell table:style-name="Table13.B3" office:value-type="string">
            <text:p text:style-name="Text_20_body">rafté bāšand</text:p>
          </table:table-cell>
        </table:table-row>
      </table:table>
      <text:p text:style-name="Text_20_body"/>
      <text:p text:style-name="Text_20_body">Эта форма используется:</text:p>
      <text:list xml:id="list88873306110599041" text:style-name="WWNum8">
        <text:list-header>
          <text:p text:style-name="P27"><text:soft-page-break/>1) После bāyad (должно) и šāyad (возможно), если они относятся к действию впрошлом:</text:p>
        </text:list-header>
      </text:list>
      <text:p text:style-name="Text_20_body">Bāyad rafté bāšad. — Он должен был уйти / Он, должно быть, ушел. Šāyad in-rā didé bāši. — Может быть, ты видел это.</text:p>
      <text:list xml:id="list71419025347590" text:continue-numbering="true" text:style-name="WWNum8">
        <text:list-header>
          <text:p text:style-name="P27">2) Чтобы выразить сомнение о чем-либо, что имело место в прошлом:</text:p>
        </text:list-header>
      </text:list>
      <text:p text:style-name="Text_20_body">Mitarsam gom šodé bāšad. — Боюсь, что (это) потерялось (gom šodan — теряться: «становится утраченным»).</text:p>
      <text:list xml:id="list71419154821377" text:continue-numbering="true" text:style-name="WWNum8">
        <text:list-header>
          <text:p text:style-name="P27">3) В качестве настоящего времени сослагательного наклонения для глагола dāštan (dār) —иметь.</text:p>
        </text:list-header>
      </text:list>
      <text:h text:style-name="Heading_20_3" text:outline-level="3">Пассив</text:h>
      <text:p text:style-name="Text_20_body">Пассив образуется прибавлением к причастию прошедшего времени форм глагола šodan (šav) — становиться — в нужном времени:</text:p>
      <text:p text:style-name="Text_20_body">koštan (koš) — убивать:</text:p>
      <text:p text:style-name="Text_20_body">Košté šod. — Он был убит /она была убита: «убитым стал».</text:p>
      <text:p text:style-name="Text_20_body">Košté mišavam. — Меня убьют: «убитым стану».</text:p>
      <text:p text:style-name="Text_20_body">Ketābhāyi ke be zabāne Pārsi nevešte šodé-ast. — Книги, которые были написаны на персидском языке.</text:p>
      <text:h text:style-name="Heading_20_3" text:outline-level="3">Каузатив</text:h>
      <text:p text:style-name="Text_20_body">Каузативная (побудительная) форма глагола образуется прибавлением суффикса -āndan к корню настоящего времени. Сравните:</text:p>
      <text:p text:style-name="Text_20_body">rasidan (ras) — прибывать, rasāndan — побудить (попросить, приказать) приехать, способствовать прибытию:</text:p>
      <text:p text:style-name="Text_20_body">Dustam marā bā māšinaš be xāne rasānd. — Мой друг отвез меня домой на своей машине.</text:p>
      <text:h text:style-name="Heading_20_3" text:outline-level="3">Герундив</text:h>
      <text:p text:style-name="Text_20_body">Герундив — глагольная форма, образующаяся прибавлением (безударного) суффикса -i к неопределенной форме глагола — обозначает действие, которое должно или стоитсовершить:</text:p>
      <text:p text:style-name="Text_20_body">Šahr-e Širāz zibā va didani-st. — Город Шираз прекрасен и достоин того, чтобы его увидеть, его стоит посмотреть (didan).</text:p>
      <text:p text:style-name="Text_20_body">Dāstānhāye Pārsi širin-o-xāndani hastand. — Персидские рассказы хороши и достойны прочтения.</text:p>
      <text:h text:style-name="Heading_20_3" text:outline-level="3">Конкретное время</text:h>
      <text:p text:style-name="Text_20_body">Конкретное время (ср. с английским Continuous — продолжающееся /действие/) может быть выражено с помощью сочетания глагола dāštan (dār) — иметь — и смыслового глагола:</text:p>
      <text:p text:style-name="Text_20_body">dāram miravam — я (как раз) иду (действие продолжается сейчас) dāštam miraftam — я (как раз) шел (действие продолжалось тогда — когда /на его фоне/ было совершено еще и другое действие)</text:p>
      <text:p text:style-name="Text_20_body">(Очерк подготовил Илья Франк)</text:p>
      <text:h text:style-name="Heading_20_1" text:outline-level="1">Персидский алфавит</text:h>
      <table:table table:name="Table127" table:style-name="Table127">
        <table:table-column table:style-name="Table127.A"/>
        <table:table-column table:style-name="Table127.B"/>
        <table:table-column table:style-name="Table127.C"/>
        <table:table-row table:style-name="Table127.1">
          <table:table-cell table:style-name="Table127.A1" office:value-type="string">
            <text:p text:style-name="Standard">ا</text:p>
          </table:table-cell>
          <table:table-cell table:style-name="Table127.A1" office:value-type="string">
            <text:p text:style-name="Standard">ā (глубокое а), a, o, e</text:p>
          </table:table-cell>
          <table:table-cell table:style-name="Table127.A1" office:value-type="string">
            <text:p text:style-name="Standard">alef</text:p>
          </table:table-cell>
        </table:table-row>
        <table:table-row table:style-name="Table127.1">
          <table:table-cell table:style-name="Table127.A1" office:value-type="string">
            <text:p text:style-name="Standard">ب</text:p>
          </table:table-cell>
          <table:table-cell table:style-name="Table127.A1" office:value-type="string">
            <text:p text:style-name="Standard">b</text:p>
          </table:table-cell>
          <table:table-cell table:style-name="Table127.A1" office:value-type="string">
            <text:p text:style-name="Standard">be</text:p>
          </table:table-cell>
        </table:table-row>
        <table:table-row table:style-name="Table127.1">
          <table:table-cell table:style-name="Table127.A1" office:value-type="string">
            <text:p text:style-name="Standard">پ</text:p>
          </table:table-cell>
          <table:table-cell table:style-name="Table127.A1" office:value-type="string">
            <text:p text:style-name="Standard">p</text:p>
          </table:table-cell>
          <table:table-cell table:style-name="Table127.A1" office:value-type="string">
            <text:p text:style-name="Standard">pe</text:p>
          </table:table-cell>
        </table:table-row>
        <table:table-row table:style-name="Table127.1">
          <table:table-cell table:style-name="Table127.A1" office:value-type="string">
            <text:p text:style-name="Standard">ت</text:p>
          </table:table-cell>
          <table:table-cell table:style-name="Table127.A1" office:value-type="string">
            <text:p text:style-name="Standard">t</text:p>
          </table:table-cell>
          <table:table-cell table:style-name="Table127.A1" office:value-type="string">
            <text:p text:style-name="Standard">te</text:p>
          </table:table-cell>
        </table:table-row>
        <table:table-row table:style-name="Table127.1">
          <table:table-cell table:style-name="Table127.A1" office:value-type="string">
            <text:p text:style-name="Standard">ث</text:p>
          </table:table-cell>
          <table:table-cell table:style-name="Table127.A1" office:value-type="string">
            <text:p text:style-name="Standard">s</text:p>
          </table:table-cell>
          <table:table-cell table:style-name="Table127.A1" office:value-type="string">
            <text:p text:style-name="Standard">se</text:p>
          </table:table-cell>
        </table:table-row>
        <table:table-row table:style-name="Table127.1">
          <table:table-cell table:style-name="Table127.A1" office:value-type="string">
            <text:p text:style-name="Standard">ج</text:p>
          </table:table-cell>
          <table:table-cell table:style-name="Table127.A1" office:value-type="string">
            <text:p text:style-name="Standard">j (русское джь)</text:p>
          </table:table-cell>
          <table:table-cell table:style-name="Table127.A1" office:value-type="string">
            <text:p text:style-name="Standard">jim</text:p>
          </table:table-cell>
        </table:table-row>
        <table:table-row table:style-name="Table127.1">
          <table:table-cell table:style-name="Table127.A1" office:value-type="string">
            <text:p text:style-name="Standard">چ</text:p>
          </table:table-cell>
          <table:table-cell table:style-name="Table127.A1" office:value-type="string">
            <text:p text:style-name="Standard">č (русское ч)</text:p>
          </table:table-cell>
          <table:table-cell table:style-name="Table127.A1" office:value-type="string">
            <text:p text:style-name="Standard">če</text:p>
          </table:table-cell>
        </table:table-row>
        <table:table-row table:style-name="Table127.1">
          <table:table-cell table:style-name="Table127.A1" office:value-type="string">
            <text:p text:style-name="Standard">ح</text:p>
          </table:table-cell>
          <table:table-cell table:style-name="Table127.A1" office:value-type="string">
            <text:p text:style-name="Standard">h (выдох, похоже на украинское г)</text:p>
          </table:table-cell>
          <table:table-cell table:style-name="Table127.A1" office:value-type="string">
            <text:p text:style-name="Standard">he</text:p>
          </table:table-cell>
        </table:table-row>
        <table:table-row table:style-name="Table127.1">
          <table:table-cell table:style-name="Table127.A1" office:value-type="string">
            <text:p text:style-name="Standard">خ</text:p>
          </table:table-cell>
          <table:table-cell table:style-name="Table127.A1" office:value-type="string">
            <text:p text:style-name="Standard">x (русское х)</text:p>
          </table:table-cell>
          <table:table-cell table:style-name="Table127.A1" office:value-type="string">
            <text:p text:style-name="Standard">xe</text:p>
          </table:table-cell>
        </table:table-row>
        <table:table-row table:style-name="Table127.1">
          <table:table-cell table:style-name="Table127.A1" office:value-type="string">
            <text:p text:style-name="Standard">د</text:p>
          </table:table-cell>
          <table:table-cell table:style-name="Table127.A1" office:value-type="string">
            <text:p text:style-name="Standard">d</text:p>
          </table:table-cell>
          <table:table-cell table:style-name="Table127.A1" office:value-type="string">
            <text:p text:style-name="Standard">dāl</text:p>
          </table:table-cell>
        </table:table-row>
        <table:table-row table:style-name="Table127.1">
          <table:table-cell table:style-name="Table127.A1" office:value-type="string">
            <text:p text:style-name="Standard">ذ</text:p>
          </table:table-cell>
          <table:table-cell table:style-name="Table127.A1" office:value-type="string">
            <text:p text:style-name="Standard">z</text:p>
          </table:table-cell>
          <table:table-cell table:style-name="Table127.A1" office:value-type="string">
            <text:p text:style-name="Standard">zāl</text:p>
          </table:table-cell>
        </table:table-row>
        <table:table-row table:style-name="Table127.1">
          <table:table-cell table:style-name="Table127.A1" office:value-type="string">
            <text:p text:style-name="Standard">ر</text:p>
          </table:table-cell>
          <table:table-cell table:style-name="Table127.A1" office:value-type="string">
            <text:p text:style-name="Standard">r</text:p>
          </table:table-cell>
          <table:table-cell table:style-name="Table127.A1" office:value-type="string">
            <text:p text:style-name="Standard">re</text:p>
          </table:table-cell>
        </table:table-row>
        <table:table-row table:style-name="Table127.1">
          <table:table-cell table:style-name="Table127.A1" office:value-type="string">
            <text:p text:style-name="Standard">ز</text:p>
          </table:table-cell>
          <table:table-cell table:style-name="Table127.A1" office:value-type="string">
            <text:p text:style-name="Standard">z</text:p>
          </table:table-cell>
          <table:table-cell table:style-name="Table127.A1" office:value-type="string">
            <text:p text:style-name="Standard">ze</text:p>
          </table:table-cell>
        </table:table-row>
        <table:table-row table:style-name="Table127.1">
          <table:table-cell table:style-name="Table127.A1" office:value-type="string">
            <text:p text:style-name="Standard">ژ</text:p>
          </table:table-cell>
          <table:table-cell table:style-name="Table127.A1" office:value-type="string">
            <text:p text:style-name="Standard">ž (русское ж)</text:p>
          </table:table-cell>
          <table:table-cell table:style-name="Table127.A1" office:value-type="string">
            <text:p text:style-name="Standard">že</text:p>
          </table:table-cell>
        </table:table-row>
        <table:table-row table:style-name="Table127.1">
          <table:table-cell table:style-name="Table127.A1" office:value-type="string">
            <text:p text:style-name="Standard">س</text:p>
          </table:table-cell>
          <table:table-cell table:style-name="Table127.A1" office:value-type="string">
            <text:p text:style-name="Standard">s</text:p>
          </table:table-cell>
          <table:table-cell table:style-name="Table127.A1" office:value-type="string">
            <text:p text:style-name="Standard">sin</text:p>
          </table:table-cell>
        </table:table-row>
        <table:table-row table:style-name="Table127.1">
          <table:table-cell table:style-name="Table127.A1" office:value-type="string">
            <text:p text:style-name="Standard">ش</text:p>
          </table:table-cell>
          <table:table-cell table:style-name="Table127.A1" office:value-type="string">
            <text:p text:style-name="Standard">š (русское ш)</text:p>
          </table:table-cell>
          <table:table-cell table:style-name="Table127.A1" office:value-type="string">
            <text:p text:style-name="Standard">šin</text:p>
          </table:table-cell>
        </table:table-row>
        <table:table-row table:style-name="Table127.1">
          <table:table-cell table:style-name="Table127.A1" office:value-type="string">
            <text:p text:style-name="Standard">ص</text:p>
          </table:table-cell>
          <table:table-cell table:style-name="Table127.A1" office:value-type="string">
            <text:p text:style-name="Standard">s</text:p>
          </table:table-cell>
          <table:table-cell table:style-name="Table127.A1" office:value-type="string">
            <text:p text:style-name="Standard">sād</text:p>
          </table:table-cell>
        </table:table-row>
        <table:table-row table:style-name="Table127.1">
          <table:table-cell table:style-name="Table127.A1" office:value-type="string">
            <text:p text:style-name="Standard">ض</text:p>
          </table:table-cell>
          <table:table-cell table:style-name="Table127.A1" office:value-type="string">
            <text:p text:style-name="Standard">z</text:p>
          </table:table-cell>
          <table:table-cell table:style-name="Table127.A1" office:value-type="string">
            <text:p text:style-name="Standard">zād</text:p>
          </table:table-cell>
        </table:table-row>
        <text:soft-page-break/>
        <table:table-row table:style-name="Table127.1">
          <table:table-cell table:style-name="Table127.A1" office:value-type="string">
            <text:p text:style-name="Standard">ط</text:p>
          </table:table-cell>
          <table:table-cell table:style-name="Table127.A1" office:value-type="string">
            <text:p text:style-name="Standard">t</text:p>
          </table:table-cell>
          <table:table-cell table:style-name="Table127.A1" office:value-type="string">
            <text:p text:style-name="Standard">tā</text:p>
          </table:table-cell>
        </table:table-row>
        <table:table-row table:style-name="Table127.1">
          <table:table-cell table:style-name="Table127.A1" office:value-type="string">
            <text:p text:style-name="Standard">ظ</text:p>
          </table:table-cell>
          <table:table-cell table:style-name="Table127.A1" office:value-type="string">
            <text:p text:style-name="Standard">z</text:p>
          </table:table-cell>
          <table:table-cell table:style-name="Table127.A1" office:value-type="string">
            <text:p text:style-name="Standard">zā</text:p>
          </table:table-cell>
        </table:table-row>
        <table:table-row table:style-name="Table127.1">
          <table:table-cell table:style-name="Table127.A1" office:value-type="string">
            <text:p text:style-name="Standard">ع</text:p>
          </table:table-cell>
          <table:table-cell table:style-name="Table127.A1" office:value-type="string">
            <text:p text:style-name="Standard">‘ (прерывание звука, запинание)</text:p>
          </table:table-cell>
          <table:table-cell table:style-name="Table127.A1" office:value-type="string">
            <text:p text:style-name="Standard">eyn</text:p>
          </table:table-cell>
        </table:table-row>
        <table:table-row table:style-name="Table127.1">
          <table:table-cell table:style-name="Table127.A1" office:value-type="string">
            <text:p text:style-name="Standard">غ</text:p>
          </table:table-cell>
          <table:table-cell table:style-name="Table127.A1" office:value-type="string">
            <text:p text:style-name="Standard">ğ (картавое p — но в начале слова</text:p>
            <text:p text:style-name="Standard">произносится как q)</text:p>
          </table:table-cell>
          <table:table-cell table:style-name="Table127.A1" office:value-type="string">
            <text:p text:style-name="Standard">qeyn</text:p>
          </table:table-cell>
        </table:table-row>
        <table:table-row table:style-name="Table127.1">
          <table:table-cell table:style-name="Table127.A23" office:value-type="string">
            <text:p text:style-name="P1">ف</text:p>
          </table:table-cell>
          <table:table-cell table:style-name="Table127.A23" office:value-type="string">
            <text:p text:style-name="P1">f</text:p>
          </table:table-cell>
          <table:table-cell table:style-name="Table127.A23" office:value-type="string">
            <text:p text:style-name="P1">fe</text:p>
          </table:table-cell>
        </table:table-row>
        <table:table-row table:style-name="Table127.1">
          <table:table-cell table:style-name="Table127.A23" office:value-type="string">
            <text:p text:style-name="P1">ق</text:p>
          </table:table-cell>
          <table:table-cell table:style-name="Table127.A23" office:value-type="string">
            <text:p text:style-name="P1">q (как k — но более твердое и артикулируется глубже в горле) (между гласными, между гласным и звонким согласным или звонким согласным и гласным, а также в</text:p>
            <text:p text:style-name="P1">конце слова произносится как ğ)</text:p>
          </table:table-cell>
          <table:table-cell table:style-name="Table127.A23" office:value-type="string">
            <text:p text:style-name="P1">qāf</text:p>
          </table:table-cell>
        </table:table-row>
        <table:table-row table:style-name="Table127.1">
          <table:table-cell table:style-name="Table127.A23" office:value-type="string">
            <text:p text:style-name="P1">ک</text:p>
          </table:table-cell>
          <table:table-cell table:style-name="Table127.A23" office:value-type="string">
            <text:p text:style-name="P1">k</text:p>
          </table:table-cell>
          <table:table-cell table:style-name="Table127.A23" office:value-type="string">
            <text:p text:style-name="P1">kāf</text:p>
          </table:table-cell>
        </table:table-row>
        <table:table-row table:style-name="Table127.1">
          <table:table-cell table:style-name="Table127.A23" office:value-type="string">
            <text:p text:style-name="P1">گ</text:p>
          </table:table-cell>
          <table:table-cell table:style-name="Table127.A23" office:value-type="string">
            <text:p text:style-name="P1">g</text:p>
          </table:table-cell>
          <table:table-cell table:style-name="Table127.A23" office:value-type="string">
            <text:p text:style-name="P1">gāf</text:p>
          </table:table-cell>
        </table:table-row>
        <table:table-row table:style-name="Table127.1">
          <table:table-cell table:style-name="Table127.A23" office:value-type="string">
            <text:p text:style-name="P1">ل</text:p>
          </table:table-cell>
          <table:table-cell table:style-name="Table127.A23" office:value-type="string">
            <text:p text:style-name="P1">l</text:p>
          </table:table-cell>
          <table:table-cell table:style-name="Table127.A23" office:value-type="string">
            <text:p text:style-name="P1">lām</text:p>
          </table:table-cell>
        </table:table-row>
        <table:table-row table:style-name="Table127.1">
          <table:table-cell table:style-name="Table127.A23" office:value-type="string">
            <text:p text:style-name="P1">م</text:p>
          </table:table-cell>
          <table:table-cell table:style-name="Table127.A23" office:value-type="string">
            <text:p text:style-name="P1">m</text:p>
          </table:table-cell>
          <table:table-cell table:style-name="Table127.A23" office:value-type="string">
            <text:p text:style-name="P1">mim</text:p>
          </table:table-cell>
        </table:table-row>
        <table:table-row table:style-name="Table127.1">
          <table:table-cell table:style-name="Table127.A23" office:value-type="string">
            <text:p text:style-name="P1">ن</text:p>
          </table:table-cell>
          <table:table-cell table:style-name="Table127.A23" office:value-type="string">
            <text:p text:style-name="P1">n</text:p>
          </table:table-cell>
          <table:table-cell table:style-name="Table127.A23" office:value-type="string">
            <text:p text:style-name="P1">nun</text:p>
          </table:table-cell>
        </table:table-row>
        <table:table-row table:style-name="Table127.1">
          <table:table-cell table:style-name="Table127.A23" office:value-type="string">
            <text:p text:style-name="P1">و</text:p>
          </table:table-cell>
          <table:table-cell table:style-name="Table127.A23" office:value-type="string">
            <text:p text:style-name="P1">v, u, o, ow</text:p>
          </table:table-cell>
          <table:table-cell table:style-name="Table127.A23" office:value-type="string">
            <text:p text:style-name="P1">vāv</text:p>
          </table:table-cell>
        </table:table-row>
        <table:table-row table:style-name="Table127.1">
          <table:table-cell table:style-name="Table127.A23" office:value-type="string">
            <text:p text:style-name="P1">ه</text:p>
          </table:table-cell>
          <table:table-cell table:style-name="Table127.A23" office:value-type="string">
            <text:p text:style-name="P1">h</text:p>
          </table:table-cell>
          <table:table-cell table:style-name="Table127.A23" office:value-type="string">
            <text:p text:style-name="P1">he</text:p>
          </table:table-cell>
        </table:table-row>
        <table:table-row table:style-name="Table127.1">
          <table:table-cell table:style-name="Table127.A23" office:value-type="string">
            <text:p text:style-name="P1">ى</text:p>
          </table:table-cell>
          <table:table-cell table:style-name="Table127.A23" office:value-type="string">
            <text:p text:style-name="P1">y, i, iy, ey</text:p>
          </table:table-cell>
          <table:table-cell table:style-name="Table127.A23" office:value-type="string">
            <text:p text:style-name="P4">ye, yā</text:p>
          </table:table-cell>
        </table:table-row>
      </table:table>
      <text:h text:style-name="Heading_20_1" text:outline-level="1">Времена годаفصلھا</text:h>
      <table:table table:name="Table129" table:style-name="Table129">
        <table:table-column table:style-name="Table129.A"/>
        <table:table-column table:style-name="Table129.B"/>
        <table:table-column table:style-name="Table129.C"/>
        <table:table-row table:style-name="Table129.1">
          <table:table-cell table:style-name="Table129.A1" office:value-type="string">
            <text:p text:style-name="Table_20_Paragraph">весна</text:p>
          </table:table-cell>
          <table:table-cell table:style-name="Table129.A1" office:value-type="string">
            <text:p text:style-name="Table_20_Paragraph">bahār</text:p>
          </table:table-cell>
          <table:table-cell table:style-name="Table129.A1" office:value-type="string">
            <text:p text:style-name="P2">بھار</text:p>
          </table:table-cell>
        </table:table-row>
        <table:table-row table:style-name="Table129.2">
          <table:table-cell table:style-name="Table129.A1" office:value-type="string">
            <text:p text:style-name="Table_20_Paragraph">лето</text:p>
          </table:table-cell>
          <table:table-cell table:style-name="Table129.A1" office:value-type="string">
            <text:p text:style-name="Table_20_Paragraph">tābestān</text:p>
          </table:table-cell>
          <table:table-cell table:style-name="Table129.A1" office:value-type="string">
            <text:p text:style-name="P2">تابستان</text:p>
          </table:table-cell>
        </table:table-row>
        <table:table-row table:style-name="Table129.3">
          <table:table-cell table:style-name="Table129.A1" office:value-type="string">
            <text:p text:style-name="Table_20_Paragraph">осень</text:p>
          </table:table-cell>
          <table:table-cell table:style-name="Table129.A1" office:value-type="string">
            <text:p text:style-name="Table_20_Paragraph">pāyiz</text:p>
          </table:table-cell>
          <table:table-cell table:style-name="Table129.A1" office:value-type="string">
            <text:p text:style-name="P2">پاييز</text:p>
          </table:table-cell>
        </table:table-row>
        <table:table-row table:style-name="Table129.4">
          <table:table-cell table:style-name="Table129.A1" office:value-type="string">
            <text:p text:style-name="Table_20_Paragraph">зима</text:p>
          </table:table-cell>
          <table:table-cell table:style-name="Table129.A1" office:value-type="string">
            <text:p text:style-name="Table_20_Paragraph">zemestān</text:p>
          </table:table-cell>
          <table:table-cell table:style-name="Table129.A1" office:value-type="string">
            <text:p text:style-name="P2">زمستان</text:p>
          </table:table-cell>
        </table:table-row>
      </table:table>
      <text:h text:style-name="Heading_20_1" text:outline-level="1">Двенадцать месяцев иранского годаايرانیسالماهدوازده</text:h>
      <table:table table:name="Table130" table:style-name="Table130">
        <table:table-column table:style-name="Table130.A"/>
        <table:table-column table:style-name="Table130.B"/>
        <table:table-column table:style-name="Table130.C"/>
        <table:table-column table:style-name="Table130.D"/>
        <table:table-row table:style-name="Table130.1">
          <table:table-cell table:style-name="Table130.A1" office:value-type="string">
            <text:p text:style-name="Table_20_Paragraph">farvardin</text:p>
          </table:table-cell>
          <table:table-cell table:style-name="Table130.A1" office:value-type="string">
            <text:p text:style-name="P2">فروردين</text:p>
          </table:table-cell>
          <table:table-cell table:style-name="Table130.A1" office:value-type="string">
            <text:p text:style-name="Table_20_Paragraph">21.03-20.04</text:p>
          </table:table-cell>
          <table:table-cell table:style-name="Table130.A1" table:number-rows-spanned="3" office:value-type="string">
            <text:p text:style-name="Table_20_Paragraph">1</text:p>
          </table:table-cell>
        </table:table-row>
        <table:table-row table:style-name="Table130.2">
          <table:table-cell table:style-name="Table130.A1" office:value-type="string">
            <text:p text:style-name="Table_20_Paragraph">ordibehešt</text:p>
          </table:table-cell>
          <table:table-cell table:style-name="Table130.A1" office:value-type="string">
            <text:p text:style-name="P2">ارديبھشت</text:p>
          </table:table-cell>
          <table:table-cell table:style-name="Table130.A1" office:value-type="string">
            <text:p text:style-name="Table_20_Paragraph">21.04-21.05</text:p>
          </table:table-cell>
          <table:covered-table-cell/>
        </table:table-row>
        <table:table-row table:style-name="Table130.2">
          <table:table-cell table:style-name="Table130.A1" office:value-type="string">
            <text:p text:style-name="Table_20_Paragraph">xordād</text:p>
          </table:table-cell>
          <table:table-cell table:style-name="Table130.A1" office:value-type="string">
            <text:p text:style-name="P2">خرداد</text:p>
          </table:table-cell>
          <table:table-cell table:style-name="Table130.A1" office:value-type="string">
            <text:p text:style-name="Table_20_Paragraph">22.05-21.06</text:p>
          </table:table-cell>
          <table:covered-table-cell/>
        </table:table-row>
        <table:table-row table:style-name="Table130.4">
          <table:table-cell table:style-name="Table130.A1" office:value-type="string">
            <text:p text:style-name="Table_20_Paragraph">tir</text:p>
          </table:table-cell>
          <table:table-cell table:style-name="Table130.A1" office:value-type="string">
            <text:p text:style-name="P2">تير</text:p>
          </table:table-cell>
          <table:table-cell table:style-name="Table130.A1" office:value-type="string">
            <text:p text:style-name="Table_20_Paragraph">22.06-22.07</text:p>
          </table:table-cell>
          <table:table-cell table:style-name="Table130.A1" table:number-rows-spanned="3" office:value-type="string">
            <text:p text:style-name="Table_20_Paragraph">2</text:p>
          </table:table-cell>
        </table:table-row>
        <table:table-row table:style-name="Table130.2">
          <table:table-cell table:style-name="Table130.A1" office:value-type="string">
            <text:p text:style-name="Table_20_Paragraph">mordād</text:p>
          </table:table-cell>
          <table:table-cell table:style-name="Table130.A1" office:value-type="string">
            <text:p text:style-name="P2">مرداد</text:p>
          </table:table-cell>
          <table:table-cell table:style-name="Table130.A1" office:value-type="string">
            <text:p text:style-name="Table_20_Paragraph">23.07-22.08</text:p>
          </table:table-cell>
          <table:covered-table-cell/>
        </table:table-row>
        <table:table-row table:style-name="Table130.2">
          <table:table-cell table:style-name="Table130.A1" office:value-type="string">
            <text:p text:style-name="Table_20_Paragraph">šahrivar</text:p>
          </table:table-cell>
          <table:table-cell table:style-name="Table130.A1" office:value-type="string">
            <text:p text:style-name="P2">شھريور</text:p>
          </table:table-cell>
          <table:table-cell table:style-name="Table130.A1" office:value-type="string">
            <text:p text:style-name="Table_20_Paragraph">23.08-22.09</text:p>
          </table:table-cell>
          <table:covered-table-cell/>
        </table:table-row>
        <table:table-row table:style-name="Table130.4">
          <table:table-cell table:style-name="Table130.A1" office:value-type="string">
            <text:p text:style-name="Table_20_Paragraph">mehr</text:p>
          </table:table-cell>
          <table:table-cell table:style-name="Table130.A1" office:value-type="string">
            <text:p text:style-name="P2">مھر</text:p>
          </table:table-cell>
          <table:table-cell table:style-name="Table130.A1" office:value-type="string">
            <text:p text:style-name="Table_20_Paragraph">23.09-22.10</text:p>
          </table:table-cell>
          <table:table-cell table:style-name="Table130.A1" table:number-rows-spanned="3" office:value-type="string">
            <text:p text:style-name="Table_20_Paragraph">3</text:p>
          </table:table-cell>
        </table:table-row>
        <table:table-row table:style-name="Table130.2">
          <table:table-cell table:style-name="Table130.A1" office:value-type="string">
            <text:p text:style-name="Table_20_Paragraph">ābān</text:p>
          </table:table-cell>
          <table:table-cell table:style-name="Table130.A1" office:value-type="string">
            <text:p text:style-name="P2">آبان</text:p>
          </table:table-cell>
          <table:table-cell table:style-name="Table130.A1" office:value-type="string">
            <text:p text:style-name="Table_20_Paragraph">23.10-21.11</text:p>
          </table:table-cell>
          <table:covered-table-cell/>
        </table:table-row>
        <table:table-row table:style-name="Table130.2">
          <table:table-cell table:style-name="Table130.A1" office:value-type="string">
            <text:p text:style-name="Table_20_Paragraph">āzar</text:p>
          </table:table-cell>
          <table:table-cell table:style-name="Table130.A1" office:value-type="string">
            <text:p text:style-name="P2">آذر</text:p>
          </table:table-cell>
          <table:table-cell table:style-name="Table130.A1" office:value-type="string">
            <text:p text:style-name="Table_20_Paragraph">22.11-21.12</text:p>
          </table:table-cell>
          <table:covered-table-cell/>
        </table:table-row>
        <table:table-row table:style-name="Table130.4">
          <table:table-cell table:style-name="Table130.A1" office:value-type="string">
            <text:p text:style-name="Table_20_Paragraph">day</text:p>
          </table:table-cell>
          <table:table-cell table:style-name="Table130.A1" office:value-type="string">
            <text:p text:style-name="P2">دی</text:p>
          </table:table-cell>
          <table:table-cell table:style-name="Table130.A1" office:value-type="string">
            <text:p text:style-name="Table_20_Paragraph">22.12-20.01</text:p>
          </table:table-cell>
          <table:table-cell table:style-name="Table130.A1" table:number-rows-spanned="3" office:value-type="string">
            <text:p text:style-name="Table_20_Paragraph">4</text:p>
          </table:table-cell>
        </table:table-row>
        <table:table-row table:style-name="Table130.2">
          <table:table-cell table:style-name="Table130.A1" office:value-type="string">
            <text:p text:style-name="Table_20_Paragraph">bahman</text:p>
          </table:table-cell>
          <table:table-cell table:style-name="Table130.A1" office:value-type="string">
            <text:p text:style-name="P2">بھمن</text:p>
          </table:table-cell>
          <table:table-cell table:style-name="Table130.A1" office:value-type="string">
            <text:p text:style-name="Table_20_Paragraph">21.01-19.02</text:p>
          </table:table-cell>
          <table:covered-table-cell/>
        </table:table-row>
        <table:table-row table:style-name="Table130.12">
          <table:table-cell table:style-name="Table130.A1" office:value-type="string">
            <text:p text:style-name="Table_20_Paragraph">esfand</text:p>
          </table:table-cell>
          <table:table-cell table:style-name="Table130.A1" office:value-type="string">
            <text:p text:style-name="P2">اسفند</text:p>
          </table:table-cell>
          <table:table-cell table:style-name="Table130.A1" office:value-type="string">
            <text:p text:style-name="Table_20_Paragraph">20.02-20.03</text:p>
          </table:table-cell>
          <table:covered-table-cell/>
        </table:table-row>
      </table:table>
      <text:h text:style-name="Heading_20_1" text:outline-level="1">Дни неделиھفتهروزھفت</text:h>
      <table:table table:name="Table131" table:style-name="Table131">
        <table:table-column table:style-name="Table131.A"/>
        <table:table-column table:style-name="Table131.B"/>
        <table:table-column table:style-name="Table131.C"/>
        <table:table-row table:style-name="Table131.1">
          <table:table-cell table:style-name="Table131.A1" office:value-type="string">
            <text:p text:style-name="Table_20_Paragraph">суббота</text:p>
          </table:table-cell>
          <table:table-cell table:style-name="Table131.A1" office:value-type="string">
            <text:p text:style-name="Table_20_Paragraph">šambe</text:p>
          </table:table-cell>
          <table:table-cell table:style-name="Table131.A1" office:value-type="string">
            <text:p text:style-name="P2">شنبه</text:p>
          </table:table-cell>
        </table:table-row>
        <table:table-row table:style-name="Table131.2">
          <table:table-cell table:style-name="Table131.A1" office:value-type="string">
            <text:p text:style-name="Table_20_Paragraph">воскресенье</text:p>
          </table:table-cell>
          <table:table-cell table:style-name="Table131.A1" office:value-type="string">
            <text:p text:style-name="Table_20_Paragraph">yekšambe</text:p>
          </table:table-cell>
          <table:table-cell table:style-name="Table131.A1" office:value-type="string">
            <text:p text:style-name="P2">يکشنبه</text:p>
          </table:table-cell>
        </table:table-row>
        <table:table-row table:style-name="Table131.3">
          <table:table-cell table:style-name="Table131.A1" office:value-type="string">
            <text:p text:style-name="Table_20_Paragraph">понедельник</text:p>
          </table:table-cell>
          <table:table-cell table:style-name="Table131.A1" office:value-type="string">
            <text:p text:style-name="Table_20_Paragraph">došambe</text:p>
          </table:table-cell>
          <table:table-cell table:style-name="Table131.A1" office:value-type="string">
            <text:p text:style-name="P2">دوشنبه</text:p>
          </table:table-cell>
        </table:table-row>
        <table:table-row table:style-name="Table131.4">
          <table:table-cell table:style-name="Table131.A1" office:value-type="string">
            <text:p text:style-name="Table_20_Paragraph">вторник</text:p>
          </table:table-cell>
          <table:table-cell table:style-name="Table131.A1" office:value-type="string">
            <text:p text:style-name="Table_20_Paragraph">sešambe</text:p>
          </table:table-cell>
          <table:table-cell table:style-name="Table131.A1" office:value-type="string">
            <text:p text:style-name="P2">سهشنبه</text:p>
          </table:table-cell>
        </table:table-row>
        <table:table-row table:style-name="Table131.5">
          <table:table-cell table:style-name="Table131.A1" office:value-type="string">
            <text:p text:style-name="Table_20_Paragraph">среда</text:p>
          </table:table-cell>
          <table:table-cell table:style-name="Table131.A1" office:value-type="string">
            <text:p text:style-name="Table_20_Paragraph">čahāršambe</text:p>
          </table:table-cell>
          <table:table-cell table:style-name="Table131.A1" office:value-type="string">
            <text:p text:style-name="P2">چھارشنبه</text:p>
          </table:table-cell>
        </table:table-row>
        <table:table-row table:style-name="Table131.6">
          <table:table-cell table:style-name="Table131.A1" office:value-type="string">
            <text:p text:style-name="Table_20_Paragraph">четверг</text:p>
          </table:table-cell>
          <table:table-cell table:style-name="Table131.A1" office:value-type="string">
            <text:p text:style-name="Table_20_Paragraph">panjšambe</text:p>
          </table:table-cell>
          <table:table-cell table:style-name="Table131.A1" office:value-type="string">
            <text:p text:style-name="P2">پنجشنبه</text:p>
          </table:table-cell>
        </table:table-row>
        <table:table-row table:style-name="Table131.6">
          <table:table-cell table:style-name="Table131.A7" table:number-rows-spanned="2" office:value-type="string">
            <text:p text:style-name="Table_20_Paragraph">пятница</text:p>
          </table:table-cell>
          <table:table-cell table:style-name="Table131.A7" office:value-type="string">
            <text:p text:style-name="Table_20_Paragraph">ādine</text:p>
          </table:table-cell>
          <table:table-cell table:style-name="Table131.A7" office:value-type="string">
            <text:p text:style-name="P2">آدينه</text:p>
          </table:table-cell>
        </table:table-row>
        <table:table-row table:style-name="Table131.6">
          <table:covered-table-cell/>
          <table:table-cell table:style-name="Table131.A7" office:value-type="string">
            <text:p text:style-name="Table_20_Paragraph">jom’e</text:p>
          </table:table-cell>
          <table:table-cell table:style-name="Table131.A7" office:value-type="string">
            <text:p text:style-name="P5">جمعه</text:p>
          </table:table-cell>
        </table:table-row>
      </table:table>
      <text:h text:style-name="Heading_20_1" text:outline-level="1">Количественные числительные</text:h>
      <table:table table:name="Table133" table:style-name="Table133">
        <table:table-column table:style-name="Table133.A"/>
        <table:table-column table:style-name="Table133.B"/>
        <table:table-column table:style-name="Table133.C"/>
        <table:table-column table:style-name="Table133.D"/>
        <table:table-row table:style-name="Table133.1">
          <table:table-cell table:style-name="Table133.A1" office:value-type="string">
            <text:p text:style-name="Table_20_Paragraph">sefr</text:p>
          </table:table-cell>
          <table:table-cell table:style-name="Table133.A1" office:value-type="string">
            <text:p text:style-name="P3">صفر</text:p>
          </table:table-cell>
          <table:table-cell table:style-name="Table133.A1" office:value-type="string">
            <text:p text:style-name="P2">٠</text:p>
          </table:table-cell>
          <table:table-cell table:style-name="Table133.A1" office:value-type="string">
            <text:p text:style-name="Table_20_Paragraph">0</text:p>
          </table:table-cell>
        </table:table-row>
        <text:soft-page-break/>
        <table:table-row table:style-name="Table133.1">
          <table:table-cell table:style-name="Table133.A1" office:value-type="string">
            <text:p text:style-name="Table_20_Paragraph">yek</text:p>
          </table:table-cell>
          <table:table-cell table:style-name="Table133.A1" office:value-type="string">
            <text:p text:style-name="P3">يک</text:p>
          </table:table-cell>
          <table:table-cell table:style-name="Table133.A1" office:value-type="string">
            <text:p text:style-name="P2">١</text:p>
          </table:table-cell>
          <table:table-cell table:style-name="Table133.A1" office:value-type="string">
            <text:p text:style-name="Table_20_Paragraph">1</text:p>
          </table:table-cell>
        </table:table-row>
        <table:table-row table:style-name="Table133.1">
          <table:table-cell table:style-name="Table133.A1" office:value-type="string">
            <text:p text:style-name="Table_20_Paragraph">do</text:p>
          </table:table-cell>
          <table:table-cell table:style-name="Table133.A1" office:value-type="string">
            <text:p text:style-name="P3">دو</text:p>
          </table:table-cell>
          <table:table-cell table:style-name="Table133.A1" office:value-type="string">
            <text:p text:style-name="P2">٢</text:p>
          </table:table-cell>
          <table:table-cell table:style-name="Table133.A1" office:value-type="string">
            <text:p text:style-name="Table_20_Paragraph">2</text:p>
          </table:table-cell>
        </table:table-row>
        <table:table-row table:style-name="Table133.4">
          <table:table-cell table:style-name="Table133.A1" office:value-type="string">
            <text:p text:style-name="Table_20_Paragraph">se</text:p>
          </table:table-cell>
          <table:table-cell table:style-name="Table133.A1" office:value-type="string">
            <text:p text:style-name="P3">سه</text:p>
          </table:table-cell>
          <table:table-cell table:style-name="Table133.A1" office:value-type="string">
            <text:p text:style-name="P2">٣</text:p>
          </table:table-cell>
          <table:table-cell table:style-name="Table133.A1" office:value-type="string">
            <text:p text:style-name="Table_20_Paragraph">3</text:p>
          </table:table-cell>
        </table:table-row>
        <table:table-row table:style-name="Table133.1">
          <table:table-cell table:style-name="Table133.A1" office:value-type="string">
            <text:p text:style-name="Table_20_Paragraph">čahār</text:p>
          </table:table-cell>
          <table:table-cell table:style-name="Table133.A1" office:value-type="string">
            <text:p text:style-name="P3">چھار</text:p>
          </table:table-cell>
          <table:table-cell table:style-name="Table133.A1" office:value-type="string">
            <text:p text:style-name="P2">۴</text:p>
          </table:table-cell>
          <table:table-cell table:style-name="Table133.A1" office:value-type="string">
            <text:p text:style-name="Table_20_Paragraph">4</text:p>
          </table:table-cell>
        </table:table-row>
        <table:table-row table:style-name="Table133.1">
          <table:table-cell table:style-name="Table133.A1" office:value-type="string">
            <text:p text:style-name="Table_20_Paragraph">panj</text:p>
          </table:table-cell>
          <table:table-cell table:style-name="Table133.A1" office:value-type="string">
            <text:p text:style-name="P3">پنج</text:p>
          </table:table-cell>
          <table:table-cell table:style-name="Table133.A1" office:value-type="string">
            <text:p text:style-name="P2">۵</text:p>
          </table:table-cell>
          <table:table-cell table:style-name="Table133.A1" office:value-type="string">
            <text:p text:style-name="Table_20_Paragraph">5</text:p>
          </table:table-cell>
        </table:table-row>
        <table:table-row table:style-name="Table133.7">
          <table:table-cell table:style-name="Table133.A1" office:value-type="string">
            <text:p text:style-name="Table_20_Paragraph">šeš</text:p>
          </table:table-cell>
          <table:table-cell table:style-name="Table133.A1" office:value-type="string">
            <text:p text:style-name="P3">شش</text:p>
          </table:table-cell>
          <table:table-cell table:style-name="Table133.A1" office:value-type="string">
            <text:p text:style-name="P2">۶</text:p>
          </table:table-cell>
          <table:table-cell table:style-name="Table133.A1" office:value-type="string">
            <text:p text:style-name="Table_20_Paragraph">6</text:p>
          </table:table-cell>
        </table:table-row>
        <table:table-row table:style-name="Table133.8">
          <table:table-cell table:style-name="Table133.A1" office:value-type="string">
            <text:p text:style-name="Table_20_Paragraph">haft</text:p>
          </table:table-cell>
          <table:table-cell table:style-name="Table133.A1" office:value-type="string">
            <text:p text:style-name="P3">ھفت</text:p>
          </table:table-cell>
          <table:table-cell table:style-name="Table133.A1" office:value-type="string">
            <text:p text:style-name="P2">٧</text:p>
          </table:table-cell>
          <table:table-cell table:style-name="Table133.A1" office:value-type="string">
            <text:p text:style-name="Table_20_Paragraph">7</text:p>
          </table:table-cell>
        </table:table-row>
        <table:table-row table:style-name="Table133.9">
          <table:table-cell table:style-name="Table133.A1" office:value-type="string">
            <text:p text:style-name="Table_20_Paragraph">hašt</text:p>
          </table:table-cell>
          <table:table-cell table:style-name="Table133.A1" office:value-type="string">
            <text:p text:style-name="P3">ھشت</text:p>
          </table:table-cell>
          <table:table-cell table:style-name="Table133.A1" office:value-type="string">
            <text:p text:style-name="P2">٨</text:p>
          </table:table-cell>
          <table:table-cell table:style-name="Table133.A1" office:value-type="string">
            <text:p text:style-name="Table_20_Paragraph">8</text:p>
          </table:table-cell>
        </table:table-row>
        <table:table-row table:style-name="Table133.10">
          <table:table-cell table:style-name="Table133.A1" office:value-type="string">
            <text:p text:style-name="Table_20_Paragraph">noh</text:p>
          </table:table-cell>
          <table:table-cell table:style-name="Table133.A1" office:value-type="string">
            <text:p text:style-name="P3">نه</text:p>
          </table:table-cell>
          <table:table-cell table:style-name="Table133.A1" office:value-type="string">
            <text:p text:style-name="P2">٩</text:p>
          </table:table-cell>
          <table:table-cell table:style-name="Table133.A1" office:value-type="string">
            <text:p text:style-name="Table_20_Paragraph">9</text:p>
          </table:table-cell>
        </table:table-row>
        <table:table-row table:style-name="Table133.9">
          <table:table-cell table:style-name="Table133.A1" office:value-type="string">
            <text:p text:style-name="Table_20_Paragraph">dah</text:p>
          </table:table-cell>
          <table:table-cell table:style-name="Table133.A1" office:value-type="string">
            <text:p text:style-name="P3">ده</text:p>
          </table:table-cell>
          <table:table-cell table:style-name="Table133.A1" office:value-type="string">
            <text:p text:style-name="P2">٠١</text:p>
          </table:table-cell>
          <table:table-cell table:style-name="Table133.A1" office:value-type="string">
            <text:p text:style-name="Table_20_Paragraph">10</text:p>
          </table:table-cell>
        </table:table-row>
        <table:table-row table:style-name="Table133.4">
          <table:table-cell table:style-name="Table133.A1" office:value-type="string">
            <text:p text:style-name="Table_20_Paragraph">yāzdah</text:p>
          </table:table-cell>
          <table:table-cell table:style-name="Table133.A1" office:value-type="string">
            <text:p text:style-name="P3">يازده</text:p>
          </table:table-cell>
          <table:table-cell table:style-name="Table133.A1" office:value-type="string">
            <text:p text:style-name="P2">١١</text:p>
          </table:table-cell>
          <table:table-cell table:style-name="Table133.A1" office:value-type="string">
            <text:p text:style-name="Table_20_Paragraph">11</text:p>
          </table:table-cell>
        </table:table-row>
        <table:table-row table:style-name="Table133.1">
          <table:table-cell table:style-name="Table133.A1" office:value-type="string">
            <text:p text:style-name="Table_20_Paragraph">davāzdah</text:p>
          </table:table-cell>
          <table:table-cell table:style-name="Table133.A1" office:value-type="string">
            <text:p text:style-name="P3">دوازده</text:p>
          </table:table-cell>
          <table:table-cell table:style-name="Table133.A1" office:value-type="string">
            <text:p text:style-name="P2">٢١</text:p>
          </table:table-cell>
          <table:table-cell table:style-name="Table133.A1" office:value-type="string">
            <text:p text:style-name="Table_20_Paragraph">12</text:p>
          </table:table-cell>
        </table:table-row>
        <table:table-row table:style-name="Table133.1">
          <table:table-cell table:style-name="Table133.A1" office:value-type="string">
            <text:p text:style-name="Table_20_Paragraph">sizdah</text:p>
          </table:table-cell>
          <table:table-cell table:style-name="Table133.A1" office:value-type="string">
            <text:p text:style-name="P3">سيزده</text:p>
          </table:table-cell>
          <table:table-cell table:style-name="Table133.A1" office:value-type="string">
            <text:p text:style-name="P2">٣١</text:p>
          </table:table-cell>
          <table:table-cell table:style-name="Table133.A1" office:value-type="string">
            <text:p text:style-name="Table_20_Paragraph">13</text:p>
          </table:table-cell>
        </table:table-row>
        <table:table-row table:style-name="Table133.4">
          <table:table-cell table:style-name="Table133.A1" office:value-type="string">
            <text:p text:style-name="Table_20_Paragraph">čahārdah</text:p>
          </table:table-cell>
          <table:table-cell table:style-name="Table133.A1" office:value-type="string">
            <text:p text:style-name="P3">چھارده</text:p>
          </table:table-cell>
          <table:table-cell table:style-name="Table133.A1" office:value-type="string">
            <text:p text:style-name="P2">۴١</text:p>
          </table:table-cell>
          <table:table-cell table:style-name="Table133.A1" office:value-type="string">
            <text:p text:style-name="Table_20_Paragraph">14</text:p>
          </table:table-cell>
        </table:table-row>
        <table:table-row table:style-name="Table133.1">
          <table:table-cell table:style-name="Table133.A1" office:value-type="string">
            <text:p text:style-name="Table_20_Paragraph">pānzdah</text:p>
          </table:table-cell>
          <table:table-cell table:style-name="Table133.A1" office:value-type="string">
            <text:p text:style-name="P3">پانزده</text:p>
          </table:table-cell>
          <table:table-cell table:style-name="Table133.A1" office:value-type="string">
            <text:p text:style-name="P2">۵١</text:p>
          </table:table-cell>
          <table:table-cell table:style-name="Table133.A1" office:value-type="string">
            <text:p text:style-name="Table_20_Paragraph">15</text:p>
          </table:table-cell>
        </table:table-row>
        <table:table-row table:style-name="Table133.1">
          <table:table-cell table:style-name="Table133.A1" office:value-type="string">
            <text:p text:style-name="Table_20_Paragraph">šānzdah</text:p>
          </table:table-cell>
          <table:table-cell table:style-name="Table133.A1" office:value-type="string">
            <text:p text:style-name="P3">شانزده</text:p>
          </table:table-cell>
          <table:table-cell table:style-name="Table133.A1" office:value-type="string">
            <text:p text:style-name="P2">۶١</text:p>
          </table:table-cell>
          <table:table-cell table:style-name="Table133.A1" office:value-type="string">
            <text:p text:style-name="Table_20_Paragraph">16</text:p>
          </table:table-cell>
        </table:table-row>
        <table:table-row table:style-name="Table133.4">
          <table:table-cell table:style-name="Table133.A1" office:value-type="string">
            <text:p text:style-name="Table_20_Paragraph">hefdah</text:p>
          </table:table-cell>
          <table:table-cell table:style-name="Table133.A1" office:value-type="string">
            <text:p text:style-name="P3">ھفده</text:p>
          </table:table-cell>
          <table:table-cell table:style-name="Table133.A1" office:value-type="string">
            <text:p text:style-name="P2">٧١</text:p>
          </table:table-cell>
          <table:table-cell table:style-name="Table133.A1" office:value-type="string">
            <text:p text:style-name="Table_20_Paragraph">17</text:p>
          </table:table-cell>
        </table:table-row>
        <table:table-row table:style-name="Table133.1">
          <table:table-cell table:style-name="Table133.A1" office:value-type="string">
            <text:p text:style-name="Table_20_Paragraph">hejdah</text:p>
          </table:table-cell>
          <table:table-cell table:style-name="Table133.A1" office:value-type="string">
            <text:p text:style-name="P3">ھجده</text:p>
          </table:table-cell>
          <table:table-cell table:style-name="Table133.A1" office:value-type="string">
            <text:p text:style-name="P2">٨١</text:p>
          </table:table-cell>
          <table:table-cell table:style-name="Table133.A1" office:value-type="string">
            <text:p text:style-name="Table_20_Paragraph">18</text:p>
          </table:table-cell>
        </table:table-row>
        <table:table-row table:style-name="Table133.1">
          <table:table-cell table:style-name="Table133.A1" office:value-type="string">
            <text:p text:style-name="Table_20_Paragraph">nuzdah</text:p>
          </table:table-cell>
          <table:table-cell table:style-name="Table133.A1" office:value-type="string">
            <text:p text:style-name="P3">نوزده</text:p>
          </table:table-cell>
          <table:table-cell table:style-name="Table133.A1" office:value-type="string">
            <text:p text:style-name="P2">٩١</text:p>
          </table:table-cell>
          <table:table-cell table:style-name="Table133.A1" office:value-type="string">
            <text:p text:style-name="Table_20_Paragraph">19</text:p>
          </table:table-cell>
        </table:table-row>
        <table:table-row table:style-name="Table133.1">
          <table:table-cell table:style-name="Table133.A1" office:value-type="string">
            <text:p text:style-name="Table_20_Paragraph">bist</text:p>
          </table:table-cell>
          <table:table-cell table:style-name="Table133.A1" office:value-type="string">
            <text:p text:style-name="P3">بيست</text:p>
          </table:table-cell>
          <table:table-cell table:style-name="Table133.A1" office:value-type="string">
            <text:p text:style-name="P2">٠٢</text:p>
          </table:table-cell>
          <table:table-cell table:style-name="Table133.A1" office:value-type="string">
            <text:p text:style-name="Table_20_Paragraph">20</text:p>
          </table:table-cell>
        </table:table-row>
        <table:table-row table:style-name="Table133.4">
          <table:table-cell table:style-name="Table133.A1" office:value-type="string">
            <text:p text:style-name="Table_20_Paragraph">si</text:p>
          </table:table-cell>
          <table:table-cell table:style-name="Table133.A1" office:value-type="string">
            <text:p text:style-name="P3">سی</text:p>
          </table:table-cell>
          <table:table-cell table:style-name="Table133.A1" office:value-type="string">
            <text:p text:style-name="P2">٠٣</text:p>
          </table:table-cell>
          <table:table-cell table:style-name="Table133.A1" office:value-type="string">
            <text:p text:style-name="Table_20_Paragraph">30</text:p>
          </table:table-cell>
        </table:table-row>
        <table:table-row table:style-name="Table133.1">
          <table:table-cell table:style-name="Table133.A1" office:value-type="string">
            <text:p text:style-name="Table_20_Paragraph">čehel</text:p>
          </table:table-cell>
          <table:table-cell table:style-name="Table133.A1" office:value-type="string">
            <text:p text:style-name="P3">چھل</text:p>
          </table:table-cell>
          <table:table-cell table:style-name="Table133.A1" office:value-type="string">
            <text:p text:style-name="P2">٠۴</text:p>
          </table:table-cell>
          <table:table-cell table:style-name="Table133.A1" office:value-type="string">
            <text:p text:style-name="Table_20_Paragraph">40</text:p>
          </table:table-cell>
        </table:table-row>
        <table:table-row table:style-name="Table133.1">
          <table:table-cell table:style-name="Table133.A1" office:value-type="string">
            <text:p text:style-name="Table_20_Paragraph">panjāh</text:p>
          </table:table-cell>
          <table:table-cell table:style-name="Table133.A1" office:value-type="string">
            <text:p text:style-name="P3">پنجاه</text:p>
          </table:table-cell>
          <table:table-cell table:style-name="Table133.A1" office:value-type="string">
            <text:p text:style-name="P2">٠۵</text:p>
          </table:table-cell>
          <table:table-cell table:style-name="Table133.A1" office:value-type="string">
            <text:p text:style-name="Table_20_Paragraph">50</text:p>
          </table:table-cell>
        </table:table-row>
        <table:table-row table:style-name="Table133.4">
          <table:table-cell table:style-name="Table133.A1" office:value-type="string">
            <text:p text:style-name="Table_20_Paragraph">šast</text:p>
          </table:table-cell>
          <table:table-cell table:style-name="Table133.A1" office:value-type="string">
            <text:p text:style-name="P3">شصت</text:p>
          </table:table-cell>
          <table:table-cell table:style-name="Table133.A1" office:value-type="string">
            <text:p text:style-name="P2">٠۶</text:p>
          </table:table-cell>
          <table:table-cell table:style-name="Table133.A1" office:value-type="string">
            <text:p text:style-name="Table_20_Paragraph">60</text:p>
          </table:table-cell>
        </table:table-row>
        <table:table-row table:style-name="Table133.4">
          <table:table-cell table:style-name="Table133.A26" office:value-type="string">
            <text:p text:style-name="Table_20_Paragraph">haftād</text:p>
          </table:table-cell>
          <table:table-cell table:style-name="Table133.A26" office:value-type="string">
            <text:p text:style-name="P3">ھفتاد</text:p>
          </table:table-cell>
          <table:table-cell table:style-name="Table133.A26" office:value-type="string">
            <text:p text:style-name="P2">٠٧</text:p>
          </table:table-cell>
          <table:table-cell table:style-name="Table133.A26" office:value-type="string">
            <text:p text:style-name="Table_20_Paragraph">70</text:p>
          </table:table-cell>
        </table:table-row>
        <table:table-row table:style-name="Table133.4">
          <table:table-cell table:style-name="Table133.A26" office:value-type="string">
            <text:p text:style-name="Table_20_Paragraph">haštād</text:p>
          </table:table-cell>
          <table:table-cell table:style-name="Table133.A26" office:value-type="string">
            <text:p text:style-name="P3">ھشتاد</text:p>
          </table:table-cell>
          <table:table-cell table:style-name="Table133.A26" office:value-type="string">
            <text:p text:style-name="P2">٠٨</text:p>
          </table:table-cell>
          <table:table-cell table:style-name="Table133.A26" office:value-type="string">
            <text:p text:style-name="Table_20_Paragraph">80</text:p>
          </table:table-cell>
        </table:table-row>
        <table:table-row table:style-name="Table133.4">
          <table:table-cell table:style-name="Table133.A26" office:value-type="string">
            <text:p text:style-name="Table_20_Paragraph">navad</text:p>
          </table:table-cell>
          <table:table-cell table:style-name="Table133.A26" office:value-type="string">
            <text:p text:style-name="P3">نود</text:p>
          </table:table-cell>
          <table:table-cell table:style-name="Table133.A26" office:value-type="string">
            <text:p text:style-name="P2">٠٩</text:p>
          </table:table-cell>
          <table:table-cell table:style-name="Table133.A26" office:value-type="string">
            <text:p text:style-name="Table_20_Paragraph">90</text:p>
          </table:table-cell>
        </table:table-row>
        <table:table-row table:style-name="Table133.4">
          <table:table-cell table:style-name="Table133.A26" office:value-type="string">
            <text:p text:style-name="Table_20_Paragraph">sad</text:p>
          </table:table-cell>
          <table:table-cell table:style-name="Table133.A26" office:value-type="string">
            <text:p text:style-name="P3">صد</text:p>
          </table:table-cell>
          <table:table-cell table:style-name="Table133.A26" office:value-type="string">
            <text:p text:style-name="P2">٠٠١</text:p>
          </table:table-cell>
          <table:table-cell table:style-name="Table133.A26" office:value-type="string">
            <text:p text:style-name="Table_20_Paragraph">100</text:p>
          </table:table-cell>
        </table:table-row>
        <table:table-row table:style-name="Table133.4">
          <table:table-cell table:style-name="Table133.A26" office:value-type="string">
            <text:p text:style-name="Table_20_Paragraph">devist</text:p>
          </table:table-cell>
          <table:table-cell table:style-name="Table133.A26" office:value-type="string">
            <text:p text:style-name="P3">دويست</text:p>
          </table:table-cell>
          <table:table-cell table:style-name="Table133.A26" office:value-type="string">
            <text:p text:style-name="P2">٠٠٢</text:p>
          </table:table-cell>
          <table:table-cell table:style-name="Table133.A26" office:value-type="string">
            <text:p text:style-name="Table_20_Paragraph">200</text:p>
          </table:table-cell>
        </table:table-row>
        <table:table-row table:style-name="Table133.4">
          <table:table-cell table:style-name="Table133.A26" office:value-type="string">
            <text:p text:style-name="Table_20_Paragraph">Sisad</text:p>
          </table:table-cell>
          <table:table-cell table:style-name="Table133.A26" office:value-type="string">
            <text:p text:style-name="P3">سيصد</text:p>
          </table:table-cell>
          <table:table-cell table:style-name="Table133.A26" office:value-type="string">
            <text:p text:style-name="P2">٠٠٣</text:p>
          </table:table-cell>
          <table:table-cell table:style-name="Table133.A26" office:value-type="string">
            <text:p text:style-name="Table_20_Paragraph">300</text:p>
          </table:table-cell>
        </table:table-row>
        <table:table-row table:style-name="Table133.4">
          <table:table-cell table:style-name="Table133.A26" office:value-type="string">
            <text:p text:style-name="Table_20_Paragraph">čahārsad</text:p>
          </table:table-cell>
          <table:table-cell table:style-name="Table133.A26" office:value-type="string">
            <text:p text:style-name="P3">چھارصد</text:p>
          </table:table-cell>
          <table:table-cell table:style-name="Table133.A26" office:value-type="string">
            <text:p text:style-name="P2">٠٠۴</text:p>
          </table:table-cell>
          <table:table-cell table:style-name="Table133.A26" office:value-type="string">
            <text:p text:style-name="Table_20_Paragraph">400</text:p>
          </table:table-cell>
        </table:table-row>
        <table:table-row table:style-name="Table133.4">
          <table:table-cell table:style-name="Table133.A26" office:value-type="string">
            <text:p text:style-name="Table_20_Paragraph">pānsad</text:p>
          </table:table-cell>
          <table:table-cell table:style-name="Table133.A26" office:value-type="string">
            <text:p text:style-name="P3">پانصد</text:p>
          </table:table-cell>
          <table:table-cell table:style-name="Table133.A26" office:value-type="string">
            <text:p text:style-name="P2">٠٠۵</text:p>
          </table:table-cell>
          <table:table-cell table:style-name="Table133.A26" office:value-type="string">
            <text:p text:style-name="Table_20_Paragraph">500</text:p>
          </table:table-cell>
        </table:table-row>
        <table:table-row table:style-name="Table133.4">
          <table:table-cell table:style-name="Table133.A26" office:value-type="string">
            <text:p text:style-name="Table_20_Paragraph">šešsad</text:p>
          </table:table-cell>
          <table:table-cell table:style-name="Table133.A26" office:value-type="string">
            <text:p text:style-name="P3">ششصد</text:p>
          </table:table-cell>
          <table:table-cell table:style-name="Table133.A26" office:value-type="string">
            <text:p text:style-name="P2">٠٠۶</text:p>
          </table:table-cell>
          <table:table-cell table:style-name="Table133.A26" office:value-type="string">
            <text:p text:style-name="Table_20_Paragraph">600</text:p>
          </table:table-cell>
        </table:table-row>
        <table:table-row table:style-name="Table133.4">
          <table:table-cell table:style-name="Table133.A26" office:value-type="string">
            <text:p text:style-name="Table_20_Paragraph">haftsad</text:p>
          </table:table-cell>
          <table:table-cell table:style-name="Table133.A26" office:value-type="string">
            <text:p text:style-name="P3">ھفتصد</text:p>
          </table:table-cell>
          <table:table-cell table:style-name="Table133.A26" office:value-type="string">
            <text:p text:style-name="P2">٠٠٧</text:p>
          </table:table-cell>
          <table:table-cell table:style-name="Table133.A26" office:value-type="string">
            <text:p text:style-name="Table_20_Paragraph">700</text:p>
          </table:table-cell>
        </table:table-row>
        <table:table-row table:style-name="Table133.4">
          <table:table-cell table:style-name="Table133.A26" office:value-type="string">
            <text:p text:style-name="Table_20_Paragraph">haštsad</text:p>
          </table:table-cell>
          <table:table-cell table:style-name="Table133.A26" office:value-type="string">
            <text:p text:style-name="P3">ھشتصد</text:p>
          </table:table-cell>
          <table:table-cell table:style-name="Table133.A26" office:value-type="string">
            <text:p text:style-name="P2">٠٠٨</text:p>
          </table:table-cell>
          <table:table-cell table:style-name="Table133.A26" office:value-type="string">
            <text:p text:style-name="Table_20_Paragraph">800</text:p>
          </table:table-cell>
        </table:table-row>
        <table:table-row table:style-name="Table133.4">
          <table:table-cell table:style-name="Table133.A26" office:value-type="string">
            <text:p text:style-name="Table_20_Paragraph">nohsad</text:p>
          </table:table-cell>
          <table:table-cell table:style-name="Table133.A26" office:value-type="string">
            <text:p text:style-name="P3">نھصد</text:p>
          </table:table-cell>
          <table:table-cell table:style-name="Table133.A26" office:value-type="string">
            <text:p text:style-name="P2">٠٠٩</text:p>
          </table:table-cell>
          <table:table-cell table:style-name="Table133.A26" office:value-type="string">
            <text:p text:style-name="Table_20_Paragraph">900</text:p>
          </table:table-cell>
        </table:table-row>
        <table:table-row table:style-name="Table133.4">
          <table:table-cell table:style-name="Table133.A26" office:value-type="string">
            <text:p text:style-name="Table_20_Paragraph">hezār</text:p>
          </table:table-cell>
          <table:table-cell table:style-name="Table133.A26" office:value-type="string">
            <text:p text:style-name="P3">ھزار</text:p>
          </table:table-cell>
          <table:table-cell table:style-name="Table133.A26" office:value-type="string">
            <text:p text:style-name="P2">٠٠٠١</text:p>
          </table:table-cell>
          <table:table-cell table:style-name="Table133.A26" office:value-type="string">
            <text:p text:style-name="Table_20_Paragraph">1000</text:p>
          </table:table-cell>
        </table:table-row>
        <table:table-row table:style-name="Table133.4">
          <table:table-cell table:style-name="Table133.A26" office:value-type="string">
            <text:p text:style-name="Table_20_Paragraph">do hezār</text:p>
          </table:table-cell>
          <table:table-cell table:style-name="Table133.A26" office:value-type="string">
            <text:p text:style-name="P3">دو ھزار</text:p>
          </table:table-cell>
          <table:table-cell table:style-name="Table133.A26" office:value-type="string">
            <text:p text:style-name="P2">٠٠٠٢</text:p>
          </table:table-cell>
          <table:table-cell table:style-name="Table133.A26" office:value-type="string">
            <text:p text:style-name="Table_20_Paragraph">2000</text:p>
          </table:table-cell>
        </table:table-row>
        <table:table-row table:style-name="Table133.4">
          <table:table-cell table:style-name="Table133.A26" office:value-type="string">
            <text:p text:style-name="Table_20_Paragraph">se hezār</text:p>
          </table:table-cell>
          <table:table-cell table:style-name="Table133.A26" office:value-type="string">
            <text:p text:style-name="P3">سه ھزار</text:p>
          </table:table-cell>
          <table:table-cell table:style-name="Table133.A26" office:value-type="string">
            <text:p text:style-name="P2">٠٠٠٣</text:p>
          </table:table-cell>
          <table:table-cell table:style-name="Table133.A26" office:value-type="string">
            <text:p text:style-name="P6">3000</text:p>
          </table:table-cell>
        </table:table-row>
      </table:table>
      <text:p text:style-name="Text_20_body">В персидском языке многозначные числительные записываются слева направо: 123 =٣٢١.</text:p>
      <text:p text:style-name="Text_20_body">Многозначные числительные образуются с помощью предлогаو “о”.سهوچھلونھصدوھزاردوdo hezār-o-nohsad-o-čehel-o-se =2943.После слова “si” предлогوпроизносится “vo”: si-vo-yek.</text:p>
      <text:h text:style-name="Heading_20_1" text:outline-level="1"><text:soft-page-break/>Порядковые числительные.</text:h>
      <table:table table:name="Table135" table:style-name="Table135">
        <table:table-column table:style-name="Table135.A"/>
        <table:table-column table:style-name="Table135.B"/>
        <table:table-column table:style-name="Table135.C"/>
        <table:table-row table:style-name="Table135.1">
          <table:table-cell table:style-name="Table135.A1" office:value-type="string">
            <text:p text:style-name="Table_20_Paragraph">Первый</text:p>
          </table:table-cell>
          <table:table-cell table:style-name="Table135.A1" office:value-type="string">
            <text:p text:style-name="Table_20_Paragraph">yekom</text:p>
          </table:table-cell>
          <table:table-cell table:style-name="Table135.A1" office:value-type="string">
            <text:p text:style-name="P2">يکم</text:p>
          </table:table-cell>
        </table:table-row>
        <table:table-row table:style-name="Table135.2">
          <table:table-cell table:style-name="Table135.A1" office:value-type="string">
            <text:p text:style-name="Table_20_Paragraph">Второй</text:p>
          </table:table-cell>
          <table:table-cell table:style-name="Table135.A1" office:value-type="string">
            <text:p text:style-name="Table_20_Paragraph">dovvom</text:p>
          </table:table-cell>
          <table:table-cell table:style-name="Table135.A1" office:value-type="string">
            <text:p text:style-name="P2">دوم</text:p>
          </table:table-cell>
        </table:table-row>
        <table:table-row table:style-name="Table135.2">
          <table:table-cell table:style-name="Table135.A1" office:value-type="string">
            <text:p text:style-name="Table_20_Paragraph">Третий</text:p>
          </table:table-cell>
          <table:table-cell table:style-name="Table135.A1" office:value-type="string">
            <text:p text:style-name="Table_20_Paragraph">sovvom</text:p>
          </table:table-cell>
          <table:table-cell table:style-name="Table135.A1" office:value-type="string">
            <text:p text:style-name="P2">سوم</text:p>
          </table:table-cell>
        </table:table-row>
        <table:table-row table:style-name="Table135.4">
          <table:table-cell table:style-name="Table135.A1" office:value-type="string">
            <text:p text:style-name="Table_20_Paragraph">Четвёртый</text:p>
          </table:table-cell>
          <table:table-cell table:style-name="Table135.A1" office:value-type="string">
            <text:p text:style-name="Table_20_Paragraph">čahārom</text:p>
          </table:table-cell>
          <table:table-cell table:style-name="Table135.A1" office:value-type="string">
            <text:p text:style-name="P2">چھارم</text:p>
          </table:table-cell>
        </table:table-row>
        <table:table-row table:style-name="Table135.2">
          <table:table-cell table:style-name="Table135.A1" office:value-type="string">
            <text:p text:style-name="Table_20_Paragraph">Пятый</text:p>
          </table:table-cell>
          <table:table-cell table:style-name="Table135.A1" office:value-type="string">
            <text:p text:style-name="Table_20_Paragraph">panjom</text:p>
          </table:table-cell>
          <table:table-cell table:style-name="Table135.A1" office:value-type="string">
            <text:p text:style-name="P2">پنجم</text:p>
          </table:table-cell>
        </table:table-row>
      </table:table>
      <text:p text:style-name="Text_20_body">Начиная с четырёх, порядковые числительные образуются с помощью окончания -om: čahār – čahārom, bist – bistom…</text:p>
      <text:p text:style-name="Text_20_body">Часто можно встретить арабское слово «اولavval» «первый».</text:p>
      <text:h text:style-name="Heading_20_1" text:outline-level="1">Глаголы</text:h>
      <text:p text:style-name="Text_20_body">Персидские глаголы имеют две основы – настоящего времени (ОНВ) и прошедшего (ОПВ). Для того, чтобы образовать форму настоящего времени, нужно перед ОНВ поставить префикс mi- , а после личное окончание. Например, от глаголаنوشتنneveštan «писать» образуем форму «пишу». Этот глагол имеет ОНВنويسnevis. Окончание 1-го лица единственного числа –am. Получаемمىنويسمminevisam.</text:p>
      <text:h text:style-name="Heading_20_1" text:outline-level="1">Личные окончания</text:h>
      <table:table table:name="Table136" table:style-name="Table136">
        <table:table-column table:style-name="Table136.A"/>
        <table:table-column table:style-name="Table136.B"/>
        <table:table-column table:style-name="Table136.C"/>
        <table:table-column table:style-name="Table136.D"/>
        <table:table-column table:style-name="Table136.E"/>
        <table:table-column table:style-name="Table136.F"/>
        <table:table-row table:style-name="Table136.1">
          <table:table-cell table:style-name="Table136.A1" table:number-columns-spanned="2" office:value-type="string">
            <text:p text:style-name="Table_20_Paragraph">Мн.ч.</text:p>
          </table:table-cell>
          <table:covered-table-cell/>
          <table:table-cell table:style-name="Table136.A1" office:value-type="string">
            <text:p text:style-name="Table_20_Paragraph"/>
          </table:table-cell>
          <table:table-cell table:style-name="Table136.A1" table:number-columns-spanned="2" office:value-type="string">
            <text:p text:style-name="Table_20_Paragraph">Ед.ч.</text:p>
          </table:table-cell>
          <table:covered-table-cell/>
          <table:table-cell table:style-name="Table136.A1" office:value-type="string">
            <text:p text:style-name="Table_20_Paragraph"/>
          </table:table-cell>
        </table:table-row>
        <table:table-row table:style-name="Table136.1">
          <table:table-cell table:style-name="Table136.A1" office:value-type="string">
            <text:p text:style-name="Table_20_Paragraph">-im</text:p>
          </table:table-cell>
          <table:table-cell table:style-name="Table136.A1" office:value-type="string">
            <text:p text:style-name="P2">يم</text:p>
          </table:table-cell>
          <table:table-cell table:style-name="Table136.A1" office:value-type="string">
            <text:p text:style-name="Table_20_Paragraph"/>
          </table:table-cell>
          <table:table-cell table:style-name="Table136.A1" office:value-type="string">
            <text:p text:style-name="Table_20_Paragraph">-am</text:p>
          </table:table-cell>
          <table:table-cell table:style-name="Table136.A1" office:value-type="string">
            <text:p text:style-name="P2">م</text:p>
          </table:table-cell>
          <table:table-cell table:style-name="Table136.A1" office:value-type="string">
            <text:p text:style-name="Table_20_Paragraph">1</text:p>
          </table:table-cell>
        </table:table-row>
        <table:table-row table:style-name="Table136.1">
          <table:table-cell table:style-name="Table136.A1" office:value-type="string">
            <text:p text:style-name="Table_20_Paragraph">-id</text:p>
          </table:table-cell>
          <table:table-cell table:style-name="Table136.A1" office:value-type="string">
            <text:p text:style-name="P2">يد</text:p>
          </table:table-cell>
          <table:table-cell table:style-name="Table136.A1" office:value-type="string">
            <text:p text:style-name="Table_20_Paragraph"/>
          </table:table-cell>
          <table:table-cell table:style-name="Table136.A1" office:value-type="string">
            <text:p text:style-name="Table_20_Paragraph">-i</text:p>
          </table:table-cell>
          <table:table-cell table:style-name="Table136.A1" office:value-type="string">
            <text:p text:style-name="P2">ی</text:p>
          </table:table-cell>
          <table:table-cell table:style-name="Table136.A1" office:value-type="string">
            <text:p text:style-name="Table_20_Paragraph">2</text:p>
          </table:table-cell>
        </table:table-row>
        <table:table-row table:style-name="Table136.1">
          <table:table-cell table:style-name="Table136.A1" office:value-type="string">
            <text:p text:style-name="Table_20_Paragraph">-and</text:p>
          </table:table-cell>
          <table:table-cell table:style-name="Table136.A1" office:value-type="string">
            <text:p text:style-name="P2">ند</text:p>
          </table:table-cell>
          <table:table-cell table:style-name="Table136.A1" office:value-type="string">
            <text:p text:style-name="Table_20_Paragraph"/>
          </table:table-cell>
          <table:table-cell table:style-name="Table136.A1" office:value-type="string">
            <text:p text:style-name="Table_20_Paragraph">-ad</text:p>
          </table:table-cell>
          <table:table-cell table:style-name="Table136.A1" office:value-type="string">
            <text:p text:style-name="P2">د</text:p>
          </table:table-cell>
          <table:table-cell table:style-name="Table136.A1" office:value-type="string">
            <text:p text:style-name="Table_20_Paragraph">3</text:p>
          </table:table-cell>
        </table:table-row>
      </table:table>
      <text:p text:style-name="Text_20_body"/>
      <table:table table:name="Table137" table:style-name="Table137">
        <table:table-column table:style-name="Table137.A"/>
        <table:table-column table:style-name="Table137.B"/>
        <table:table-column table:style-name="Table137.C"/>
        <table:table-column table:style-name="Table137.D"/>
        <table:table-column table:style-name="Table137.E"/>
        <table:table-row table:style-name="Table137.1">
          <table:table-cell table:style-name="Table137.A1" office:value-type="string">
            <text:p text:style-name="Table_20_Paragraph">minevisim</text:p>
          </table:table-cell>
          <table:table-cell table:style-name="Table137.A1" office:value-type="string">
            <text:p text:style-name="P2">مىنويسيم</text:p>
          </table:table-cell>
          <table:table-cell table:style-name="Table137.A1" office:value-type="string">
            <text:p text:style-name="Table_20_Paragraph"/>
          </table:table-cell>
          <table:table-cell table:style-name="Table137.A1" office:value-type="string">
            <text:p text:style-name="Table_20_Paragraph">minevisam</text:p>
          </table:table-cell>
          <table:table-cell table:style-name="Table137.A1" office:value-type="string">
            <text:p text:style-name="P2">مىنويسم</text:p>
          </table:table-cell>
        </table:table-row>
        <table:table-row table:style-name="Table137.1">
          <table:table-cell table:style-name="Table137.A1" office:value-type="string">
            <text:p text:style-name="Table_20_Paragraph">minevisid</text:p>
          </table:table-cell>
          <table:table-cell table:style-name="Table137.A1" office:value-type="string">
            <text:p text:style-name="P2">مىنويسيد</text:p>
          </table:table-cell>
          <table:table-cell table:style-name="Table137.A1" office:value-type="string">
            <text:p text:style-name="Table_20_Paragraph"/>
          </table:table-cell>
          <table:table-cell table:style-name="Table137.A1" office:value-type="string">
            <text:p text:style-name="Table_20_Paragraph">minevisi</text:p>
          </table:table-cell>
          <table:table-cell table:style-name="Table137.A1" office:value-type="string">
            <text:p text:style-name="P2">مىنويسی</text:p>
          </table:table-cell>
        </table:table-row>
        <table:table-row table:style-name="Table137.1">
          <table:table-cell table:style-name="Table137.A1" office:value-type="string">
            <text:p text:style-name="Table_20_Paragraph">minevisand</text:p>
          </table:table-cell>
          <table:table-cell table:style-name="Table137.A1" office:value-type="string">
            <text:p text:style-name="P2">مىنويسند</text:p>
          </table:table-cell>
          <table:table-cell table:style-name="Table137.A1" office:value-type="string">
            <text:p text:style-name="Table_20_Paragraph"/>
          </table:table-cell>
          <table:table-cell table:style-name="Table137.A1" office:value-type="string">
            <text:p text:style-name="Table_20_Paragraph">minevisad</text:p>
          </table:table-cell>
          <table:table-cell table:style-name="Table137.A1" office:value-type="string">
            <text:p text:style-name="P2">مىنويسد</text:p>
          </table:table-cell>
        </table:table-row>
      </table:table>
      <text:p text:style-name="Text_20_body">Прошедшее время образуется от ОПВ. Чтобы образовать ОПВ, нужно отбросить от инфинитива (словарная форма) окончание –an: neveštan— nevešt. Для образования формы прошедшего времени следует добавить к ОПВ личное окончание, кроме 3-го лица, где прошедшее время совпадает с ОПВ.</text:p>
      <table:table table:name="Table138" table:style-name="Table138">
        <table:table-column table:style-name="Table138.A"/>
        <table:table-column table:style-name="Table138.B"/>
        <table:table-column table:style-name="Table138.C"/>
        <table:table-column table:style-name="Table138.D"/>
        <table:table-column table:style-name="Table138.E"/>
        <table:table-column table:style-name="Table138.F"/>
        <table:table-row table:style-name="Table138.1">
          <table:table-cell table:style-name="Table138.A1" table:number-columns-spanned="2" office:value-type="string">
            <text:p text:style-name="Table_20_Paragraph">Мн.ч.</text:p>
          </table:table-cell>
          <table:covered-table-cell/>
          <table:table-cell table:style-name="Table138.A1" office:value-type="string">
            <text:p text:style-name="Table_20_Paragraph"/>
          </table:table-cell>
          <table:table-cell table:style-name="Table138.A1" table:number-columns-spanned="2" office:value-type="string">
            <text:p text:style-name="Table_20_Paragraph">Ед.ч</text:p>
          </table:table-cell>
          <table:covered-table-cell/>
          <table:table-cell table:style-name="Table138.A1" office:value-type="string">
            <text:p text:style-name="Table_20_Paragraph"/>
          </table:table-cell>
        </table:table-row>
        <table:table-row table:style-name="Table138.1">
          <table:table-cell table:style-name="Table138.A1" office:value-type="string">
            <text:p text:style-name="Table_20_Paragraph">neveštim</text:p>
          </table:table-cell>
          <table:table-cell table:style-name="Table138.A1" office:value-type="string">
            <text:p text:style-name="P2">نوشتيم</text:p>
          </table:table-cell>
          <table:table-cell table:style-name="Table138.A1" office:value-type="string">
            <text:p text:style-name="Table_20_Paragraph"/>
          </table:table-cell>
          <table:table-cell table:style-name="Table138.A1" office:value-type="string">
            <text:p text:style-name="Table_20_Paragraph">neveštam</text:p>
          </table:table-cell>
          <table:table-cell table:style-name="Table138.A1" office:value-type="string">
            <text:p text:style-name="P2">نوشتم</text:p>
          </table:table-cell>
          <table:table-cell table:style-name="Table138.A1" office:value-type="string">
            <text:p text:style-name="Table_20_Paragraph">1</text:p>
          </table:table-cell>
        </table:table-row>
        <table:table-row table:style-name="Table138.1">
          <table:table-cell table:style-name="Table138.A1" office:value-type="string">
            <text:p text:style-name="Table_20_Paragraph">nevešidt</text:p>
          </table:table-cell>
          <table:table-cell table:style-name="Table138.A1" office:value-type="string">
            <text:p text:style-name="P2">نوشتيد</text:p>
          </table:table-cell>
          <table:table-cell table:style-name="Table138.A1" office:value-type="string">
            <text:p text:style-name="Table_20_Paragraph"/>
          </table:table-cell>
          <table:table-cell table:style-name="Table138.A1" office:value-type="string">
            <text:p text:style-name="Table_20_Paragraph">nevešti</text:p>
          </table:table-cell>
          <table:table-cell table:style-name="Table138.A1" office:value-type="string">
            <text:p text:style-name="P2">نوشتی</text:p>
          </table:table-cell>
          <table:table-cell table:style-name="Table138.A1" office:value-type="string">
            <text:p text:style-name="Table_20_Paragraph">2</text:p>
          </table:table-cell>
        </table:table-row>
        <table:table-row table:style-name="Table138.1">
          <table:table-cell table:style-name="Table138.A1" office:value-type="string">
            <text:p text:style-name="Table_20_Paragraph">neveštand</text:p>
          </table:table-cell>
          <table:table-cell table:style-name="Table138.A1" office:value-type="string">
            <text:p text:style-name="P2">نوشتند</text:p>
          </table:table-cell>
          <table:table-cell table:style-name="Table138.A1" office:value-type="string">
            <text:p text:style-name="Table_20_Paragraph"/>
          </table:table-cell>
          <table:table-cell table:style-name="Table138.A1" office:value-type="string">
            <text:p text:style-name="Table_20_Paragraph">nevešt</text:p>
          </table:table-cell>
          <table:table-cell table:style-name="Table138.A1" office:value-type="string">
            <text:p text:style-name="P2">نوشت</text:p>
          </table:table-cell>
          <table:table-cell table:style-name="Table138.A1" office:value-type="string">
            <text:p text:style-name="Table_20_Paragraph">3</text:p>
          </table:table-cell>
        </table:table-row>
      </table:table>
      <text:p text:style-name="Text_20_body">Будущее время образуется при помощи ОНВ глаголаخواستنxāstan (ОНВخواهxāh), личных окончаний и ОПВ того глагола, от которого образуют форму будущего времени.</text:p>
      <table:table table:name="Table139" table:style-name="Table139">
        <table:table-column table:style-name="Table139.A"/>
        <table:table-column table:style-name="Table139.B"/>
        <table:table-column table:style-name="Table139.C"/>
        <table:table-column table:style-name="Table139.D"/>
        <table:table-column table:style-name="Table139.E"/>
        <table:table-column table:style-name="Table139.F"/>
        <table:table-row table:style-name="Table139.1">
          <table:table-cell table:style-name="Table139.A1" table:number-columns-spanned="2" office:value-type="string">
            <text:p text:style-name="Table_20_Paragraph">Мн.ч.</text:p>
          </table:table-cell>
          <table:covered-table-cell/>
          <table:table-cell table:style-name="Table139.A1" office:value-type="string">
            <text:p text:style-name="Table_20_Paragraph"/>
          </table:table-cell>
          <table:table-cell table:style-name="Table139.A1" table:number-columns-spanned="2" office:value-type="string">
            <text:p text:style-name="Table_20_Paragraph">Ед.ч</text:p>
          </table:table-cell>
          <table:covered-table-cell/>
          <table:table-cell table:style-name="Table139.A1" office:value-type="string">
            <text:p text:style-name="Table_20_Paragraph"/>
          </table:table-cell>
        </table:table-row>
        <table:table-row table:style-name="Table139.1">
          <table:table-cell table:style-name="Table139.A1" office:value-type="string">
            <text:p text:style-name="Table_20_Paragraph">xāhim nevešt</text:p>
          </table:table-cell>
          <table:table-cell table:style-name="Table139.A1" office:value-type="string">
            <text:p text:style-name="P2">خواھيم نوشت</text:p>
          </table:table-cell>
          <table:table-cell table:style-name="Table139.A1" office:value-type="string">
            <text:p text:style-name="Table_20_Paragraph"/>
          </table:table-cell>
          <table:table-cell table:style-name="Table139.A1" office:value-type="string">
            <text:p text:style-name="Table_20_Paragraph">xāham nevešt</text:p>
          </table:table-cell>
          <table:table-cell table:style-name="Table139.A1" office:value-type="string">
            <text:p text:style-name="P2">خواھم نوشت</text:p>
          </table:table-cell>
          <table:table-cell table:style-name="Table139.A1" office:value-type="string">
            <text:p text:style-name="Table_20_Paragraph">1</text:p>
          </table:table-cell>
        </table:table-row>
        <table:table-row table:style-name="Table139.1">
          <table:table-cell table:style-name="Table139.A1" office:value-type="string">
            <text:p text:style-name="Table_20_Paragraph">xāhid nevešt</text:p>
          </table:table-cell>
          <table:table-cell table:style-name="Table139.A1" office:value-type="string">
            <text:p text:style-name="P2">خواھيد نوشت</text:p>
          </table:table-cell>
          <table:table-cell table:style-name="Table139.A1" office:value-type="string">
            <text:p text:style-name="Table_20_Paragraph"/>
          </table:table-cell>
          <table:table-cell table:style-name="Table139.A1" office:value-type="string">
            <text:p text:style-name="Table_20_Paragraph">xāhi nevešt</text:p>
          </table:table-cell>
          <table:table-cell table:style-name="Table139.A1" office:value-type="string">
            <text:p text:style-name="P2">خواھی نوشت</text:p>
          </table:table-cell>
          <table:table-cell table:style-name="Table139.A1" office:value-type="string">
            <text:p text:style-name="Table_20_Paragraph">2</text:p>
          </table:table-cell>
        </table:table-row>
        <table:table-row table:style-name="Table139.1">
          <table:table-cell table:style-name="Table139.A1" office:value-type="string">
            <text:p text:style-name="Table_20_Paragraph">xāhand nevešt</text:p>
          </table:table-cell>
          <table:table-cell table:style-name="Table139.A1" office:value-type="string">
            <text:p text:style-name="P2">خواھند نوشت</text:p>
          </table:table-cell>
          <table:table-cell table:style-name="Table139.A1" office:value-type="string">
            <text:p text:style-name="Table_20_Paragraph"/>
          </table:table-cell>
          <table:table-cell table:style-name="Table139.A1" office:value-type="string">
            <text:p text:style-name="Table_20_Paragraph">xāhad nevešt</text:p>
          </table:table-cell>
          <table:table-cell table:style-name="Table139.A1" office:value-type="string">
            <text:p text:style-name="P2">خواھد<text:tab/>نوشت</text:p>
          </table:table-cell>
          <table:table-cell table:style-name="Table139.A1" office:value-type="string">
            <text:p text:style-name="Table_20_Paragraph">3</text:p>
          </table:table-cell>
        </table:table-row>
      </table:table>
      <text:p text:style-name="Text_20_body"/>
      <table:table table:name="Table140" table:style-name="Table140">
        <table:table-column table:style-name="Table140.A"/>
        <table:table-column table:style-name="Table140.B"/>
        <table:table-column table:style-name="Table140.C"/>
        <table:table-column table:style-name="Table140.D"/>
        <table:table-column table:style-name="Table140.E"/>
        <table:table-row table:style-name="Table140.1">
          <table:table-cell table:style-name="Table140.A1" office:value-type="string">
            <text:p text:style-name="Table_20_Paragraph">перевод</text:p>
          </table:table-cell>
          <table:table-cell table:style-name="Table140.A1" table:number-columns-spanned="2" office:value-type="string">
            <text:p text:style-name="Table_20_Paragraph">Основа настоящего времени</text:p>
          </table:table-cell>
          <table:covered-table-cell/>
          <table:table-cell table:style-name="Table140.A1" table:number-columns-spanned="2" office:value-type="string">
            <text:p text:style-name="Table_20_Paragraph">Словарная форма</text:p>
          </table:table-cell>
          <table:covered-table-cell/>
        </table:table-row>
        <table:table-row table:style-name="Table140.2">
          <table:table-cell table:style-name="Table140.A1" office:value-type="string">
            <text:p text:style-name="Table_20_Paragraph">изучать</text:p>
          </table:table-cell>
          <table:table-cell table:style-name="Table140.A1" office:value-type="string">
            <text:p text:style-name="Table_20_Paragraph">āmuz</text:p>
          </table:table-cell>
          <table:table-cell table:style-name="Table140.A1" office:value-type="string">
            <text:p text:style-name="P3">آموز</text:p>
          </table:table-cell>
          <table:table-cell table:style-name="Table140.A1" office:value-type="string">
            <text:p text:style-name="Table_20_Paragraph">āmuxtan</text:p>
          </table:table-cell>
          <table:table-cell table:style-name="Table140.A1" office:value-type="string">
            <text:p text:style-name="P3">آموختن</text:p>
          </table:table-cell>
        </table:table-row>
        <table:table-row table:style-name="Table140.3">
          <table:table-cell table:style-name="Table140.A1" office:value-type="string">
            <text:p text:style-name="Table_20_Paragraph">приходить</text:p>
          </table:table-cell>
          <table:table-cell table:style-name="Table140.A1" office:value-type="string">
            <text:p text:style-name="Table_20_Paragraph">ā</text:p>
          </table:table-cell>
          <table:table-cell table:style-name="Table140.A1" office:value-type="string">
            <text:p text:style-name="P3">(ی)آ</text:p>
          </table:table-cell>
          <table:table-cell table:style-name="Table140.A1" office:value-type="string">
            <text:p text:style-name="Table_20_Paragraph">āmadan</text:p>
          </table:table-cell>
          <table:table-cell table:style-name="Table140.A1" office:value-type="string">
            <text:p text:style-name="P3">آمدن</text:p>
          </table:table-cell>
        </table:table-row>
        <table:table-row table:style-name="Table140.4">
          <table:table-cell table:style-name="Table140.A1" office:value-type="string">
            <text:p text:style-name="Table_20_Paragraph">приносить</text:p>
          </table:table-cell>
          <table:table-cell table:style-name="Table140.A1" office:value-type="string">
            <text:p text:style-name="Table_20_Paragraph">āvar</text:p>
          </table:table-cell>
          <table:table-cell table:style-name="Table140.A1" office:value-type="string">
            <text:p text:style-name="P3">آور</text:p>
          </table:table-cell>
          <table:table-cell table:style-name="Table140.A1" office:value-type="string">
            <text:p text:style-name="Table_20_Paragraph">āvardan</text:p>
          </table:table-cell>
          <table:table-cell table:style-name="Table140.A1" office:value-type="string">
            <text:p text:style-name="P3">آوردن</text:p>
          </table:table-cell>
        </table:table-row>
        <table:table-row table:style-name="Table140.4">
          <table:table-cell table:style-name="Table140.A1" office:value-type="string">
            <text:p text:style-name="Table_20_Paragraph">стоять</text:p>
          </table:table-cell>
          <table:table-cell table:style-name="Table140.A1" office:value-type="string">
            <text:p text:style-name="Table_20_Paragraph">ist</text:p>
          </table:table-cell>
          <table:table-cell table:style-name="Table140.A1" office:value-type="string">
            <text:p text:style-name="P3">ايست</text:p>
          </table:table-cell>
          <table:table-cell table:style-name="Table140.A1" office:value-type="string">
            <text:p text:style-name="Table_20_Paragraph">istādan</text:p>
          </table:table-cell>
          <table:table-cell table:style-name="Table140.A1" office:value-type="string">
            <text:p text:style-name="P3">ايستادن</text:p>
          </table:table-cell>
        </table:table-row>
        <table:table-row table:style-name="Table140.6">
          <table:table-cell table:style-name="Table140.A1" office:value-type="string">
            <text:p text:style-name="Table_20_Paragraph">быть</text:p>
          </table:table-cell>
          <table:table-cell table:style-name="Table140.A1" office:value-type="string">
            <text:p text:style-name="Table_20_Paragraph">bāš</text:p>
          </table:table-cell>
          <table:table-cell table:style-name="Table140.A1" office:value-type="string">
            <text:p text:style-name="P3">باش</text:p>
          </table:table-cell>
          <table:table-cell table:style-name="Table140.A1" office:value-type="string">
            <text:p text:style-name="Table_20_Paragraph">budan</text:p>
          </table:table-cell>
          <table:table-cell table:style-name="Table140.A1" office:value-type="string">
            <text:p text:style-name="P3">بودن</text:p>
          </table:table-cell>
        </table:table-row>
        <table:table-row table:style-name="Table140.7">
          <table:table-cell table:style-name="Table140.A1" office:value-type="string">
            <text:p text:style-name="Table_20_Paragraph">носить</text:p>
          </table:table-cell>
          <table:table-cell table:style-name="Table140.A1" office:value-type="string">
            <text:p text:style-name="Table_20_Paragraph">bar</text:p>
          </table:table-cell>
          <table:table-cell table:style-name="Table140.A1" office:value-type="string">
            <text:p text:style-name="P3">بر</text:p>
          </table:table-cell>
          <table:table-cell table:style-name="Table140.A1" office:value-type="string">
            <text:p text:style-name="Table_20_Paragraph">bordan</text:p>
          </table:table-cell>
          <table:table-cell table:style-name="Table140.A1" office:value-type="string">
            <text:p text:style-name="P3">بردن</text:p>
          </table:table-cell>
        </table:table-row>
        <table:table-row table:style-name="Table140.4">
          <table:table-cell table:style-name="Table140.A1" office:value-type="string">
            <text:p text:style-name="Table_20_Paragraph">возвращаться</text:p>
          </table:table-cell>
          <table:table-cell table:style-name="Table140.A1" office:value-type="string">
            <text:p text:style-name="Table_20_Paragraph">bar-gard</text:p>
          </table:table-cell>
          <table:table-cell table:style-name="Table140.A1" office:value-type="string">
            <text:p text:style-name="P3">برگرد</text:p>
          </table:table-cell>
          <table:table-cell table:style-name="Table140.A1" office:value-type="string">
            <text:p text:style-name="Table_20_Paragraph">bar-gaštan</text:p>
          </table:table-cell>
          <table:table-cell table:style-name="Table140.A1" office:value-type="string">
            <text:p text:style-name="P3">برگشتن</text:p>
          </table:table-cell>
        </table:table-row>
        <table:table-row table:style-name="Table140.9">
          <table:table-cell table:style-name="Table140.A1" office:value-type="string">
            <text:p text:style-name="Table_20_Paragraph">закрывать</text:p>
          </table:table-cell>
          <table:table-cell table:style-name="Table140.A1" office:value-type="string">
            <text:p text:style-name="Table_20_Paragraph">band</text:p>
          </table:table-cell>
          <table:table-cell table:style-name="Table140.A1" office:value-type="string">
            <text:p text:style-name="P3">بند</text:p>
          </table:table-cell>
          <table:table-cell table:style-name="Table140.A1" office:value-type="string">
            <text:p text:style-name="Table_20_Paragraph">bastan</text:p>
          </table:table-cell>
          <table:table-cell table:style-name="Table140.A1" office:value-type="string">
            <text:p text:style-name="P3">بستن</text:p>
          </table:table-cell>
        </table:table-row>
        <table:table-row table:style-name="Table140.9">
          <table:table-cell table:style-name="Table140.A10" office:value-type="string">
            <text:p text:style-name="Table_20_Paragraph">надевать</text:p>
          </table:table-cell>
          <table:table-cell table:style-name="Table140.A10" office:value-type="string">
            <text:p text:style-name="Table_20_Paragraph">puš</text:p>
          </table:table-cell>
          <table:table-cell table:style-name="Table140.A10" office:value-type="string">
            <text:p text:style-name="P3">پوش</text:p>
          </table:table-cell>
          <table:table-cell table:style-name="Table140.A10" office:value-type="string">
            <text:p text:style-name="Table_20_Paragraph">pušidan</text:p>
          </table:table-cell>
          <table:table-cell table:style-name="Table140.A10" office:value-type="string">
            <text:p text:style-name="P3">پوشيدن</text:p>
          </table:table-cell>
        </table:table-row>
        <table:table-row table:style-name="Table140.9">
          <table:table-cell table:style-name="Table140.A10" office:value-type="string">
            <text:p text:style-name="Table_20_Paragraph">платить, выполнять,</text:p>
            <text:p text:style-name="Table_20_Paragraph">украшать</text:p>
          </table:table-cell>
          <table:table-cell table:style-name="Table140.A10" office:value-type="string">
            <text:p text:style-name="Table_20_Paragraph">pardāz</text:p>
          </table:table-cell>
          <table:table-cell table:style-name="Table140.A10" office:value-type="string">
            <text:p text:style-name="P3">پرداز</text:p>
          </table:table-cell>
          <table:table-cell table:style-name="Table140.A10" office:value-type="string">
            <text:p text:style-name="Table_20_Paragraph">pardāxtan</text:p>
          </table:table-cell>
          <table:table-cell table:style-name="Table140.A10" office:value-type="string">
            <text:p text:style-name="P3">پرداختن</text:p>
          </table:table-cell>
        </table:table-row>
        <table:table-row table:style-name="Table140.9">
          <table:table-cell table:style-name="Table140.A10" office:value-type="string">
            <text:p text:style-name="Table_20_Paragraph">варить</text:p>
          </table:table-cell>
          <table:table-cell table:style-name="Table140.A10" office:value-type="string">
            <text:p text:style-name="Table_20_Paragraph">paz</text:p>
          </table:table-cell>
          <table:table-cell table:style-name="Table140.A10" office:value-type="string">
            <text:p text:style-name="P3">پز</text:p>
          </table:table-cell>
          <table:table-cell table:style-name="Table140.A10" office:value-type="string">
            <text:p text:style-name="Table_20_Paragraph">poxtan</text:p>
          </table:table-cell>
          <table:table-cell table:style-name="Table140.A10" office:value-type="string">
            <text:p text:style-name="P3">پختن</text:p>
          </table:table-cell>
        </table:table-row>
        <text:soft-page-break/>
        <table:table-row table:style-name="Table140.9">
          <table:table-cell table:style-name="Table140.A10" office:value-type="string">
            <text:p text:style-name="Table_20_Paragraph">спрашивать</text:p>
          </table:table-cell>
          <table:table-cell table:style-name="Table140.A10" office:value-type="string">
            <text:p text:style-name="Table_20_Paragraph">pors</text:p>
          </table:table-cell>
          <table:table-cell table:style-name="Table140.A10" office:value-type="string">
            <text:p text:style-name="P3">پرس</text:p>
          </table:table-cell>
          <table:table-cell table:style-name="Table140.A10" office:value-type="string">
            <text:p text:style-name="Table_20_Paragraph">porsidan</text:p>
          </table:table-cell>
          <table:table-cell table:style-name="Table140.A10" office:value-type="string">
            <text:p text:style-name="P3">پرسيدن</text:p>
          </table:table-cell>
        </table:table-row>
        <table:table-row table:style-name="Table140.9">
          <table:table-cell table:style-name="Table140.A10" office:value-type="string">
            <text:p text:style-name="Table_20_Paragraph">принимать</text:p>
          </table:table-cell>
          <table:table-cell table:style-name="Table140.A10" office:value-type="string">
            <text:p text:style-name="Table_20_Paragraph">pazir</text:p>
          </table:table-cell>
          <table:table-cell table:style-name="Table140.A10" office:value-type="string">
            <text:p text:style-name="P3">پذير</text:p>
          </table:table-cell>
          <table:table-cell table:style-name="Table140.A10" office:value-type="string">
            <text:p text:style-name="Table_20_Paragraph">paziroftan</text:p>
          </table:table-cell>
          <table:table-cell table:style-name="Table140.A10" office:value-type="string">
            <text:p text:style-name="P3">پذيرفتن</text:p>
          </table:table-cell>
        </table:table-row>
        <table:table-row table:style-name="Table140.9">
          <table:table-cell table:style-name="Table140.A10" office:value-type="string">
            <text:p text:style-name="Table_20_Paragraph">читать</text:p>
          </table:table-cell>
          <table:table-cell table:style-name="Table140.A10" office:value-type="string">
            <text:p text:style-name="Table_20_Paragraph">xān</text:p>
          </table:table-cell>
          <table:table-cell table:style-name="Table140.A10" office:value-type="string">
            <text:p text:style-name="P3">خوان</text:p>
          </table:table-cell>
          <table:table-cell table:style-name="Table140.A10" office:value-type="string">
            <text:p text:style-name="Table_20_Paragraph">xāndan</text:p>
          </table:table-cell>
          <table:table-cell table:style-name="Table140.A10" office:value-type="string">
            <text:p text:style-name="P3">خواندن</text:p>
          </table:table-cell>
        </table:table-row>
        <table:table-row table:style-name="Table140.9">
          <table:table-cell table:style-name="Table140.A10" office:value-type="string">
            <text:p text:style-name="Table_20_Paragraph">хотеть</text:p>
          </table:table-cell>
          <table:table-cell table:style-name="Table140.A10" office:value-type="string">
            <text:p text:style-name="Table_20_Paragraph">xāh</text:p>
          </table:table-cell>
          <table:table-cell table:style-name="Table140.A10" office:value-type="string">
            <text:p text:style-name="P3">خواه</text:p>
          </table:table-cell>
          <table:table-cell table:style-name="Table140.A10" office:value-type="string">
            <text:p text:style-name="Table_20_Paragraph">xāstan</text:p>
          </table:table-cell>
          <table:table-cell table:style-name="Table140.A10" office:value-type="string">
            <text:p text:style-name="P3">خواستن</text:p>
          </table:table-cell>
        </table:table-row>
        <table:table-row table:style-name="Table140.9">
          <table:table-cell table:style-name="Table140.A10" office:value-type="string">
            <text:p text:style-name="Table_20_Paragraph">покупать</text:p>
          </table:table-cell>
          <table:table-cell table:style-name="Table140.A10" office:value-type="string">
            <text:p text:style-name="Table_20_Paragraph">xar</text:p>
          </table:table-cell>
          <table:table-cell table:style-name="Table140.A10" office:value-type="string">
            <text:p text:style-name="P3">خر</text:p>
          </table:table-cell>
          <table:table-cell table:style-name="Table140.A10" office:value-type="string">
            <text:p text:style-name="Table_20_Paragraph">xaridan</text:p>
          </table:table-cell>
          <table:table-cell table:style-name="Table140.A10" office:value-type="string">
            <text:p text:style-name="P3">خريدن</text:p>
          </table:table-cell>
        </table:table-row>
        <table:table-row table:style-name="Table140.9">
          <table:table-cell table:style-name="Table140.A10" office:value-type="string">
            <text:p text:style-name="Table_20_Paragraph">есть</text:p>
          </table:table-cell>
          <table:table-cell table:style-name="Table140.A10" office:value-type="string">
            <text:p text:style-name="Table_20_Paragraph">xor</text:p>
          </table:table-cell>
          <table:table-cell table:style-name="Table140.A10" office:value-type="string">
            <text:p text:style-name="P3">خور</text:p>
          </table:table-cell>
          <table:table-cell table:style-name="Table140.A10" office:value-type="string">
            <text:p text:style-name="Table_20_Paragraph">xordan</text:p>
          </table:table-cell>
          <table:table-cell table:style-name="Table140.A10" office:value-type="string">
            <text:p text:style-name="P3">خوردن</text:p>
          </table:table-cell>
        </table:table-row>
        <table:table-row table:style-name="Table140.9">
          <table:table-cell table:style-name="Table140.A10" office:value-type="string">
            <text:p text:style-name="Table_20_Paragraph">спать</text:p>
          </table:table-cell>
          <table:table-cell table:style-name="Table140.A10" office:value-type="string">
            <text:p text:style-name="Table_20_Paragraph">xāb</text:p>
          </table:table-cell>
          <table:table-cell table:style-name="Table140.A10" office:value-type="string">
            <text:p text:style-name="P3">خواب</text:p>
          </table:table-cell>
          <table:table-cell table:style-name="Table140.A10" office:value-type="string">
            <text:p text:style-name="Table_20_Paragraph">xābidan</text:p>
          </table:table-cell>
          <table:table-cell table:style-name="Table140.A10" office:value-type="string">
            <text:p text:style-name="P3">خوابيدن</text:p>
          </table:table-cell>
        </table:table-row>
        <table:table-row table:style-name="Table140.9">
          <table:table-cell table:style-name="Table140.A10" office:value-type="string">
            <text:p text:style-name="Table_20_Paragraph">знать</text:p>
          </table:table-cell>
          <table:table-cell table:style-name="Table140.A10" office:value-type="string">
            <text:p text:style-name="Table_20_Paragraph">dān</text:p>
          </table:table-cell>
          <table:table-cell table:style-name="Table140.A10" office:value-type="string">
            <text:p text:style-name="P3">دان</text:p>
          </table:table-cell>
          <table:table-cell table:style-name="Table140.A10" office:value-type="string">
            <text:p text:style-name="Table_20_Paragraph">dānestan</text:p>
          </table:table-cell>
          <table:table-cell table:style-name="Table140.A10" office:value-type="string">
            <text:p text:style-name="P3">دانستن</text:p>
          </table:table-cell>
        </table:table-row>
        <table:table-row table:style-name="Table140.9">
          <table:table-cell table:style-name="Table140.A10" office:value-type="string">
            <text:p text:style-name="Table_20_Paragraph">иметь</text:p>
          </table:table-cell>
          <table:table-cell table:style-name="Table140.A10" office:value-type="string">
            <text:p text:style-name="Table_20_Paragraph">dār</text:p>
          </table:table-cell>
          <table:table-cell table:style-name="Table140.A10" office:value-type="string">
            <text:p text:style-name="P3">دار</text:p>
          </table:table-cell>
          <table:table-cell table:style-name="Table140.A10" office:value-type="string">
            <text:p text:style-name="Table_20_Paragraph">dāštan</text:p>
          </table:table-cell>
          <table:table-cell table:style-name="Table140.A10" office:value-type="string">
            <text:p text:style-name="P3">داشتن</text:p>
          </table:table-cell>
        </table:table-row>
        <table:table-row table:style-name="Table140.9">
          <table:table-cell table:style-name="Table140.A10" office:value-type="string">
            <text:p text:style-name="Table_20_Paragraph">давать</text:p>
          </table:table-cell>
          <table:table-cell table:style-name="Table140.A10" office:value-type="string">
            <text:p text:style-name="Table_20_Paragraph">dah</text:p>
          </table:table-cell>
          <table:table-cell table:style-name="Table140.A10" office:value-type="string">
            <text:p text:style-name="P3">ده</text:p>
          </table:table-cell>
          <table:table-cell table:style-name="Table140.A10" office:value-type="string">
            <text:p text:style-name="Table_20_Paragraph">dādan</text:p>
          </table:table-cell>
          <table:table-cell table:style-name="Table140.A10" office:value-type="string">
            <text:p text:style-name="P3">دادن</text:p>
          </table:table-cell>
        </table:table-row>
        <table:table-row table:style-name="Table140.9">
          <table:table-cell table:style-name="Table140.A10" office:value-type="string">
            <text:p text:style-name="Table_20_Paragraph">видеть</text:p>
          </table:table-cell>
          <table:table-cell table:style-name="Table140.A10" office:value-type="string">
            <text:p text:style-name="Table_20_Paragraph">bin</text:p>
          </table:table-cell>
          <table:table-cell table:style-name="Table140.A10" office:value-type="string">
            <text:p text:style-name="P3">بين</text:p>
          </table:table-cell>
          <table:table-cell table:style-name="Table140.A10" office:value-type="string">
            <text:p text:style-name="Table_20_Paragraph">didan</text:p>
          </table:table-cell>
          <table:table-cell table:style-name="Table140.A10" office:value-type="string">
            <text:p text:style-name="P3">ديدن</text:p>
          </table:table-cell>
        </table:table-row>
        <table:table-row table:style-name="Table140.9">
          <table:table-cell table:style-name="Table140.A10" office:value-type="string">
            <text:p text:style-name="Table_20_Paragraph">шить</text:p>
          </table:table-cell>
          <table:table-cell table:style-name="Table140.A10" office:value-type="string">
            <text:p text:style-name="Table_20_Paragraph">duz</text:p>
          </table:table-cell>
          <table:table-cell table:style-name="Table140.A10" office:value-type="string">
            <text:p text:style-name="P3">دوز</text:p>
          </table:table-cell>
          <table:table-cell table:style-name="Table140.A10" office:value-type="string">
            <text:p text:style-name="Table_20_Paragraph">duxtan</text:p>
          </table:table-cell>
          <table:table-cell table:style-name="Table140.A10" office:value-type="string">
            <text:p text:style-name="P3">دوختن</text:p>
          </table:table-cell>
        </table:table-row>
        <table:table-row table:style-name="Table140.9">
          <table:table-cell table:style-name="Table140.A10" office:value-type="string">
            <text:p text:style-name="Table_20_Paragraph">идти,</text:p>
            <text:p text:style-name="Table_20_Paragraph">уходить</text:p>
          </table:table-cell>
          <table:table-cell table:style-name="Table140.A10" office:value-type="string">
            <text:p text:style-name="Table_20_Paragraph">row/rav</text:p>
          </table:table-cell>
          <table:table-cell table:style-name="Table140.A10" office:value-type="string">
            <text:p text:style-name="P3">رو</text:p>
          </table:table-cell>
          <table:table-cell table:style-name="Table140.A10" office:value-type="string">
            <text:p text:style-name="Table_20_Paragraph">raftan</text:p>
          </table:table-cell>
          <table:table-cell table:style-name="Table140.A10" office:value-type="string">
            <text:p text:style-name="P3">رفتن</text:p>
          </table:table-cell>
        </table:table-row>
        <table:table-row table:style-name="Table140.9">
          <table:table-cell table:style-name="Table140.A10" office:value-type="string">
            <text:p text:style-name="Table_20_Paragraph">управлять</text:p>
          </table:table-cell>
          <table:table-cell table:style-name="Table140.A10" office:value-type="string">
            <text:p text:style-name="Table_20_Paragraph">rān</text:p>
          </table:table-cell>
          <table:table-cell table:style-name="Table140.A10" office:value-type="string">
            <text:p text:style-name="P3">ران</text:p>
          </table:table-cell>
          <table:table-cell table:style-name="Table140.A10" office:value-type="string">
            <text:p text:style-name="Table_20_Paragraph">rāndan</text:p>
          </table:table-cell>
          <table:table-cell table:style-name="Table140.A10" office:value-type="string">
            <text:p text:style-name="P3">راندن</text:p>
          </table:table-cell>
        </table:table-row>
        <table:table-row table:style-name="Table140.9">
          <table:table-cell table:style-name="Table140.A10" office:value-type="string">
            <text:p text:style-name="Table_20_Paragraph">производить</text:p>
          </table:table-cell>
          <table:table-cell table:style-name="Table140.A10" office:value-type="string">
            <text:p text:style-name="Table_20_Paragraph">sāz</text:p>
          </table:table-cell>
          <table:table-cell table:style-name="Table140.A10" office:value-type="string">
            <text:p text:style-name="P3">ساز</text:p>
          </table:table-cell>
          <table:table-cell table:style-name="Table140.A10" office:value-type="string">
            <text:p text:style-name="Table_20_Paragraph">sāxtan</text:p>
          </table:table-cell>
          <table:table-cell table:style-name="Table140.A10" office:value-type="string">
            <text:p text:style-name="P3">ساختن</text:p>
          </table:table-cell>
        </table:table-row>
        <table:table-row table:style-name="Table140.9">
          <table:table-cell table:style-name="Table140.A10" office:value-type="string">
            <text:p text:style-name="Table_20_Paragraph">считать</text:p>
          </table:table-cell>
          <table:table-cell table:style-name="Table140.A10" office:value-type="string">
            <text:p text:style-name="Table_20_Paragraph">šomār</text:p>
          </table:table-cell>
          <table:table-cell table:style-name="Table140.A10" office:value-type="string">
            <text:p text:style-name="P3">شمار</text:p>
          </table:table-cell>
          <table:table-cell table:style-name="Table140.A10" office:value-type="string">
            <text:p text:style-name="Table_20_Paragraph">šomordan</text:p>
          </table:table-cell>
          <table:table-cell table:style-name="Table140.A10" office:value-type="string">
            <text:p text:style-name="P3">شمردن</text:p>
          </table:table-cell>
        </table:table-row>
        <table:table-row table:style-name="Table140.9">
          <table:table-cell table:style-name="Table140.A10" office:value-type="string">
            <text:p text:style-name="Table_20_Paragraph">мыть</text:p>
          </table:table-cell>
          <table:table-cell table:style-name="Table140.A10" office:value-type="string">
            <text:p text:style-name="Table_20_Paragraph">šuy</text:p>
          </table:table-cell>
          <table:table-cell table:style-name="Table140.A10" office:value-type="string">
            <text:p text:style-name="P3">شوی</text:p>
          </table:table-cell>
          <table:table-cell table:style-name="Table140.A10" office:value-type="string">
            <text:p text:style-name="Table_20_Paragraph">šostan</text:p>
          </table:table-cell>
          <table:table-cell table:style-name="Table140.A10" office:value-type="string">
            <text:p text:style-name="P3">شستن</text:p>
          </table:table-cell>
        </table:table-row>
        <table:table-row table:style-name="Table140.9">
          <table:table-cell table:style-name="Table140.A10" office:value-type="string">
            <text:p text:style-name="Table_20_Paragraph">быть знакомым с кем-то или</text:p>
            <text:p text:style-name="Table_20_Paragraph">чем-то</text:p>
          </table:table-cell>
          <table:table-cell table:style-name="Table140.A10" office:value-type="string">
            <text:p text:style-name="Table_20_Paragraph">šenās</text:p>
          </table:table-cell>
          <table:table-cell table:style-name="Table140.A10" office:value-type="string">
            <text:p text:style-name="P3">شناس</text:p>
          </table:table-cell>
          <table:table-cell table:style-name="Table140.A10" office:value-type="string">
            <text:p text:style-name="Table_20_Paragraph">šenāxtan</text:p>
          </table:table-cell>
          <table:table-cell table:style-name="Table140.A10" office:value-type="string">
            <text:p text:style-name="P3">شناختن</text:p>
          </table:table-cell>
        </table:table-row>
        <table:table-row table:style-name="Table140.9">
          <table:table-cell table:style-name="Table140.A10" office:value-type="string">
            <text:p text:style-name="Table_20_Paragraph">слышать</text:p>
          </table:table-cell>
          <table:table-cell table:style-name="Table140.A10" office:value-type="string">
            <text:p text:style-name="Table_20_Paragraph">šenow/šenav</text:p>
          </table:table-cell>
          <table:table-cell table:style-name="Table140.A10" office:value-type="string">
            <text:p text:style-name="P3">شنو</text:p>
          </table:table-cell>
          <table:table-cell table:style-name="Table140.A10" office:value-type="string">
            <text:p text:style-name="Table_20_Paragraph">šenidan</text:p>
          </table:table-cell>
          <table:table-cell table:style-name="Table140.A10" office:value-type="string">
            <text:p text:style-name="P3">شنيدن</text:p>
          </table:table-cell>
        </table:table-row>
        <table:table-row table:style-name="Table140.9">
          <table:table-cell table:style-name="Table140.A10" office:value-type="string">
            <text:p text:style-name="Table_20_Paragraph">продавать</text:p>
          </table:table-cell>
          <table:table-cell table:style-name="Table140.A10" office:value-type="string">
            <text:p text:style-name="Table_20_Paragraph">foruš</text:p>
          </table:table-cell>
          <table:table-cell table:style-name="Table140.A10" office:value-type="string">
            <text:p text:style-name="P3">فروش</text:p>
          </table:table-cell>
          <table:table-cell table:style-name="Table140.A10" office:value-type="string">
            <text:p text:style-name="Table_20_Paragraph">foruxtan</text:p>
          </table:table-cell>
          <table:table-cell table:style-name="Table140.A10" office:value-type="string">
            <text:p text:style-name="P3">فروختن</text:p>
          </table:table-cell>
        </table:table-row>
        <table:table-row table:style-name="Table140.9">
          <table:table-cell table:style-name="Table140.A10" office:value-type="string">
            <text:p text:style-name="Table_20_Paragraph">отправлять</text:p>
          </table:table-cell>
          <table:table-cell table:style-name="Table140.A10" office:value-type="string">
            <text:p text:style-name="Table_20_Paragraph">ferest</text:p>
          </table:table-cell>
          <table:table-cell table:style-name="Table140.A10" office:value-type="string">
            <text:p text:style-name="P3">فرست</text:p>
          </table:table-cell>
          <table:table-cell table:style-name="Table140.A10" office:value-type="string">
            <text:p text:style-name="Table_20_Paragraph">ferestādan</text:p>
          </table:table-cell>
          <table:table-cell table:style-name="Table140.A10" office:value-type="string">
            <text:p text:style-name="P3">فرستادن</text:p>
          </table:table-cell>
        </table:table-row>
        <table:table-row table:style-name="Table140.9">
          <table:table-cell table:style-name="Table140.A10" office:value-type="string">
            <text:p text:style-name="Table_20_Paragraph">Вежл.</text:p>
            <text:p text:style-name="Table_20_Paragraph">сказать, изволить</text:p>
          </table:table-cell>
          <table:table-cell table:style-name="Table140.A10" office:value-type="string">
            <text:p text:style-name="Table_20_Paragraph">farmā</text:p>
          </table:table-cell>
          <table:table-cell table:style-name="Table140.A10" office:value-type="string">
            <text:p text:style-name="P3">فرما)ی(</text:p>
          </table:table-cell>
          <table:table-cell table:style-name="Table140.A10" office:value-type="string">
            <text:p text:style-name="Table_20_Paragraph">farmudan</text:p>
          </table:table-cell>
          <table:table-cell table:style-name="Table140.A10" office:value-type="string">
            <text:p text:style-name="P3">فرمودن</text:p>
          </table:table-cell>
        </table:table-row>
        <table:table-row table:style-name="Table140.9">
          <table:table-cell table:style-name="Table140.A10" office:value-type="string">
            <text:p text:style-name="Table_20_Paragraph">гулять</text:p>
          </table:table-cell>
          <table:table-cell table:style-name="Table140.A10" office:value-type="string">
            <text:p text:style-name="Table_20_Paragraph">gard</text:p>
          </table:table-cell>
          <table:table-cell table:style-name="Table140.A10" office:value-type="string">
            <text:p text:style-name="P3">گرد</text:p>
          </table:table-cell>
          <table:table-cell table:style-name="Table140.A10" office:value-type="string">
            <text:p text:style-name="Table_20_Paragraph">gaštan</text:p>
          </table:table-cell>
          <table:table-cell table:style-name="Table140.A10" office:value-type="string">
            <text:p text:style-name="P3">گشتن</text:p>
          </table:table-cell>
        </table:table-row>
        <table:table-row table:style-name="Table140.9">
          <table:table-cell table:style-name="Table140.A10" office:value-type="string">
            <text:p text:style-name="Table_20_Paragraph">взять</text:p>
          </table:table-cell>
          <table:table-cell table:style-name="Table140.A10" office:value-type="string">
            <text:p text:style-name="Table_20_Paragraph">gir</text:p>
          </table:table-cell>
          <table:table-cell table:style-name="Table140.A10" office:value-type="string">
            <text:p text:style-name="P3">گير</text:p>
          </table:table-cell>
          <table:table-cell table:style-name="Table140.A10" office:value-type="string">
            <text:p text:style-name="Table_20_Paragraph">gereftan</text:p>
          </table:table-cell>
          <table:table-cell table:style-name="Table140.A10" office:value-type="string">
            <text:p text:style-name="P7">گرفتن</text:p>
          </table:table-cell>
        </table:table-row>
        <table:table-row table:style-name="Table140.9">
          <table:table-cell table:style-name="Table140.A10" office:value-type="string">
            <text:p text:style-name="Table_20_Paragraph">говорить</text:p>
          </table:table-cell>
          <table:table-cell table:style-name="Table140.A10" office:value-type="string">
            <text:p text:style-name="Table_20_Paragraph">gu</text:p>
          </table:table-cell>
          <table:table-cell table:style-name="Table140.A10" office:value-type="string">
            <text:p text:style-name="P3">گو</text:p>
          </table:table-cell>
          <table:table-cell table:style-name="Table140.A10" office:value-type="string">
            <text:p text:style-name="Table_20_Paragraph">goftan</text:p>
          </table:table-cell>
          <table:table-cell table:style-name="Table140.A10" office:value-type="string">
            <text:p text:style-name="P3">گفتن</text:p>
          </table:table-cell>
        </table:table-row>
        <table:table-row table:style-name="Table140.9">
          <table:table-cell table:style-name="Table140.A10" office:value-type="string">
            <text:p text:style-name="Table_20_Paragraph">проходить</text:p>
          </table:table-cell>
          <table:table-cell table:style-name="Table140.A10" office:value-type="string">
            <text:p text:style-name="Table_20_Paragraph">gozar</text:p>
          </table:table-cell>
          <table:table-cell table:style-name="Table140.A10" office:value-type="string">
            <text:p text:style-name="P3">گذر</text:p>
          </table:table-cell>
          <table:table-cell table:style-name="Table140.A10" office:value-type="string">
            <text:p text:style-name="Table_20_Paragraph">gozaštan</text:p>
          </table:table-cell>
          <table:table-cell table:style-name="Table140.A10" office:value-type="string">
            <text:p text:style-name="P3">گذشتن</text:p>
          </table:table-cell>
        </table:table-row>
        <table:table-row table:style-name="Table140.9">
          <table:table-cell table:style-name="Table140.A10" office:value-type="string">
            <text:p text:style-name="Table_20_Paragraph">ставить</text:p>
          </table:table-cell>
          <table:table-cell table:style-name="Table140.A10" office:value-type="string">
            <text:p text:style-name="Table_20_Paragraph">gozār</text:p>
          </table:table-cell>
          <table:table-cell table:style-name="Table140.A10" office:value-type="string">
            <text:p text:style-name="P3">گذار</text:p>
          </table:table-cell>
          <table:table-cell table:style-name="Table140.A10" office:value-type="string">
            <text:p text:style-name="Table_20_Paragraph">gozāštan</text:p>
          </table:table-cell>
          <table:table-cell table:style-name="Table140.A10" office:value-type="string">
            <text:p text:style-name="P3">گذاشتن</text:p>
          </table:table-cell>
        </table:table-row>
        <table:table-row table:style-name="Table140.9">
          <table:table-cell table:style-name="Table140.A10" office:value-type="string">
            <text:p text:style-name="Table_20_Paragraph">оставаться</text:p>
          </table:table-cell>
          <table:table-cell table:style-name="Table140.A10" office:value-type="string">
            <text:p text:style-name="Table_20_Paragraph">mān</text:p>
          </table:table-cell>
          <table:table-cell table:style-name="Table140.A10" office:value-type="string">
            <text:p text:style-name="P3">مان</text:p>
          </table:table-cell>
          <table:table-cell table:style-name="Table140.A10" office:value-type="string">
            <text:p text:style-name="Table_20_Paragraph">māndan</text:p>
          </table:table-cell>
          <table:table-cell table:style-name="Table140.A10" office:value-type="string">
            <text:p text:style-name="P3">ماندن</text:p>
          </table:table-cell>
        </table:table-row>
        <table:table-row table:style-name="Table140.9">
          <table:table-cell table:style-name="Table140.A10" office:value-type="string">
            <text:p text:style-name="Table_20_Paragraph">сидеть</text:p>
          </table:table-cell>
          <table:table-cell table:style-name="Table140.A10" office:value-type="string">
            <text:p text:style-name="Table_20_Paragraph">nešin</text:p>
          </table:table-cell>
          <table:table-cell table:style-name="Table140.A10" office:value-type="string">
            <text:p text:style-name="P3">نشين</text:p>
          </table:table-cell>
          <table:table-cell table:style-name="Table140.A10" office:value-type="string">
            <text:p text:style-name="Table_20_Paragraph">nešastan</text:p>
          </table:table-cell>
          <table:table-cell table:style-name="Table140.A10" office:value-type="string">
            <text:p text:style-name="P3">نشستن</text:p>
          </table:table-cell>
        </table:table-row>
        <table:table-row table:style-name="Table140.9">
          <table:table-cell table:style-name="Table140.A10" office:value-type="string">
            <text:p text:style-name="Table_20_Paragraph">писать</text:p>
          </table:table-cell>
          <table:table-cell table:style-name="Table140.A10" office:value-type="string">
            <text:p text:style-name="Table_20_Paragraph">nevis</text:p>
          </table:table-cell>
          <table:table-cell table:style-name="Table140.A10" office:value-type="string">
            <text:p text:style-name="P3">نويس</text:p>
          </table:table-cell>
          <table:table-cell table:style-name="Table140.A10" office:value-type="string">
            <text:p text:style-name="Table_20_Paragraph">neveštan</text:p>
          </table:table-cell>
          <table:table-cell table:style-name="Table140.A10" office:value-type="string">
            <text:p text:style-name="P3">نوشتن</text:p>
          </table:table-cell>
        </table:table-row>
        <table:table-row table:style-name="Table140.9">
          <table:table-cell table:style-name="Table140.A10" office:value-type="string">
            <text:p text:style-name="Table_20_Paragraph">находить</text:p>
          </table:table-cell>
          <table:table-cell table:style-name="Table140.A10" office:value-type="string">
            <text:p text:style-name="Table_20_Paragraph">yāb</text:p>
          </table:table-cell>
          <table:table-cell table:style-name="Table140.A10" office:value-type="string">
            <text:p text:style-name="P3">ياب</text:p>
          </table:table-cell>
          <table:table-cell table:style-name="Table140.A10" office:value-type="string">
            <text:p text:style-name="Table_20_Paragraph">yāftan</text:p>
          </table:table-cell>
          <table:table-cell table:style-name="Table140.A10" office:value-type="string">
            <text:p text:style-name="P8">يافتن</text:p>
          </table:table-cell>
        </table:table-row>
      </table:table>
      <text:h text:style-name="Heading_20_3" text:outline-level="3">Еще два важных глагола</text:h>
      <table:table table:name="Table143" table:style-name="Table143">
        <table:table-column table:style-name="Table143.A"/>
        <table:table-column table:style-name="Table143.B"/>
        <table:table-column table:style-name="Table143.C"/>
        <table:table-column table:style-name="Table143.D"/>
        <table:table-column table:style-name="Table143.E"/>
        <table:table-row table:style-name="Table143.1">
          <table:table-cell table:style-name="Table143.A1" office:value-type="string">
            <text:p text:style-name="Table_20_Paragraph">делать</text:p>
          </table:table-cell>
          <table:table-cell table:style-name="Table143.A1" office:value-type="string">
            <text:p text:style-name="Table_20_Paragraph">kon</text:p>
          </table:table-cell>
          <table:table-cell table:style-name="Table143.A1" office:value-type="string">
            <text:p text:style-name="P2">کن</text:p>
          </table:table-cell>
          <table:table-cell table:style-name="Table143.A1" office:value-type="string">
            <text:p text:style-name="Table_20_Paragraph">kardan</text:p>
          </table:table-cell>
          <table:table-cell table:style-name="Table143.A1" office:value-type="string">
            <text:p text:style-name="P2">کردن</text:p>
          </table:table-cell>
        </table:table-row>
        <table:table-row table:style-name="Table143.2">
          <table:table-cell table:style-name="Table143.A1" office:value-type="string">
            <text:p text:style-name="Table_20_Paragraph">становиться</text:p>
          </table:table-cell>
          <table:table-cell table:style-name="Table143.A1" office:value-type="string">
            <text:p text:style-name="Table_20_Paragraph">šow/šav</text:p>
          </table:table-cell>
          <table:table-cell table:style-name="Table143.A1" office:value-type="string">
            <text:p text:style-name="P2">شو</text:p>
          </table:table-cell>
          <table:table-cell table:style-name="Table143.A1" office:value-type="string">
            <text:p text:style-name="Table_20_Paragraph">šodan</text:p>
          </table:table-cell>
          <table:table-cell table:style-name="Table143.A1" office:value-type="string">
            <text:p text:style-name="P2">شدن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lack1" svg:font-family="'Lato Black'" style:font-adornments="Black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00%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01in" fo:margin-bottom="0in" loext:contextual-spacing="false" fo:text-indent="0in" style:auto-text-indent="false" style:writing-mode="page"/>
      <style:text-properties fo:font-size="95%" fo:font-weight="normal" style:font-size-asian="130%" style:font-weight-asian="bold" style:font-size-complex="130%" style:font-weight-complex="600"/>
    </style:style>
    <style:style style:name="Table_20_Paragraph" style:display-name="Table Paragraph" style:family="paragraph" style:parent-style-name="Standard" style:default-outline-level="">
      <style:paragraph-properties fo:margin-left="0.0744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2091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Heading_20_2" style:display-name="Heading 2" style:family="paragraph" style:parent-style-name="Standard" style:default-outline-level="3" style:list-style-name="" style:class="text">
      <style:paragraph-properties fo:margin-left="0.4965in" fo:margin-right="0.6083in" fo:margin-top="0.1583in" fo:margin-bottom="0in" loext:contextual-spacing="false" fo:text-align="center" style:justify-single-word="false" fo:text-indent="0in" style:auto-text-indent="false"/>
      <style:text-properties style:font-name="Times New Roman1" fo:font-family="'Times New Roman'" style:font-family-generic="roman" style:font-pitch="variable" fo:font-size="24pt" fo:font-weight="bold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ListLabel_20_4" style:display-name="ListLabel 4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3" style:display-name="ListLabel 3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2" style:display-name="ListLabel 2" style:family="text">
      <style:text-properties fo:font-size="12pt" style:font-name-asian="Times New Roman2" style:font-family-asian="'Times New Roman'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1" style:display-name="ListLabel 1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text:style-name="ListLabel_20_4" style:num-suffix="*" text:bullet-char="*">
        <style:list-level-properties text:list-level-position-and-space-mode="label-alignment">
          <style:list-level-label-alignment text:label-followed-by="listtab" fo:text-indent="-0.1681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1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1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1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1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1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1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1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1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—" text:bullet-char="—">
        <style:list-level-properties text:list-level-position-and-space-mode="label-alignment">
          <style:list-level-label-alignment text:label-followed-by="listtab" fo:text-indent="-0.2783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0327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17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17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17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17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17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17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17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409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09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09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09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09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09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09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09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09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2">
          <style:column style:rel-width="7285*" fo:start-indent="0in" fo:end-indent="0in"/>
          <style:column style:rel-width="728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599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</office:automatic-styles>
  <office:master-styles>
    <style:master-page style:name="Standard" style:page-layout-name="Mpm1"/>
    <style:master-page style:name="Converted114" style:page-layout-name="Mpm2">
      <style:footer>
        <text:p text:style-name="Footer"/>
      </style:footer>
    </style:master-page>
    <style:master-page style:name="Converted116" style:page-layout-name="Mpm2">
      <style:footer>
        <text:p text:style-name="Footer"/>
      </style:footer>
    </style:master-page>
    <style:master-page style:name="Converted117" style:page-layout-name="Mpm2">
      <style:footer>
        <text:p text:style-name="Footer"/>
      </style:footer>
    </style:master-page>
    <style:master-page style:name="Converted120" style:page-layout-name="Mpm3">
      <style:footer>
        <text:p text:style-name="Footer"/>
      </style:footer>
    </style:master-page>
    <style:master-page style:name="Converted121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8-02T07:14:17.599105437</dc:date>
    <meta:editing-duration>PT1H43M51S</meta:editing-duration>
    <meta:editing-cycles>36</meta:editing-cycles>
    <meta:print-date>2018-06-19T09:47:48.531191506</meta:print-date>
    <meta:document-statistic meta:table-count="28" meta:image-count="0" meta:object-count="0" meta:page-count="12" meta:paragraph-count="997" meta:word-count="3265" meta:character-count="22425" meta:non-whitespace-character-count="19859"/>
  </office:meta>
</office:document-meta>
</file>